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</style:style>
    <style:style style:name="ce3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end" fo:margin-right="0cm"/>
    </style:style>
    <style:style style:name="ce3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/>
    </style:style>
    <style:style style:name="ce38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42" style:family="table-cell" style:parent-style-name="Default" style:data-style-name="N3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43" style:family="table-cell" style:parent-style-name="Default" style:data-style-name="N3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2.45pt" style:use-optimal-row-height="false" fo:break-before="auto"/>
    </style:style>
    <style:style style:name="ro5" style:family="table-row">
      <style:table-row-properties style:row-height="30.6pt" style:use-optimal-row-height="false" fo:break-before="auto"/>
    </style:style>
    <style:style style:name="ro6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pril_2025.E2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April_2025.E5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April_2025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pril_2025.G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April_2025.G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7" style:base-cell-address="April_2025.T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7" style:base-cell-address="April_2025.U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April_2025.Y2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Y5])))" style:apply-style-name="cf7" style:base-cell-address="April_2025.Y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May_2025.E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y_2025.E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May_2025.F5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y_2025.G2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May_2025.G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y_2025.E2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Y5])))" style:apply-style-name="cf7" style:base-cell-address="May_2025.Y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7" style:base-cell-address="May_2025.T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7" style:base-cell-address="May_2025.U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7" style:base-cell-address="June_2025.E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ne_2025.E2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7" style:base-cell-address="June_2025.F5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ne_2025.G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7" style:base-cell-address="June_2025.G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ne_2025.E2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Y5])))" style:apply-style-name="cf7" style:base-cell-address="June_2025.Y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7" style:base-cell-address="June_2025.T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7" style:base-cell-address="June_2025.U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ly_2025.E2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6" style:base-cell-address="July_2025.E5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6" style:base-cell-address="July_2025.G5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ly_2025.G2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ly_2025.E2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5]));ISBLANK([.E5])))" style:apply-style-name="cf6" style:base-cell-address="July_2025.E5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9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9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9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9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10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10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11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11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11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1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2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2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3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3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3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4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4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5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5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5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Feb_2026.T2"/>
    </style:style>
    <style:style style:name="ce15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6" style:base-cell-address="Feb_2026.U3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Feb_2026.U2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6" style:base-cell-address="Feb_2026.T3"/>
    </style:style>
    <style:style style:name="ce1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Feb_2026.E2"/>
    </style:style>
    <style:style style:name="ce16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6" style:base-cell-address="Feb_2026.Y3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6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name="ce1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9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2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5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44">
            <text:p>Attorney General's Departments</text:p>
          </table:table-cell>
          <table:table-cell office:value-type="float" office:value="7" table:content-validation-name="val5" table:style-name="ce47">
            <text:p>7.00</text:p>
          </table:table-cell>
          <table:table-cell office:value-type="float" office:value="7" table:content-validation-name="val8" table:style-name="ce48">
            <text:p>7.00</text:p>
          </table:table-cell>
          <table:table-cell office:value-type="float" office:value="4" table:content-validation-name="val5" table:style-name="ce47">
            <text:p>4.00</text:p>
          </table:table-cell>
          <table:table-cell office:value-type="float" office:value="4" table:content-validation-name="val8" table:style-name="ce48">
            <text:p>4.00</text:p>
          </table:table-cell>
          <table:table-cell office:value-type="float" office:value="16" table:content-validation-name="val5" table:style-name="ce47">
            <text:p>16.00</text:p>
          </table:table-cell>
          <table:table-cell office:value-type="float" office:value="15.833333333333334" table:content-validation-name="val8" table:style-name="ce48">
            <text:p>15.83</text:p>
          </table:table-cell>
          <table:table-cell office:value-type="float" office:value="24" table:content-validation-name="val5" table:style-name="ce47">
            <text:p>24.00</text:p>
          </table:table-cell>
          <table:table-cell office:value-type="float" office:value="23.864864864864863" table:content-validation-name="val8" table:style-name="ce48">
            <text:p>23.86</text:p>
          </table:table-cell>
          <table:table-cell office:value-type="float" office:value="5" table:content-validation-name="val5" table:style-name="ce47">
            <text:p>5.00</text:p>
          </table:table-cell>
          <table:table-cell office:value-type="float" office:value="5" table:content-validation-name="val8" table:style-name="ce48">
            <text:p>5.00</text:p>
          </table:table-cell>
          <table:table-cell office:value-type="float" office:value="0" table:content-validation-name="val5" table:style-name="ce47">
            <text:p>0.0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56" table:formula="of:=SUM([.F2];[.H2];[.J2];[.L2];[.N2];[.P2])" table:content-validation-name="val2" table:style-name="ce10">
            <text:p>56</text:p>
          </table:table-cell>
          <table:table-cell office:value-type="float" office:value="55.698198198198199" table:formula="of:=SUM([.G2];[.I2];[.K2];[.M2];[.O2];[.Q2])" table:content-validation-name="val2" table:style-name="ce10">
            <text:p>56</text:p>
          </table:table-cell>
          <table:table-cell office:value-type="float" office:value="0" table:content-validation-name="val6" table:style-name="ce51">
            <text:p>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0" table:content-validation-name="val6" table:style-name="ce51">
            <text:p>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0" table:content-validation-name="val7" table:style-name="ce53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56" table:formula="of:=[.R2]+[.Z2]" table:content-validation-name="val2" table:style-name="ce14">
            <text:p>56</text:p>
          </table:table-cell>
          <table:table-cell office:value-type="float" office:value="55.698198198198199" table:formula="of:=[.S2]+[.AA2]" table:content-validation-name="val2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44">
            <text:p>Attorney General's Departments</text:p>
          </table:table-cell>
          <table:table-cell office:value-type="float" office:value="41" table:content-validation-name="val5" table:style-name="ce47">
            <text:p>41.00</text:p>
          </table:table-cell>
          <table:table-cell office:value-type="float" office:value="37.995345345345342" table:content-validation-name="val8" table:style-name="ce48">
            <text:p>38.00</text:p>
          </table:table-cell>
          <table:table-cell office:value-type="float" office:value="422" table:content-validation-name="val5" table:style-name="ce47">
            <text:p>422.00</text:p>
          </table:table-cell>
          <table:table-cell office:value-type="float" office:value="410.80412912912919" table:content-validation-name="val8" table:style-name="ce48">
            <text:p>410.80</text:p>
          </table:table-cell>
          <table:table-cell office:value-type="float" office:value="354" table:content-validation-name="val5" table:style-name="ce47">
            <text:p>354.00</text:p>
          </table:table-cell>
          <table:table-cell office:value-type="float" office:value="345.86579794079807" table:content-validation-name="val8" table:style-name="ce48">
            <text:p>345.87</text:p>
          </table:table-cell>
          <table:table-cell office:value-type="float" office:value="2128" table:content-validation-name="val5" table:style-name="ce47">
            <text:p>2128.00</text:p>
          </table:table-cell>
          <table:table-cell office:value-type="float" office:value="1964.2248498498441" table:content-validation-name="val8" table:style-name="ce48">
            <text:p>1964.22</text:p>
          </table:table-cell>
          <table:table-cell office:value-type="float" office:value="238" table:content-validation-name="val5" table:style-name="ce47">
            <text:p>238.00</text:p>
          </table:table-cell>
          <table:table-cell office:value-type="float" office:value="222.89756756756751" table:content-validation-name="val8" table:style-name="ce48">
            <text:p>222.90</text:p>
          </table:table-cell>
          <table:table-cell office:value-type="float" office:value="0" table:content-validation-name="val5" table:style-name="ce47">
            <text:p>0.0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3183" table:formula="of:=SUM([.F3];[.H3];[.J3];[.L3];[.N3];[.P3])" table:content-validation-name="val2" table:style-name="ce10">
            <text:p>3,183</text:p>
          </table:table-cell>
          <table:table-cell office:value-type="float" office:value="2981.787689832684" table:formula="of:=SUM([.G3];[.I3];[.K3];[.M3];[.O3];[.Q3])" table:content-validation-name="val2" table:style-name="ce10">
            <text:p>2,982</text:p>
          </table:table-cell>
          <table:table-cell office:value-type="float" office:value="107" table:content-validation-name="val6" table:style-name="ce51">
            <text:p>107</text:p>
          </table:table-cell>
          <table:table-cell office:value-type="float" office:value="105.34726433750824" table:content-validation-name="val8" table:style-name="ce48">
            <text:p>105.35</text:p>
          </table:table-cell>
          <table:table-cell office:value-type="float" office:value="283" table:content-validation-name="val6" table:style-name="ce51">
            <text:p>283</text:p>
          </table:table-cell>
          <table:table-cell office:value-type="float" office:value="280.25135135135133" table:content-validation-name="val8" table:style-name="ce48">
            <text:p>280.25</text:p>
          </table:table-cell>
          <table:table-cell office:value-type="float" office:value="0" table:content-validation-name="val8" table:style-name="ce9">
            <text:p>0.00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3573" table:formula="of:=[.R3]+[.Z3]" table:content-validation-name="val2" table:style-name="ce14">
            <text:p>3,573</text:p>
          </table:table-cell>
          <table:table-cell office:value-type="float" office:value="3367.3863055215434" table:formula="of:=[.S3]+[.AA3]" table:content-validation-name="val2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44">
            <text:p>Attorney General's Departments</text:p>
          </table:table-cell>
          <table:table-cell office:value-type="float" office:value="2" table:content-validation-name="val5" table:style-name="ce47">
            <text:p>2.00</text:p>
          </table:table-cell>
          <table:table-cell office:value-type="float" office:value="2" table:content-validation-name="val8" table:style-name="ce48">
            <text:p>2.00</text:p>
          </table:table-cell>
          <table:table-cell office:value-type="float" office:value="1" table:content-validation-name="val5" table:style-name="ce47">
            <text:p>1.00</text:p>
          </table:table-cell>
          <table:table-cell office:value-type="float" office:value="1" table:content-validation-name="val8" table:style-name="ce48">
            <text:p>1.00</text:p>
          </table:table-cell>
          <table:table-cell office:value-type="float" office:value="1" table:content-validation-name="val5" table:style-name="ce47">
            <text:p>1.00</text:p>
          </table:table-cell>
          <table:table-cell office:value-type="float" office:value="1" table:content-validation-name="val8" table:style-name="ce48">
            <text:p>1.00</text:p>
          </table:table-cell>
          <table:table-cell office:value-type="float" office:value="19" table:content-validation-name="val5" table:style-name="ce47">
            <text:p>19.00</text:p>
          </table:table-cell>
          <table:table-cell office:value-type="float" office:value="18.659459459459462" table:content-validation-name="val8" table:style-name="ce48">
            <text:p>18.66</text:p>
          </table:table-cell>
          <table:table-cell office:value-type="float" office:value="2" table:content-validation-name="val5" table:style-name="ce47">
            <text:p>2.00</text:p>
          </table:table-cell>
          <table:table-cell office:value-type="float" office:value="2" table:content-validation-name="val8" table:style-name="ce48">
            <text:p>2.00</text:p>
          </table:table-cell>
          <table:table-cell office:value-type="float" office:value="0" table:content-validation-name="val5" table:style-name="ce47">
            <text:p>0.0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25" table:formula="of:=SUM([.F4];[.H4];[.J4];[.L4];[.N4];[.P4])" table:content-validation-name="val2" table:style-name="ce10">
            <text:p>25</text:p>
          </table:table-cell>
          <table:table-cell office:value-type="float" office:value="24.659459459459462" table:formula="of:=SUM([.G4];[.I4];[.K4];[.M4];[.O4];[.Q4])" table:content-validation-name="val2" table:style-name="ce10">
            <text:p>25</text:p>
          </table:table-cell>
          <table:table-cell office:value-type="float" office:value="0" table:content-validation-name="val6" table:style-name="ce51">
            <text:p>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0" table:content-validation-name="val6" table:style-name="ce51">
            <text:p>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0" table:content-validation-name="val8" table:style-name="ce48">
            <text:p>0.00</text:p>
          </table:table-cell>
          <table:table-cell office:value-type="float" office:value="0" table:content-validation-name="val7" table:style-name="ce53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25" table:formula="of:=[.R4]+[.Z4]" table:content-validation-name="val2" table:style-name="ce14">
            <text:p>25</text:p>
          </table:table-cell>
          <table:table-cell office:value-type="float" office:value="24.659459459459462" table:formula="of:=[.S4]+[.AA4]" table:content-validation-name="val2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style-name="ro2">
          <table:table-cell office:value-type="float" office:value="2025" table:style-name="ce38">
            <text:p>2025</text:p>
          </table:table-cell>
          <table:table-cell office:value-type="string" table:style-name="ce38">
            <text:p>April</text:p>
          </table:table-cell>
          <table:table-cell office:value-type="string" table:style-name="ce39">
            <text:p>Crown Prosecution Service</text:p>
          </table:table-cell>
          <table:table-cell office:value-type="string" table:style-name="ce39">
            <text:p>Non-Ministerial Department</text:p>
          </table:table-cell>
          <table:table-cell office:value-type="string" table:style-name="ce45">
            <text:p>Attorney General's Departments</text:p>
          </table:table-cell>
          <table:table-cell office:value-type="float" office:value="1520" table:content-validation-name="val5" table:style-name="ce46">
            <text:p>1520.00</text:p>
          </table:table-cell>
          <table:table-cell office:value-type="float" office:value="1397.7961875661993" table:content-validation-name="val8" table:style-name="ce49">
            <text:p>1397.80</text:p>
          </table:table-cell>
          <table:table-cell office:value-type="float" office:value="1625" table:content-validation-name="val5" table:style-name="ce46">
            <text:p>1625.00</text:p>
          </table:table-cell>
          <table:table-cell office:value-type="float" office:value="1519.9843303160997" table:content-validation-name="val8" table:style-name="ce49">
            <text:p>1519.98</text:p>
          </table:table-cell>
          <table:table-cell office:value-type="float" office:value="1148" table:content-validation-name="val5" table:style-name="ce46">
            <text:p>1148.00</text:p>
          </table:table-cell>
          <table:table-cell office:value-type="float" office:value="1106.3518783778993" table:content-validation-name="val8" table:style-name="ce49">
            <text:p>1106.35</text:p>
          </table:table-cell>
          <table:table-cell office:value-type="float" office:value="3198" table:content-validation-name="val5" table:style-name="ce46">
            <text:p>3198.00</text:p>
          </table:table-cell>
          <table:table-cell office:value-type="float" office:value="2969.7400097278023" table:content-validation-name="val8" table:style-name="ce49">
            <text:p>2969.74</text:p>
          </table:table-cell>
          <table:table-cell office:value-type="float" office:value="101" table:content-validation-name="val5" table:style-name="ce46">
            <text:p>101.00</text:p>
          </table:table-cell>
          <table:table-cell office:value-type="float" office:value="99.408108108099995" table:content-validation-name="val8" table:style-name="ce49">
            <text:p>99.41</text:p>
          </table:table-cell>
          <table:table-cell office:value-type="float" office:value="0" table:content-validation-name="val5" table:style-name="ce46">
            <text:p>0.00</text:p>
          </table:table-cell>
          <table:table-cell office:value-type="float" office:value="0" table:content-validation-name="val8" table:style-name="ce49">
            <text:p>0.00</text:p>
          </table:table-cell>
          <table:table-cell office:value-type="float" office:value="7592" table:formula="of:=SUM([.F5];[.H5];[.J5];[.L5];[.N5];[.P5])" table:content-validation-name="val2" table:style-name="ce10">
            <text:p>7,592</text:p>
          </table:table-cell>
          <table:table-cell office:value-type="float" office:value="7093.2805140961009" table:formula="of:=SUM([.G5];[.I5];[.K5];[.M5];[.O5];[.Q5])" table:content-validation-name="val2" table:style-name="ce10">
            <text:p>7,093</text:p>
          </table:table-cell>
          <table:table-cell office:value-type="float" office:value="1" table:content-validation-name="val6" table:style-name="ce50">
            <text:p>1</text:p>
          </table:table-cell>
          <table:table-cell office:value-type="float" office:value="1" table:content-validation-name="val8" table:style-name="ce52">
            <text:p>1.00</text:p>
          </table:table-cell>
          <table:table-cell office:value-type="float" office:value="9" table:content-validation-name="val6" table:style-name="ce50">
            <text:p>9</text:p>
          </table:table-cell>
          <table:table-cell office:value-type="float" office:value="9" table:content-validation-name="val8" table:style-name="ce52">
            <text:p>9.00</text:p>
          </table:table-cell>
          <table:table-cell office:value-type="float" office:value="0" table:content-validation-name="val8" table:style-name="ce52">
            <text:p>0.00</text:p>
          </table:table-cell>
          <table:table-cell office:value-type="float" office:value="0" table:content-validation-name="val7" table:style-name="ce54">
            <text:p>0.00</text:p>
          </table:table-cell>
          <table:table-cell office:value-type="float" office:value="10" table:formula="of:=SUM([.T5];[.V5];[.X5])" table:style-name="ce12">
            <text:p>10</text:p>
          </table:table-cell>
          <table:table-cell office:value-type="float" office:value="10" table:formula="of:=SUM([.U5];[.W5];[.Y5])" table:style-name="ce12">
            <text:p>1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7602" table:formula="of:=[.R5]+[.Z5]" table:content-validation-name="val2" table:style-name="ce14">
            <text:p>7,602</text:p>
          </table:table-cell>
          <table:table-cell office:value-type="float" office:value="7103.2805140961009" table:formula="of:=[.S5]+[.AA5]" table:content-validation-name="val2" table:style-name="ce14">
            <text:p>7,103</text:p>
          </table:table-cell>
          <table:table-cell office:value-type="currency" office:value="27434341.720000949" table:content-validation-name="val3" table:style-name="ce42">
            <text:p>£27,434,341.72</text:p>
          </table:table-cell>
          <table:table-cell office:value-type="currency" office:value="467830.30000000034" table:content-validation-name="val3" table:style-name="ce42">
            <text:p>£467,830.30</text:p>
          </table:table-cell>
          <table:table-cell office:value-type="currency" office:value="188" table:content-validation-name="val3" table:style-name="ce42">
            <text:p>£188.00</text:p>
          </table:table-cell>
          <table:table-cell office:value-type="currency" office:value="173402.69" table:content-validation-name="val3" table:style-name="ce42">
            <text:p>£173,402.69</text:p>
          </table:table-cell>
          <table:table-cell office:value-type="currency" office:value="8037049.0499999952" table:content-validation-name="val3" table:style-name="ce42">
            <text:p>£8,037,049.05</text:p>
          </table:table-cell>
          <table:table-cell office:value-type="currency" office:value="3885609.180000043" table:content-validation-name="val3" table:style-name="ce42">
            <text:p>£3,885,609.18</text:p>
          </table:table-cell>
          <table:table-cell office:value-type="currency" office:value="39998420.940000989" table:formula="of:=SUM([.AE5:.AJ5])" table:style-name="ce16">
            <text:p>£39,998,420.94</text:p>
          </table:table-cell>
          <table:table-cell office:value-type="currency" office:value="122398.42" table:content-validation-name="val3" table:style-name="ce43">
            <text:p>£122,398.42</text:p>
          </table:table-cell>
          <table:table-cell office:value-type="currency" office:value="0" table:content-validation-name="val3" table:style-name="ce43">
            <text:p>£0.00</text:p>
          </table:table-cell>
          <table:table-cell office:value-type="currency" office:value="122398.42" table:formula="of:=SUM([.AL5:.AM5])" table:style-name="ce18">
            <text:p>£122,398.42</text:p>
          </table:table-cell>
          <table:table-cell office:value-type="currency" office:value="40120819.36000099" table:formula="of:=SUM([.AN5];[.AK5])" table:style-name="ce16">
            <text:p>£40,120,819.36</text:p>
          </table:table-cell>
          <table:table-cell table:number-columns-repeated="16343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13" table:style-name="ce2">
            <text:p>Year</text:p>
          </table:table-cell>
          <table:table-cell office:value-type="string" table:content-validation-name="val13" table:style-name="ce2">
            <text:p>Month</text:p>
          </table:table-cell>
          <table:table-cell office:value-type="string" table:content-validation-name="val13" table:style-name="ce3">
            <text:p>Organisation name</text:p>
          </table:table-cell>
          <table:table-cell office:value-type="string" table:content-validation-name="val13" table:style-name="ce3">
            <text:p>Organisation type</text:p>
          </table:table-cell>
          <table:table-cell office:value-type="string" table:content-validation-name="val13" table:style-name="ce4">
            <office:annotation draw:style-name="a1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13" table:style-name="ce4">
            <text:p>Payroll staff;</text:p>
            <text:p>Total;</text:p>
            <text:p>Headcount</text:p>
          </table:table-cell>
          <table:table-cell office:value-type="string" table:content-validation-name="val13" table:style-name="ce4">
            <text:p>Payroll staff;</text:p>
            <text:p>Total;</text:p>
            <text:p>Full-time equivalent</text:p>
          </table:table-cell>
          <table:table-cell office:value-type="string" table:content-validation-name="val1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1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1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1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1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1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1" table:style-name="ce4">
            <text:p>Payroll staff costs;</text:p>
            <text:p>Salary</text:p>
          </table:table-cell>
          <table:table-cell office:value-type="string" table:content-validation-name="val11" table:style-name="ce4">
            <text:p>Payroll staff costs;</text:p>
            <text:p>Allowances</text:p>
          </table:table-cell>
          <table:table-cell office:value-type="string" table:content-validation-name="val11" table:style-name="ce4">
            <text:p>Payroll staff costs;</text:p>
            <text:p>Non-consolidated performance payments</text:p>
          </table:table-cell>
          <table:table-cell office:value-type="string" table:content-validation-name="val11" table:style-name="ce4">
            <text:p>Payroll staff costs;</text:p>
            <text:p>Overtime</text:p>
          </table:table-cell>
          <table:table-cell office:value-type="string" table:content-validation-name="val11" table:style-name="ce4">
            <text:p>Payroll staff costs;</text:p>
            <text:p>Employer pension contributions</text:p>
          </table:table-cell>
          <table:table-cell office:value-type="string" table:content-validation-name="val1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Attorney General's Office</text:p>
          </table:table-cell>
          <table:table-cell office:value-type="string" table:content-validation-name="val12" table:style-name="ce8">
            <text:p>Ministerial Department</text:p>
          </table:table-cell>
          <table:table-cell office:value-type="string" table:content-validation-name="val12" table:style-name="ce56">
            <text:p>Attorney General's Departments</text:p>
          </table:table-cell>
          <table:table-cell office:value-type="float" office:value="6" table:content-validation-name="val14" table:style-name="ce57">
            <text:p>6.00</text:p>
          </table:table-cell>
          <table:table-cell office:value-type="float" office:value="6" table:content-validation-name="val15" table:style-name="ce59">
            <text:p>6.00</text:p>
          </table:table-cell>
          <table:table-cell office:value-type="float" office:value="4" table:content-validation-name="val14" table:style-name="ce57">
            <text:p>4.00</text:p>
          </table:table-cell>
          <table:table-cell office:value-type="float" office:value="4" table:content-validation-name="val15" table:style-name="ce59">
            <text:p>4.00</text:p>
          </table:table-cell>
          <table:table-cell office:value-type="float" office:value="18" table:content-validation-name="val14" table:style-name="ce57">
            <text:p>18.00</text:p>
          </table:table-cell>
          <table:table-cell office:value-type="float" office:value="17.833333333333336" table:content-validation-name="val15" table:style-name="ce59">
            <text:p>17.83</text:p>
          </table:table-cell>
          <table:table-cell office:value-type="float" office:value="24" table:content-validation-name="val14" table:style-name="ce57">
            <text:p>24.00</text:p>
          </table:table-cell>
          <table:table-cell office:value-type="float" office:value="23.864864864864867" table:content-validation-name="val15" table:style-name="ce59">
            <text:p>23.86</text:p>
          </table:table-cell>
          <table:table-cell office:value-type="float" office:value="5" table:content-validation-name="val14" table:style-name="ce57">
            <text:p>5.00</text:p>
          </table:table-cell>
          <table:table-cell office:value-type="float" office:value="5" table:content-validation-name="val15" table:style-name="ce59">
            <text:p>5.00</text:p>
          </table:table-cell>
          <table:table-cell office:value-type="float" office:value="0" table:content-validation-name="val14" table:style-name="ce57">
            <text:p>0.0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57" table:formula="of:=SUM([.F2];[.H2];[.J2];[.L2];[.N2];[.P2])" table:content-validation-name="val13" table:style-name="ce19">
            <text:p>57</text:p>
          </table:table-cell>
          <table:table-cell office:value-type="float" office:value="56.698198198198199" table:formula="of:=SUM([.G2];[.I2];[.K2];[.M2];[.O2];[.Q2])" table:content-validation-name="val13" table:style-name="ce19">
            <text:p>57</text:p>
          </table:table-cell>
          <table:table-cell office:value-type="float" office:value="0" table:content-validation-name="val10" table:style-name="ce61">
            <text:p>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0" table:content-validation-name="val10" table:style-name="ce61">
            <text:p>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0" table:content-validation-name="val9" table:style-name="ce6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13" table:style-name="ce22">
            <text:p>57</text:p>
          </table:table-cell>
          <table:table-cell office:value-type="float" office:value="56.698198198198199" table:formula="of:=[.S2]+[.AA2]" table:content-validation-name="val13" table:style-name="ce22">
            <text:p>57</text:p>
          </table:table-cell>
          <table:table-cell office:value-type="currency" office:value="256988.98" table:content-validation-name="val11" table:style-name="ce15">
            <text:p>£256,988.98</text:p>
          </table:table-cell>
          <table:table-cell office:value-type="currency" office:value="10109.370000000001" table:content-validation-name="val11" table:style-name="ce15">
            <text:p>£10,109.37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75652.009999999995" table:content-validation-name="val11" table:style-name="ce15">
            <text:p>£75,652.01</text:p>
          </table:table-cell>
          <table:table-cell office:value-type="currency" office:value="36435.68" table:content-validation-name="val11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Government Legal Department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56">
            <text:p>Attorney General's Departments</text:p>
          </table:table-cell>
          <table:table-cell office:value-type="float" office:value="38" table:content-validation-name="val14" table:style-name="ce57">
            <text:p>38.00</text:p>
          </table:table-cell>
          <table:table-cell office:value-type="float" office:value="34.995345345345349" table:content-validation-name="val15" table:style-name="ce59">
            <text:p>35.00</text:p>
          </table:table-cell>
          <table:table-cell office:value-type="float" office:value="423" table:content-validation-name="val14" table:style-name="ce57">
            <text:p>423.00</text:p>
          </table:table-cell>
          <table:table-cell office:value-type="float" office:value="412.53168168168179" table:content-validation-name="val15" table:style-name="ce59">
            <text:p>412.53</text:p>
          </table:table-cell>
          <table:table-cell office:value-type="float" office:value="356" table:content-validation-name="val14" table:style-name="ce57">
            <text:p>356.00</text:p>
          </table:table-cell>
          <table:table-cell office:value-type="float" office:value="347.86579794079802" table:content-validation-name="val15" table:style-name="ce59">
            <text:p>347.87</text:p>
          </table:table-cell>
          <table:table-cell office:value-type="float" office:value="2142" table:content-validation-name="val14" table:style-name="ce57">
            <text:p>2142.00</text:p>
          </table:table-cell>
          <table:table-cell office:value-type="float" office:value="1978.2333183183125" table:content-validation-name="val15" table:style-name="ce59">
            <text:p>1978.23</text:p>
          </table:table-cell>
          <table:table-cell office:value-type="float" office:value="238" table:content-validation-name="val14" table:style-name="ce57">
            <text:p>238.00</text:p>
          </table:table-cell>
          <table:table-cell office:value-type="float" office:value="222.65432432432425" table:content-validation-name="val15" table:style-name="ce59">
            <text:p>222.65</text:p>
          </table:table-cell>
          <table:table-cell office:value-type="float" office:value="0" table:content-validation-name="val14" table:style-name="ce57">
            <text:p>0.0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3197" table:formula="of:=SUM([.F3];[.H3];[.J3];[.L3];[.N3];[.P3])" table:content-validation-name="val13" table:style-name="ce19">
            <text:p>3,197</text:p>
          </table:table-cell>
          <table:table-cell office:value-type="float" office:value="2996.2804676104615" table:formula="of:=SUM([.G3];[.I3];[.K3];[.M3];[.O3];[.Q3])" table:content-validation-name="val13" table:style-name="ce19">
            <text:p>2,996</text:p>
          </table:table-cell>
          <table:table-cell office:value-type="float" office:value="105" table:content-validation-name="val10" table:style-name="ce61">
            <text:p>105</text:p>
          </table:table-cell>
          <table:table-cell office:value-type="float" office:value="103.34726433750824" table:content-validation-name="val15" table:style-name="ce59">
            <text:p>103.35</text:p>
          </table:table-cell>
          <table:table-cell office:value-type="float" office:value="270" table:content-validation-name="val10" table:style-name="ce61">
            <text:p>270</text:p>
          </table:table-cell>
          <table:table-cell office:value-type="float" office:value="267.44054054054055" table:content-validation-name="val15" table:style-name="ce59">
            <text:p>267.44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0" table:content-validation-name="val9" table:style-name="ce62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13" table:style-name="ce22">
            <text:p>3,572</text:p>
          </table:table-cell>
          <table:table-cell office:value-type="float" office:value="3367.0682724885105" table:formula="of:=[.S3]+[.AA3]" table:content-validation-name="val13" table:style-name="ce22">
            <text:p>3,367</text:p>
          </table:table-cell>
          <table:table-cell office:value-type="currency" office:value="15241791.779999999" table:content-validation-name="val11" table:style-name="ce15">
            <text:p>£15,241,791.78</text:p>
          </table:table-cell>
          <table:table-cell office:value-type="currency" office:value="66648.25" table:content-validation-name="val11" table:style-name="ce15">
            <text:p>£66,648.25</text:p>
          </table:table-cell>
          <table:table-cell office:value-type="currency" office:value="11250" table:content-validation-name="val11" table:style-name="ce15">
            <text:p>£11,250.00</text:p>
          </table:table-cell>
          <table:table-cell office:value-type="currency" office:value="17239.68" table:content-validation-name="val11" table:style-name="ce15">
            <text:p>£17,239.68</text:p>
          </table:table-cell>
          <table:table-cell office:value-type="currency" office:value="4367059.59" table:content-validation-name="val11" table:style-name="ce15">
            <text:p>£4,367,059.59</text:p>
          </table:table-cell>
          <table:table-cell office:value-type="currency" office:value="2096616.34" table:content-validation-name="val11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11" table:style-name="ce17">
            <text:p>£2,040,297.12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2" table:style-name="ce8">
            <text:p>Crown Prosecution Service Inspectorate</text:p>
          </table:table-cell>
          <table:table-cell office:value-type="string" table:content-validation-name="val12" table:style-name="ce8">
            <text:p>Non-Ministerial Department</text:p>
          </table:table-cell>
          <table:table-cell office:value-type="string" table:content-validation-name="val12" table:style-name="ce56">
            <text:p>Attorney General's Departments</text:p>
          </table:table-cell>
          <table:table-cell office:value-type="float" office:value="2" table:content-validation-name="val14" table:style-name="ce57">
            <text:p>2.00</text:p>
          </table:table-cell>
          <table:table-cell office:value-type="float" office:value="2" table:content-validation-name="val15" table:style-name="ce59">
            <text:p>2.00</text:p>
          </table:table-cell>
          <table:table-cell office:value-type="float" office:value="1" table:content-validation-name="val14" table:style-name="ce57">
            <text:p>1.00</text:p>
          </table:table-cell>
          <table:table-cell office:value-type="float" office:value="1" table:content-validation-name="val15" table:style-name="ce59">
            <text:p>1.00</text:p>
          </table:table-cell>
          <table:table-cell office:value-type="float" office:value="1" table:content-validation-name="val14" table:style-name="ce57">
            <text:p>1.00</text:p>
          </table:table-cell>
          <table:table-cell office:value-type="float" office:value="1" table:content-validation-name="val15" table:style-name="ce59">
            <text:p>1.00</text:p>
          </table:table-cell>
          <table:table-cell office:value-type="float" office:value="19" table:content-validation-name="val14" table:style-name="ce57">
            <text:p>19.00</text:p>
          </table:table-cell>
          <table:table-cell office:value-type="float" office:value="18.659459459459462" table:content-validation-name="val15" table:style-name="ce59">
            <text:p>18.66</text:p>
          </table:table-cell>
          <table:table-cell office:value-type="float" office:value="2" table:content-validation-name="val14" table:style-name="ce57">
            <text:p>2.00</text:p>
          </table:table-cell>
          <table:table-cell office:value-type="float" office:value="2" table:content-validation-name="val15" table:style-name="ce59">
            <text:p>2.00</text:p>
          </table:table-cell>
          <table:table-cell office:value-type="float" office:value="0" table:content-validation-name="val14" table:style-name="ce57">
            <text:p>0.0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25" table:formula="of:=SUM([.F4];[.H4];[.J4];[.L4];[.N4];[.P4])" table:content-validation-name="val13" table:style-name="ce19">
            <text:p>25</text:p>
          </table:table-cell>
          <table:table-cell office:value-type="float" office:value="24.659459459459462" table:formula="of:=SUM([.G4];[.I4];[.K4];[.M4];[.O4];[.Q4])" table:content-validation-name="val13" table:style-name="ce19">
            <text:p>25</text:p>
          </table:table-cell>
          <table:table-cell office:value-type="float" office:value="0" table:content-validation-name="val10" table:style-name="ce61">
            <text:p>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0" table:content-validation-name="val10" table:style-name="ce61">
            <text:p>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0" table:content-validation-name="val9" table:style-name="ce6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13" table:style-name="ce22">
            <text:p>25</text:p>
          </table:table-cell>
          <table:table-cell office:value-type="float" office:value="24.659459459459462" table:formula="of:=[.S4]+[.AA4]" table:content-validation-name="val13" table:style-name="ce22">
            <text:p>25</text:p>
          </table:table-cell>
          <table:table-cell office:value-type="currency" office:value="143350.72" table:content-validation-name="val11" table:style-name="ce15">
            <text:p>£143,350.72</text:p>
          </table:table-cell>
          <table:table-cell office:value-type="currency" office:value="747.35" table:content-validation-name="val11" table:style-name="ce15">
            <text:p>£747.35</text:p>
          </table:table-cell>
          <table:table-cell office:value-type="currency" office:value="250" table:content-validation-name="val11" table:style-name="ce15">
            <text:p>£250.00</text:p>
          </table:table-cell>
          <table:table-cell office:value-type="currency" office:value="0" table:content-validation-name="val11" table:style-name="ce15">
            <text:p>£0.00</text:p>
          </table:table-cell>
          <table:table-cell office:value-type="currency" office:value="41528.71" table:content-validation-name="val11" table:style-name="ce15">
            <text:p>£41,528.71</text:p>
          </table:table-cell>
          <table:table-cell office:value-type="currency" office:value="20025.849999999999" table:content-validation-name="val11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content-validation-name="val1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style-name="ro2">
          <table:table-cell office:value-type="float" office:value="2025" table:style-name="ce38">
            <text:p>2025</text:p>
          </table:table-cell>
          <table:table-cell office:value-type="string" table:style-name="ce38">
            <text:p>May</text:p>
          </table:table-cell>
          <table:table-cell office:value-type="string" table:style-name="ce39">
            <text:p>Crown Prosecution Service</text:p>
          </table:table-cell>
          <table:table-cell office:value-type="string" table:style-name="ce39">
            <text:p>Non-Ministerial Department</text:p>
          </table:table-cell>
          <table:table-cell office:value-type="string" table:style-name="ce55">
            <text:p>Attorney General's Departments</text:p>
          </table:table-cell>
          <table:table-cell office:value-type="float" office:value="1517" table:content-validation-name="val14" table:style-name="ce58">
            <text:p>1517.00</text:p>
          </table:table-cell>
          <table:table-cell office:value-type="float" office:value="1393.3342945932993" table:content-validation-name="val15" table:style-name="ce60">
            <text:p>1393.33</text:p>
          </table:table-cell>
          <table:table-cell office:value-type="float" office:value="1631" table:content-validation-name="val14" table:style-name="ce58">
            <text:p>1631.00</text:p>
          </table:table-cell>
          <table:table-cell office:value-type="float" office:value="1527.0954197755996" table:content-validation-name="val15" table:style-name="ce60">
            <text:p>1527.10</text:p>
          </table:table-cell>
          <table:table-cell office:value-type="float" office:value="1131" table:content-validation-name="val14" table:style-name="ce58">
            <text:p>1131.00</text:p>
          </table:table-cell>
          <table:table-cell office:value-type="float" office:value="1089.7329594589996" table:content-validation-name="val15" table:style-name="ce60">
            <text:p>1089.73</text:p>
          </table:table-cell>
          <table:table-cell office:value-type="float" office:value="3217" table:content-validation-name="val14" table:style-name="ce58">
            <text:p>3217.00</text:p>
          </table:table-cell>
          <table:table-cell office:value-type="float" office:value="2987.0456862142019" table:content-validation-name="val15" table:style-name="ce60">
            <text:p>2987.05</text:p>
          </table:table-cell>
          <table:table-cell office:value-type="float" office:value="101" table:content-validation-name="val14" table:style-name="ce58">
            <text:p>101.00</text:p>
          </table:table-cell>
          <table:table-cell office:value-type="float" office:value="99.408108108099995" table:content-validation-name="val15" table:style-name="ce60">
            <text:p>99.41</text:p>
          </table:table-cell>
          <table:table-cell office:value-type="float" office:value="0" table:content-validation-name="val14" table:style-name="ce57">
            <text:p>0.00</text:p>
          </table:table-cell>
          <table:table-cell office:value-type="float" office:value="0" table:content-validation-name="val15" table:style-name="ce59">
            <text:p>0.00</text:p>
          </table:table-cell>
          <table:table-cell office:value-type="float" office:value="7597" table:formula="of:=SUM([.F5];[.H5];[.J5];[.L5];[.N5];[.P5])" table:content-validation-name="val13" table:style-name="ce19">
            <text:p>7,597</text:p>
          </table:table-cell>
          <table:table-cell office:value-type="float" office:value="7096.6164681502014" table:formula="of:=SUM([.G5];[.I5];[.K5];[.M5];[.O5];[.Q5])" table:content-validation-name="val13" table:style-name="ce19">
            <text:p>7,097</text:p>
          </table:table-cell>
          <table:table-cell office:value-type="float" office:value="1" table:content-validation-name="val10" table:style-name="ce64">
            <text:p>1</text:p>
          </table:table-cell>
          <table:table-cell office:value-type="float" office:value="1" table:content-validation-name="val15" table:style-name="ce65">
            <text:p>1.00</text:p>
          </table:table-cell>
          <table:table-cell office:value-type="float" office:value="9" table:content-validation-name="val10" table:style-name="ce64">
            <text:p>9</text:p>
          </table:table-cell>
          <table:table-cell office:value-type="float" office:value="9" table:content-validation-name="val15" table:style-name="ce65">
            <text:p>9.00</text:p>
          </table:table-cell>
          <table:table-cell office:value-type="float" office:value="0" table:content-validation-name="val15" table:style-name="ce65">
            <text:p>0.00</text:p>
          </table:table-cell>
          <table:table-cell office:value-type="float" office:value="0" table:content-validation-name="val9" table:style-name="ce63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607" table:formula="of:=[.R5]+[.Z5]" table:content-validation-name="val13" table:style-name="ce22">
            <text:p>7,607</text:p>
          </table:table-cell>
          <table:table-cell office:value-type="float" office:value="7106.6164681502014" table:formula="of:=[.S5]+[.AA5]" table:content-validation-name="val13" table:style-name="ce22">
            <text:p>7,107</text:p>
          </table:table-cell>
          <table:table-cell office:value-type="currency" office:value="27385359.190000914" table:content-validation-name="val11" table:style-name="ce42">
            <text:p>£27,385,359.19</text:p>
          </table:table-cell>
          <table:table-cell office:value-type="currency" office:value="484970.21000000037" table:content-validation-name="val11" table:style-name="ce42">
            <text:p>£484,970.21</text:p>
          </table:table-cell>
          <table:table-cell office:value-type="currency" office:value="0" table:content-validation-name="val11" table:style-name="ce42">
            <text:p>£0.00</text:p>
          </table:table-cell>
          <table:table-cell office:value-type="currency" office:value="826111.0200000006" table:content-validation-name="val11" table:style-name="ce42">
            <text:p>£826,111.02</text:p>
          </table:table-cell>
          <table:table-cell office:value-type="currency" office:value="8009931.4600000037" table:content-validation-name="val11" table:style-name="ce42">
            <text:p>£8,009,931.46</text:p>
          </table:table-cell>
          <table:table-cell office:value-type="currency" office:value="3873747.7100000489" table:content-validation-name="val11" table:style-name="ce42">
            <text:p>£3,873,747.71</text:p>
          </table:table-cell>
          <table:table-cell office:value-type="currency" office:value="40580119.590000965" table:formula="of:=SUM([.AE5:.AJ5])" table:style-name="ce23">
            <text:p>£40,580,119.59</text:p>
          </table:table-cell>
          <table:table-cell office:value-type="currency" office:value="92788.329999999973" table:content-validation-name="val11" table:style-name="ce43">
            <text:p>£92,788.33</text:p>
          </table:table-cell>
          <table:table-cell office:value-type="currency" office:value="0" table:content-validation-name="val11" table:style-name="ce43">
            <text:p>£0.00</text:p>
          </table:table-cell>
          <table:table-cell office:value-type="currency" office:value="92788.329999999973" table:formula="of:=SUM([.AL5:.AM5])" table:style-name="ce24">
            <text:p>£92,788.33</text:p>
          </table:table-cell>
          <table:table-cell office:value-type="currency" office:value="40672907.920000963" table:formula="of:=SUM([.AN5];[.AK5])" table:style-name="ce23">
            <text:p>£40,672,907.92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67">
            <text:p>Attorney General's Departments</text:p>
          </table:table-cell>
          <table:table-cell office:value-type="float" office:value="4" table:content-validation-name="val20" table:style-name="ce69">
            <text:p>4.00</text:p>
          </table:table-cell>
          <table:table-cell office:value-type="float" office:value="4" table:content-validation-name="val19" table:style-name="ce70">
            <text:p>4.00</text:p>
          </table:table-cell>
          <table:table-cell office:value-type="float" office:value="6" table:content-validation-name="val20" table:style-name="ce69">
            <text:p>6.00</text:p>
          </table:table-cell>
          <table:table-cell office:value-type="float" office:value="6" table:content-validation-name="val19" table:style-name="ce70">
            <text:p>6.00</text:p>
          </table:table-cell>
          <table:table-cell office:value-type="float" office:value="19" table:content-validation-name="val20" table:style-name="ce69">
            <text:p>19.00</text:p>
          </table:table-cell>
          <table:table-cell office:value-type="float" office:value="18.833333333333336" table:content-validation-name="val19" table:style-name="ce70">
            <text:p>18.83</text:p>
          </table:table-cell>
          <table:table-cell office:value-type="float" office:value="27" table:content-validation-name="val20" table:style-name="ce69">
            <text:p>27.00</text:p>
          </table:table-cell>
          <table:table-cell office:value-type="float" office:value="26.864864864864863" table:content-validation-name="val19" table:style-name="ce70">
            <text:p>26.86</text:p>
          </table:table-cell>
          <table:table-cell office:value-type="float" office:value="5" table:content-validation-name="val20" table:style-name="ce69">
            <text:p>5.00</text:p>
          </table:table-cell>
          <table:table-cell office:value-type="float" office:value="5" table:content-validation-name="val19" table:style-name="ce70">
            <text:p>5.00</text:p>
          </table:table-cell>
          <table:table-cell office:value-type="float" office:value="0" table:content-validation-name="val20" table:style-name="ce69">
            <text:p>0.00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61" table:formula="of:=SUM([.F2];[.H2];[.J2];[.L2];[.N2];[.P2])" table:content-validation-name="val21" table:style-name="ce19">
            <text:p>61</text:p>
          </table:table-cell>
          <table:table-cell office:value-type="float" office:value="60.698198198198199" table:formula="of:=SUM([.G2];[.I2];[.K2];[.M2];[.O2];[.Q2])" table:content-validation-name="val21" table:style-name="ce19">
            <text:p>61</text:p>
          </table:table-cell>
          <table:table-cell office:value-type="float" office:value="0" table:content-validation-name="val17" table:style-name="ce72">
            <text:p>0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0" table:content-validation-name="val17" table:style-name="ce72">
            <text:p>0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0" table:content-validation-name="val18" table:style-name="ce7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1" table:formula="of:=[.R2]+[.Z2]" table:content-validation-name="val21" table:style-name="ce22">
            <text:p>61</text:p>
          </table:table-cell>
          <table:table-cell office:value-type="float" office:value="60.698198198198199" table:formula="of:=[.S2]+[.AA2]" table:content-validation-name="val21" table:style-name="ce22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3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7207.42" table:formula="of:=SUM([.AN2];[.AK2])" table:style-name="ce23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67">
            <text:p>Attorney General's Departments</text:p>
          </table:table-cell>
          <table:table-cell office:value-type="float" office:value="38" table:content-validation-name="val20" table:style-name="ce69">
            <text:p>38.00</text:p>
          </table:table-cell>
          <table:table-cell office:value-type="float" office:value="34.995345345345342" table:content-validation-name="val19" table:style-name="ce70">
            <text:p>35.00</text:p>
          </table:table-cell>
          <table:table-cell office:value-type="float" office:value="418" table:content-validation-name="val20" table:style-name="ce69">
            <text:p>418.00</text:p>
          </table:table-cell>
          <table:table-cell office:value-type="float" office:value="407.73168168168166" table:content-validation-name="val19" table:style-name="ce70">
            <text:p>407.73</text:p>
          </table:table-cell>
          <table:table-cell office:value-type="float" office:value="363" table:content-validation-name="val20" table:style-name="ce69">
            <text:p>363.00</text:p>
          </table:table-cell>
          <table:table-cell office:value-type="float" office:value="354.99012226512224" table:content-validation-name="val19" table:style-name="ce70">
            <text:p>354.99</text:p>
          </table:table-cell>
          <table:table-cell office:value-type="float" office:value="2168" table:content-validation-name="val20" table:style-name="ce69">
            <text:p>2168.00</text:p>
          </table:table-cell>
          <table:table-cell office:value-type="float" office:value="2003.3719669669674" table:content-validation-name="val19" table:style-name="ce70">
            <text:p>2003.37</text:p>
          </table:table-cell>
          <table:table-cell office:value-type="float" office:value="240" table:content-validation-name="val20" table:style-name="ce69">
            <text:p>240.00</text:p>
          </table:table-cell>
          <table:table-cell office:value-type="float" office:value="224.2535135135135" table:content-validation-name="val19" table:style-name="ce70">
            <text:p>224.25</text:p>
          </table:table-cell>
          <table:table-cell office:value-type="float" office:value="0" table:content-validation-name="val20" table:style-name="ce69">
            <text:p>0.00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3227" table:formula="of:=SUM([.F3];[.H3];[.J3];[.L3];[.N3];[.P3])" table:content-validation-name="val21" table:style-name="ce19">
            <text:p>3,227</text:p>
          </table:table-cell>
          <table:table-cell office:value-type="float" office:value="3025.3426297726305" table:formula="of:=SUM([.G3];[.I3];[.K3];[.M3];[.O3];[.Q3])" table:content-validation-name="val21" table:style-name="ce19">
            <text:p>3,025</text:p>
          </table:table-cell>
          <table:table-cell office:value-type="float" office:value="108" table:content-validation-name="val17" table:style-name="ce72">
            <text:p>108</text:p>
          </table:table-cell>
          <table:table-cell office:value-type="float" office:value="106.74726433750824" table:content-validation-name="val19" table:style-name="ce70">
            <text:p>106.75</text:p>
          </table:table-cell>
          <table:table-cell office:value-type="float" office:value="256" table:content-validation-name="val17" table:style-name="ce72">
            <text:p>256</text:p>
          </table:table-cell>
          <table:table-cell office:value-type="float" office:value="253.4405405405405" table:content-validation-name="val19" table:style-name="ce70">
            <text:p>253.44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0" table:content-validation-name="val18" table:style-name="ce73">
            <text:p>0.00</text:p>
          </table:table-cell>
          <table:table-cell office:value-type="float" office:value="364" table:formula="of:=SUM([.T3];[.V3];[.X3])" table:style-name="ce20">
            <text:p>364</text:p>
          </table:table-cell>
          <table:table-cell office:value-type="float" office:value="360.18780487804872" table:formula="of:=SUM([.U3];[.W3];[.Y3])" table:style-name="ce20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3591" table:formula="of:=[.R3]+[.Z3]" table:content-validation-name="val21" table:style-name="ce22">
            <text:p>3,591</text:p>
          </table:table-cell>
          <table:table-cell office:value-type="float" office:value="3385.5304346506791" table:formula="of:=[.S3]+[.AA3]" table:content-validation-name="val21" table:style-name="ce22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3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4">
            <text:p>£1,892,638.54</text:p>
          </table:table-cell>
          <table:table-cell office:value-type="currency" office:value="23873362.34" table:formula="of:=SUM([.AN3];[.AK3])" table:style-name="ce23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67">
            <text:p>Attorney General's Departments</text:p>
          </table:table-cell>
          <table:table-cell office:value-type="float" office:value="2" table:content-validation-name="val20" table:style-name="ce69">
            <text:p>2.00</text:p>
          </table:table-cell>
          <table:table-cell office:value-type="float" office:value="2" table:content-validation-name="val19" table:style-name="ce70">
            <text:p>2.00</text:p>
          </table:table-cell>
          <table:table-cell office:value-type="float" office:value="1" table:content-validation-name="val20" table:style-name="ce69">
            <text:p>1.00</text:p>
          </table:table-cell>
          <table:table-cell office:value-type="float" office:value="1" table:content-validation-name="val19" table:style-name="ce70">
            <text:p>1.00</text:p>
          </table:table-cell>
          <table:table-cell office:value-type="float" office:value="1" table:content-validation-name="val20" table:style-name="ce69">
            <text:p>1.00</text:p>
          </table:table-cell>
          <table:table-cell office:value-type="float" office:value="1" table:content-validation-name="val19" table:style-name="ce70">
            <text:p>1.00</text:p>
          </table:table-cell>
          <table:table-cell office:value-type="float" office:value="19" table:content-validation-name="val20" table:style-name="ce69">
            <text:p>19.00</text:p>
          </table:table-cell>
          <table:table-cell office:value-type="float" office:value="18.740540540540543" table:content-validation-name="val19" table:style-name="ce70">
            <text:p>18.74</text:p>
          </table:table-cell>
          <table:table-cell office:value-type="float" office:value="2" table:content-validation-name="val20" table:style-name="ce69">
            <text:p>2.00</text:p>
          </table:table-cell>
          <table:table-cell office:value-type="float" office:value="2" table:content-validation-name="val19" table:style-name="ce70">
            <text:p>2.00</text:p>
          </table:table-cell>
          <table:table-cell office:value-type="float" office:value="0" table:content-validation-name="val20" table:style-name="ce69">
            <text:p>0.00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25" table:formula="of:=SUM([.F4];[.H4];[.J4];[.L4];[.N4];[.P4])" table:content-validation-name="val21" table:style-name="ce19">
            <text:p>25</text:p>
          </table:table-cell>
          <table:table-cell office:value-type="float" office:value="24.740540540540543" table:formula="of:=SUM([.G4];[.I4];[.K4];[.M4];[.O4];[.Q4])" table:content-validation-name="val21" table:style-name="ce19">
            <text:p>25</text:p>
          </table:table-cell>
          <table:table-cell office:value-type="float" office:value="0" table:content-validation-name="val17" table:style-name="ce72">
            <text:p>0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0" table:content-validation-name="val17" table:style-name="ce72">
            <text:p>0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0" table:content-validation-name="val19" table:style-name="ce70">
            <text:p>0.00</text:p>
          </table:table-cell>
          <table:table-cell office:value-type="float" office:value="0" table:content-validation-name="val18" table:style-name="ce7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21" table:style-name="ce22">
            <text:p>25</text:p>
          </table:table-cell>
          <table:table-cell office:value-type="float" office:value="24.740540540540543" table:formula="of:=[.S4]+[.AA4]" table:content-validation-name="val21" table:style-name="ce22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3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4171.84" table:formula="of:=SUM([.AN4];[.AK4])" table:style-name="ce23">
            <text:p>£204,171.84</text:p>
          </table:table-cell>
          <table:table-cell table:number-columns-repeated="16343"/>
        </table:table-row>
        <table:table-row table:style-name="ro2">
          <table:table-cell office:value-type="float" office:value="2025" table:style-name="ce38">
            <text:p>2025</text:p>
          </table:table-cell>
          <table:table-cell office:value-type="string" table:style-name="ce38">
            <text:p>June</text:p>
          </table:table-cell>
          <table:table-cell office:value-type="string" table:style-name="ce39">
            <text:p>Crown Prosecution Service</text:p>
          </table:table-cell>
          <table:table-cell office:value-type="string" table:style-name="ce39">
            <text:p>Non-Ministerial Department</text:p>
          </table:table-cell>
          <table:table-cell office:value-type="string" table:style-name="ce66">
            <text:p>Attorney General's Departments</text:p>
          </table:table-cell>
          <table:table-cell office:value-type="float" office:value="1541" table:content-validation-name="val20" table:style-name="ce68">
            <text:p>1541.00</text:p>
          </table:table-cell>
          <table:table-cell office:value-type="float" office:value="1417.46" table:content-validation-name="val19" table:style-name="ce71">
            <text:p>1417.46</text:p>
          </table:table-cell>
          <table:table-cell office:value-type="float" office:value="1633" table:content-validation-name="val20" table:style-name="ce68">
            <text:p>1633.00</text:p>
          </table:table-cell>
          <table:table-cell office:value-type="float" office:value="1527.69" table:content-validation-name="val19" table:style-name="ce71">
            <text:p>1527.69</text:p>
          </table:table-cell>
          <table:table-cell office:value-type="float" office:value="1111" table:content-validation-name="val20" table:style-name="ce68">
            <text:p>1111.00</text:p>
          </table:table-cell>
          <table:table-cell office:value-type="float" office:value="1071.33" table:content-validation-name="val19" table:style-name="ce71">
            <text:p>1071.33</text:p>
          </table:table-cell>
          <table:table-cell office:value-type="float" office:value="3265" table:content-validation-name="val20" table:style-name="ce68">
            <text:p>3265.00</text:p>
          </table:table-cell>
          <table:table-cell office:value-type="float" office:value="3031.95" table:content-validation-name="val19" table:style-name="ce71">
            <text:p>3031.95</text:p>
          </table:table-cell>
          <table:table-cell office:value-type="float" office:value="99" table:content-validation-name="val20" table:style-name="ce68">
            <text:p>99.00</text:p>
          </table:table-cell>
          <table:table-cell office:value-type="float" office:value="97.41" table:content-validation-name="val19" table:style-name="ce71">
            <text:p>97.41</text:p>
          </table:table-cell>
          <table:table-cell office:value-type="float" office:value="0" table:content-validation-name="val20" table:style-name="ce68">
            <text:p>0.00</text:p>
          </table:table-cell>
          <table:table-cell office:value-type="float" office:value="0" table:content-validation-name="val19" table:style-name="ce71">
            <text:p>0.00</text:p>
          </table:table-cell>
          <table:table-cell office:value-type="float" office:value="7649" table:formula="of:=SUM([.F5];[.H5];[.J5];[.L5];[.N5];[.P5])" table:content-validation-name="val21" table:style-name="ce19">
            <text:p>7,649</text:p>
          </table:table-cell>
          <table:table-cell office:value-type="float" office:value="7145.84" table:formula="of:=SUM([.G5];[.I5];[.K5];[.M5];[.O5];[.Q5])" table:content-validation-name="val21" table:style-name="ce19">
            <text:p>7,146</text:p>
          </table:table-cell>
          <table:table-cell office:value-type="float" office:value="0" table:content-validation-name="val17" table:style-name="ce75">
            <text:p>0</text:p>
          </table:table-cell>
          <table:table-cell office:value-type="float" office:value="0" table:content-validation-name="val19" table:style-name="ce76">
            <text:p>0.00</text:p>
          </table:table-cell>
          <table:table-cell office:value-type="float" office:value="10" table:content-validation-name="val17" table:style-name="ce75">
            <text:p>10</text:p>
          </table:table-cell>
          <table:table-cell office:value-type="float" office:value="10" table:content-validation-name="val19" table:style-name="ce76">
            <text:p>10.00</text:p>
          </table:table-cell>
          <table:table-cell office:value-type="float" office:value="0" table:content-validation-name="val19" table:style-name="ce76">
            <text:p>0.00</text:p>
          </table:table-cell>
          <table:table-cell office:value-type="float" office:value="0" table:content-validation-name="val18" table:style-name="ce74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659" table:formula="of:=[.R5]+[.Z5]" table:content-validation-name="val21" table:style-name="ce22">
            <text:p>7,659</text:p>
          </table:table-cell>
          <table:table-cell office:value-type="float" office:value="7155.84" table:formula="of:=[.S5]+[.AA5]" table:content-validation-name="val21" table:style-name="ce22">
            <text:p>7,156</text:p>
          </table:table-cell>
          <table:table-cell office:value-type="currency" office:value="27533826.120000906" table:content-validation-name="val16" table:style-name="ce42">
            <text:p>£27,533,826.12</text:p>
          </table:table-cell>
          <table:table-cell office:value-type="currency" office:value="483952.63000000035" table:content-validation-name="val16" table:style-name="ce42">
            <text:p>£483,952.63</text:p>
          </table:table-cell>
          <table:table-cell office:value-type="currency" office:value="0" table:content-validation-name="val16" table:style-name="ce42">
            <text:p>£0.00</text:p>
          </table:table-cell>
          <table:table-cell office:value-type="currency" office:value="943907.07999999891" table:content-validation-name="val16" table:style-name="ce42">
            <text:p>£943,907.08</text:p>
          </table:table-cell>
          <table:table-cell office:value-type="currency" office:value="8022846.0299999937" table:content-validation-name="val16" table:style-name="ce42">
            <text:p>£8,022,846.03</text:p>
          </table:table-cell>
          <table:table-cell office:value-type="currency" office:value="3912833.6300000469" table:content-validation-name="val16" table:style-name="ce42">
            <text:p>£3,912,833.63</text:p>
          </table:table-cell>
          <table:table-cell office:value-type="currency" office:value="40897365.490000941" table:formula="of:=SUM([.AE5:.AJ5])" table:style-name="ce23">
            <text:p>£40,897,365.49</text:p>
          </table:table-cell>
          <table:table-cell office:value-type="currency" office:value="137013.16999999998" table:content-validation-name="val16" table:style-name="ce43">
            <text:p>£137,013.17</text:p>
          </table:table-cell>
          <table:table-cell office:value-type="currency" office:value="0" table:content-validation-name="val16" table:style-name="ce43">
            <text:p>£0.00</text:p>
          </table:table-cell>
          <table:table-cell office:value-type="currency" office:value="137013.16999999998" table:formula="of:=SUM([.AL5:.AM5])" table:style-name="ce24">
            <text:p>£137,013.17</text:p>
          </table:table-cell>
          <table:table-cell office:value-type="currency" office:value="41034378.660000943" table:formula="of:=SUM([.AN5];[.AK5])" table:style-name="ce23">
            <text:p>£41,034,378.66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77">
            <text:p>Attorney General's Departments</text:p>
          </table:table-cell>
          <table:table-cell office:value-type="float" office:value="4" table:content-validation-name="val25" table:style-name="ce80">
            <text:p>4.00</text:p>
          </table:table-cell>
          <table:table-cell office:value-type="float" office:value="4" table:content-validation-name="val26" table:style-name="ce82">
            <text:p>4.00</text:p>
          </table:table-cell>
          <table:table-cell office:value-type="float" office:value="6" table:content-validation-name="val25" table:style-name="ce80">
            <text:p>6.00</text:p>
          </table:table-cell>
          <table:table-cell office:value-type="float" office:value="6" table:content-validation-name="val26" table:style-name="ce82">
            <text:p>6.00</text:p>
          </table:table-cell>
          <table:table-cell office:value-type="float" office:value="17" table:content-validation-name="val25" table:style-name="ce80">
            <text:p>17.00</text:p>
          </table:table-cell>
          <table:table-cell office:value-type="float" office:value="16.833333333333336" table:content-validation-name="val26" table:style-name="ce82">
            <text:p>16.83</text:p>
          </table:table-cell>
          <table:table-cell office:value-type="float" office:value="27" table:content-validation-name="val25" table:style-name="ce80">
            <text:p>27.00</text:p>
          </table:table-cell>
          <table:table-cell office:value-type="float" office:value="26.864864864864863" table:content-validation-name="val26" table:style-name="ce82">
            <text:p>26.86</text:p>
          </table:table-cell>
          <table:table-cell office:value-type="float" office:value="6" table:content-validation-name="val25" table:style-name="ce80">
            <text:p>6.00</text:p>
          </table:table-cell>
          <table:table-cell office:value-type="float" office:value="6" table:content-validation-name="val26" table:style-name="ce82">
            <text:p>6.00</text:p>
          </table:table-cell>
          <table:table-cell office:value-type="float" office:value="0" table:content-validation-name="val25" table:style-name="ce80">
            <text:p>0.00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60" table:formula="of:=SUM([.F2];[.H2];[.J2];[.L2];[.N2];[.P2])" table:content-validation-name="val24" table:style-name="ce19">
            <text:p>60</text:p>
          </table:table-cell>
          <table:table-cell office:value-type="float" office:value="59.698198198198199" table:formula="of:=SUM([.G2];[.I2];[.K2];[.M2];[.O2];[.Q2])" table:content-validation-name="val24" table:style-name="ce19">
            <text:p>60</text:p>
          </table:table-cell>
          <table:table-cell office:value-type="float" office:value="0" table:content-validation-name="val28" table:style-name="ce83">
            <text:p>0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0" table:content-validation-name="val28" table:style-name="ce83">
            <text:p>0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0" table:content-validation-name="val27" table:style-name="ce8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24" table:style-name="ce22">
            <text:p>60</text:p>
          </table:table-cell>
          <table:table-cell office:value-type="float" office:value="59.698198198198199" table:formula="of:=[.S2]+[.AA2]" table:content-validation-name="val24" table:style-name="ce22">
            <text:p>60</text:p>
          </table:table-cell>
          <table:table-cell office:value-type="currency" office:value="283081.2" table:content-validation-name="val29" table:style-name="ce15">
            <text:p>£283,081.20</text:p>
          </table:table-cell>
          <table:table-cell office:value-type="currency" office:value="24349.05" table:content-validation-name="val29" table:style-name="ce15">
            <text:p>£24,349.05</text:p>
          </table:table-cell>
          <table:table-cell office:value-type="currency" office:value="1500" table:content-validation-name="val29" table:style-name="ce15">
            <text:p>£1,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1557.990000000005" table:content-validation-name="val29" table:style-name="ce15">
            <text:p>£81,557.99</text:p>
          </table:table-cell>
          <table:table-cell office:value-type="currency" office:value="42225.23" table:content-validation-name="val29" table:style-name="ce15">
            <text:p>£42,225.23</text:p>
          </table:table-cell>
          <table:table-cell office:value-type="currency" office:value="432713.47" table:formula="of:=SUM([.AE2:.AJ2])" table:style-name="ce23">
            <text:p>£432,713.47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2713.47" table:formula="of:=SUM([.AN2];[.AK2])" table:style-name="ce23">
            <text:p>£432,713.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77">
            <text:p>Attorney General's Departments</text:p>
          </table:table-cell>
          <table:table-cell office:value-type="float" office:value="38" table:content-validation-name="val25" table:style-name="ce80">
            <text:p>38.00</text:p>
          </table:table-cell>
          <table:table-cell office:value-type="float" office:value="34.995345345345349" table:content-validation-name="val26" table:style-name="ce82">
            <text:p>35.00</text:p>
          </table:table-cell>
          <table:table-cell office:value-type="float" office:value="420" table:content-validation-name="val25" table:style-name="ce80">
            <text:p>420.00</text:p>
          </table:table-cell>
          <table:table-cell office:value-type="float" office:value="409.26141141141147" table:content-validation-name="val26" table:style-name="ce82">
            <text:p>409.26</text:p>
          </table:table-cell>
          <table:table-cell office:value-type="float" office:value="359" table:content-validation-name="val25" table:style-name="ce80">
            <text:p>359.00</text:p>
          </table:table-cell>
          <table:table-cell office:value-type="float" office:value="351.28832046332053" table:content-validation-name="val26" table:style-name="ce82">
            <text:p>351.29</text:p>
          </table:table-cell>
          <table:table-cell office:value-type="float" office:value="2177" table:content-validation-name="val25" table:style-name="ce80">
            <text:p>2177.00</text:p>
          </table:table-cell>
          <table:table-cell office:value-type="float" office:value="2010.4353131703074" table:content-validation-name="val26" table:style-name="ce82">
            <text:p>2010.44</text:p>
          </table:table-cell>
          <table:table-cell office:value-type="float" office:value="242" table:content-validation-name="val25" table:style-name="ce80">
            <text:p>242.00</text:p>
          </table:table-cell>
          <table:table-cell office:value-type="float" office:value="226.27729729729728" table:content-validation-name="val26" table:style-name="ce82">
            <text:p>226.28</text:p>
          </table:table-cell>
          <table:table-cell office:value-type="float" office:value="0" table:content-validation-name="val25" table:style-name="ce80">
            <text:p>0.00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3236" table:formula="of:=SUM([.F3];[.H3];[.J3];[.L3];[.N3];[.P3])" table:content-validation-name="val24" table:style-name="ce19">
            <text:p>3,236</text:p>
          </table:table-cell>
          <table:table-cell office:value-type="float" office:value="3032.2576876876819" table:formula="of:=SUM([.G3];[.I3];[.K3];[.M3];[.O3];[.Q3])" table:content-validation-name="val24" table:style-name="ce19">
            <text:p>3,032</text:p>
          </table:table-cell>
          <table:table-cell office:value-type="float" office:value="112" table:content-validation-name="val28" table:style-name="ce83">
            <text:p>112</text:p>
          </table:table-cell>
          <table:table-cell office:value-type="float" office:value="111.35266974291365" table:content-validation-name="val26" table:style-name="ce82">
            <text:p>111.35</text:p>
          </table:table-cell>
          <table:table-cell office:value-type="float" office:value="258" table:content-validation-name="val28" table:style-name="ce83">
            <text:p>258</text:p>
          </table:table-cell>
          <table:table-cell office:value-type="float" office:value="255.4405405405405" table:content-validation-name="val26" table:style-name="ce82">
            <text:p>255.44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0" table:content-validation-name="val27" table:style-name="ce85">
            <text:p>0.00</text:p>
          </table:table-cell>
          <table:table-cell office:value-type="float" office:value="370" table:formula="of:=SUM([.T3];[.V3];[.X3])" table:style-name="ce20">
            <text:p>370</text:p>
          </table:table-cell>
          <table:table-cell office:value-type="float" office:value="366.79321028345413" table:formula="of:=SUM([.U3];[.W3];[.Y3])" table:style-name="ce20">
            <text:p>367</text:p>
          </table:table-cell>
          <table:table-cell office:value-type="float" office:value="0" table:style-name="ce21">
            <text:p>0</text:p>
          </table:table-cell>
          <table:table-cell office:value-type="float" office:value="3606" table:formula="of:=[.R3]+[.Z3]" table:content-validation-name="val24" table:style-name="ce22">
            <text:p>3,606</text:p>
          </table:table-cell>
          <table:table-cell office:value-type="float" office:value="3399.0508979711362" table:formula="of:=[.S3]+[.AA3]" table:content-validation-name="val24" table:style-name="ce22">
            <text:p>3,399</text:p>
          </table:table-cell>
          <table:table-cell office:value-type="currency" office:value="15380897.27" table:content-validation-name="val29" table:style-name="ce15">
            <text:p>£15,380,897.27</text:p>
          </table:table-cell>
          <table:table-cell office:value-type="currency" office:value="66206.38" table:content-validation-name="val29" table:style-name="ce15">
            <text:p>£66,206.38</text:p>
          </table:table-cell>
          <table:table-cell office:value-type="currency" office:value="6500" table:content-validation-name="val29" table:style-name="ce15">
            <text:p>£6,500.00</text:p>
          </table:table-cell>
          <table:table-cell office:value-type="currency" office:value="50008.85" table:content-validation-name="val29" table:style-name="ce15">
            <text:p>£50,008.85</text:p>
          </table:table-cell>
          <table:table-cell office:value-type="currency" office:value="4405544.8" table:content-validation-name="val29" table:style-name="ce15">
            <text:p>£4,405,544.80</text:p>
          </table:table-cell>
          <table:table-cell office:value-type="currency" office:value="2116901.67" table:content-validation-name="val29" table:style-name="ce15">
            <text:p>£2,116,901.67</text:p>
          </table:table-cell>
          <table:table-cell office:value-type="currency" office:value="22026058.969999999" table:formula="of:=SUM([.AE3:.AJ3])" table:style-name="ce23">
            <text:p>£22,026,058.97</text:p>
          </table:table-cell>
          <table:table-cell office:value-type="currency" office:value="2439873.5699999998" table:content-validation-name="val29" table:style-name="ce17">
            <text:p>£2,439,873.57</text:p>
          </table:table-cell>
          <table:table-cell office:value-type="currency" office:value="3750" table:content-validation-name="val29" table:style-name="ce17">
            <text:p>£3,750.00</text:p>
          </table:table-cell>
          <table:table-cell office:value-type="currency" office:value="2443623.5699999998" table:formula="of:=SUM([.AL3:.AM3])" table:style-name="ce24">
            <text:p>£2,443,623.57</text:p>
          </table:table-cell>
          <table:table-cell office:value-type="currency" office:value="24469682.539999999" table:formula="of:=SUM([.AN3];[.AK3])" table:style-name="ce23">
            <text:p>£24,469,682.5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77">
            <text:p>Attorney General's Departments</text:p>
          </table:table-cell>
          <table:table-cell office:value-type="float" office:value="2" table:content-validation-name="val25" table:style-name="ce80">
            <text:p>2.00</text:p>
          </table:table-cell>
          <table:table-cell office:value-type="float" office:value="2" table:content-validation-name="val26" table:style-name="ce82">
            <text:p>2.00</text:p>
          </table:table-cell>
          <table:table-cell office:value-type="float" office:value="1" table:content-validation-name="val25" table:style-name="ce80">
            <text:p>1.00</text:p>
          </table:table-cell>
          <table:table-cell office:value-type="float" office:value="1" table:content-validation-name="val26" table:style-name="ce82">
            <text:p>1.00</text:p>
          </table:table-cell>
          <table:table-cell office:value-type="float" office:value="1" table:content-validation-name="val25" table:style-name="ce80">
            <text:p>1.00</text:p>
          </table:table-cell>
          <table:table-cell office:value-type="float" office:value="1" table:content-validation-name="val26" table:style-name="ce82">
            <text:p>1.00</text:p>
          </table:table-cell>
          <table:table-cell office:value-type="float" office:value="20" table:content-validation-name="val25" table:style-name="ce80">
            <text:p>20.00</text:p>
          </table:table-cell>
          <table:table-cell office:value-type="float" office:value="19.740540540540543" table:content-validation-name="val26" table:style-name="ce82">
            <text:p>19.74</text:p>
          </table:table-cell>
          <table:table-cell office:value-type="float" office:value="2" table:content-validation-name="val25" table:style-name="ce80">
            <text:p>2.00</text:p>
          </table:table-cell>
          <table:table-cell office:value-type="float" office:value="2" table:content-validation-name="val26" table:style-name="ce82">
            <text:p>2.00</text:p>
          </table:table-cell>
          <table:table-cell office:value-type="float" office:value="0" table:content-validation-name="val25" table:style-name="ce80">
            <text:p>0.00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26" table:formula="of:=SUM([.F4];[.H4];[.J4];[.L4];[.N4];[.P4])" table:content-validation-name="val24" table:style-name="ce19">
            <text:p>26</text:p>
          </table:table-cell>
          <table:table-cell office:value-type="float" office:value="25.740540540540543" table:formula="of:=SUM([.G4];[.I4];[.K4];[.M4];[.O4];[.Q4])" table:content-validation-name="val24" table:style-name="ce19">
            <text:p>26</text:p>
          </table:table-cell>
          <table:table-cell office:value-type="float" office:value="0" table:content-validation-name="val28" table:style-name="ce83">
            <text:p>0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0" table:content-validation-name="val28" table:style-name="ce83">
            <text:p>0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0" table:content-validation-name="val26" table:style-name="ce82">
            <text:p>0.00</text:p>
          </table:table-cell>
          <table:table-cell office:value-type="float" office:value="0" table:content-validation-name="val27" table:style-name="ce8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24" table:style-name="ce22">
            <text:p>26</text:p>
          </table:table-cell>
          <table:table-cell office:value-type="float" office:value="25.740540540540543" table:formula="of:=[.S4]+[.AA4]" table:content-validation-name="val24" table:style-name="ce22">
            <text:p>26</text:p>
          </table:table-cell>
          <table:table-cell office:value-type="currency" office:value="147939.13" table:content-validation-name="val29" table:style-name="ce15">
            <text:p>£147,939.13</text:p>
          </table:table-cell>
          <table:table-cell office:value-type="currency" office:value="747.35" table:content-validation-name="val29" table:style-name="ce15">
            <text:p>£747.35</text:p>
          </table:table-cell>
          <table:table-cell office:value-type="currency" office:value="500" table:content-validation-name="val29" table:style-name="ce15">
            <text:p>£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42857.97" table:content-validation-name="val29" table:style-name="ce15">
            <text:p>£42,857.97</text:p>
          </table:table-cell>
          <table:table-cell office:value-type="currency" office:value="20689.060000000001" table:content-validation-name="val29" table:style-name="ce15">
            <text:p>£20,689.06</text:p>
          </table:table-cell>
          <table:table-cell office:value-type="currency" office:value="212733.51" table:formula="of:=SUM([.AE4:.AJ4])" table:style-name="ce23">
            <text:p>£212,733.51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2733.51" table:formula="of:=SUM([.AN4];[.AK4])" table:style-name="ce23">
            <text:p>£212,733.51</text:p>
          </table:table-cell>
          <table:table-cell table:number-columns-repeated="16343"/>
        </table:table-row>
        <table:table-row table:style-name="ro4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78">
            <text:p>Attorney General's Departments</text:p>
          </table:table-cell>
          <table:table-cell office:value-type="float" office:value="1557" table:content-validation-name="val25" table:style-name="ce79">
            <text:p>1557.00</text:p>
          </table:table-cell>
          <table:table-cell office:value-type="float" office:value="1432.8288929716998" table:content-validation-name="val26" table:style-name="ce81">
            <text:p>1432.83</text:p>
          </table:table-cell>
          <table:table-cell office:value-type="float" office:value="1637" table:content-validation-name="val25" table:style-name="ce79">
            <text:p>1637.00</text:p>
          </table:table-cell>
          <table:table-cell office:value-type="float" office:value="1531.3191867562996" table:content-validation-name="val26" table:style-name="ce81">
            <text:p>1531.32</text:p>
          </table:table-cell>
          <table:table-cell office:value-type="float" office:value="1150" table:content-validation-name="val25" table:style-name="ce79">
            <text:p>1150.00</text:p>
          </table:table-cell>
          <table:table-cell office:value-type="float" office:value="1108.8764729724996" table:content-validation-name="val26" table:style-name="ce81">
            <text:p>1108.88</text:p>
          </table:table-cell>
          <table:table-cell office:value-type="float" office:value="3265" table:content-validation-name="val25" table:style-name="ce79">
            <text:p>3265.00</text:p>
          </table:table-cell>
          <table:table-cell office:value-type="float" office:value="3031.0902743223028" table:content-validation-name="val26" table:style-name="ce81">
            <text:p>3031.09</text:p>
          </table:table-cell>
          <table:table-cell office:value-type="float" office:value="98" table:content-validation-name="val25" table:style-name="ce79">
            <text:p>98.00</text:p>
          </table:table-cell>
          <table:table-cell office:value-type="float" office:value="96.408108108099995" table:content-validation-name="val26" table:style-name="ce81">
            <text:p>96.41</text:p>
          </table:table-cell>
          <table:table-cell office:value-type="float" office:value="0" table:content-validation-name="val25" table:style-name="ce79">
            <text:p>0.00</text:p>
          </table:table-cell>
          <table:table-cell office:value-type="float" office:value="0" table:content-validation-name="val26" table:style-name="ce81">
            <text:p>0.00</text:p>
          </table:table-cell>
          <table:table-cell office:value-type="float" office:value="7707" table:formula="of:=SUM([.F5];[.H5];[.J5];[.L5];[.N5];[.P5])" table:content-validation-name="val24" table:style-name="ce10">
            <text:p>7,707</text:p>
          </table:table-cell>
          <table:table-cell office:value-type="float" office:value="7200.5229351309026" table:formula="of:=SUM([.G5];[.I5];[.K5];[.M5];[.O5];[.Q5])" table:content-validation-name="val24" table:style-name="ce10">
            <text:p>7,201</text:p>
          </table:table-cell>
          <table:table-cell office:value-type="float" office:value="2" table:content-validation-name="val28" table:style-name="ce84">
            <text:p>2</text:p>
          </table:table-cell>
          <table:table-cell office:value-type="float" office:value="2" table:content-validation-name="val26" table:style-name="ce81">
            <text:p>2.00</text:p>
          </table:table-cell>
          <table:table-cell office:value-type="float" office:value="12" table:content-validation-name="val28" table:style-name="ce84">
            <text:p>12</text:p>
          </table:table-cell>
          <table:table-cell office:value-type="float" office:value="12" table:content-validation-name="val26" table:style-name="ce81">
            <text:p>12.00</text:p>
          </table:table-cell>
          <table:table-cell office:value-type="float" office:value="3" table:content-validation-name="val26" table:style-name="ce81">
            <text:p>3.00</text:p>
          </table:table-cell>
          <table:table-cell office:value-type="float" office:value="3" table:content-validation-name="val27" table:style-name="ce86">
            <text:p>3.00</text:p>
          </table:table-cell>
          <table:table-cell office:value-type="float" office:value="17" table:formula="of:=SUM([.T5];[.V5];[.X5])" table:style-name="ce12">
            <text:p>17</text:p>
          </table:table-cell>
          <table:table-cell office:value-type="float" office:value="17" table:formula="of:=SUM([.U5];[.W5];[.Y5])" table:style-name="ce12">
            <text:p>17</text:p>
          </table:table-cell>
          <table:table-cell office:value-type="float" office:value="0" table:style-name="ce13">
            <text:p>0.00</text:p>
          </table:table-cell>
          <table:table-cell office:value-type="float" office:value="7724" table:formula="of:=[.R5]+[.Z5]" table:content-validation-name="val24" table:style-name="ce14">
            <text:p>7,724</text:p>
          </table:table-cell>
          <table:table-cell office:value-type="float" office:value="7217.5229351309026" table:formula="of:=[.S5]+[.AA5]" table:content-validation-name="val24" table:style-name="ce14">
            <text:p>7,218</text:p>
          </table:table-cell>
          <table:table-cell office:value-type="currency" office:value="27674158.210000999" table:content-validation-name="val29" table:style-name="ce15">
            <text:p>£27,674,158.21</text:p>
          </table:table-cell>
          <table:table-cell office:value-type="currency" office:value="486848.5400000001" table:content-validation-name="val29" table:style-name="ce15">
            <text:p>£486,848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45448.81" table:content-validation-name="val29" table:style-name="ce15">
            <text:p>£845,448.81</text:p>
          </table:table-cell>
          <table:table-cell office:value-type="currency" office:value="8063545.1300000204" table:content-validation-name="val29" table:style-name="ce15">
            <text:p>£8,063,545.13</text:p>
          </table:table-cell>
          <table:table-cell office:value-type="currency" office:value="3912782.40000006" table:content-validation-name="val29" table:style-name="ce15">
            <text:p>£3,912,782.40</text:p>
          </table:table-cell>
          <table:table-cell office:value-type="currency" office:value="40982783.090001076" table:formula="of:=SUM([.AE5:.AJ5])" table:style-name="ce16">
            <text:p>£40,982,783.09</text:p>
          </table:table-cell>
          <table:table-cell office:value-type="currency" office:value="110531.59000000001" table:content-validation-name="val29" table:style-name="ce17">
            <text:p>£110,531.59</text:p>
          </table:table-cell>
          <table:table-cell office:value-type="currency" office:value="0" table:style-name="ce17">
            <text:p>£0.00</text:p>
          </table:table-cell>
          <table:table-cell office:value-type="currency" office:value="110531.59000000001" table:formula="of:=SUM([.AL5:.AM5])" table:style-name="ce18">
            <text:p>£110,531.59</text:p>
          </table:table-cell>
          <table:table-cell office:value-type="currency" office:value="41093314.68000108" table:formula="of:=SUM([.AN5];[.AK5])" table:style-name="ce16">
            <text:p>£41,093,314.68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87">
            <text:p>Attorney General's Departments</text:p>
          </table:table-cell>
          <table:table-cell office:value-type="float" office:value="5" table:content-validation-name="val32" table:style-name="ce89">
            <text:p>5.00</text:p>
          </table:table-cell>
          <table:table-cell office:value-type="float" office:value="5" table:content-validation-name="val33" table:style-name="ce91">
            <text:p>5.00</text:p>
          </table:table-cell>
          <table:table-cell office:value-type="float" office:value="5" table:content-validation-name="val32" table:style-name="ce89">
            <text:p>5.00</text:p>
          </table:table-cell>
          <table:table-cell office:value-type="float" office:value="5" table:content-validation-name="val33" table:style-name="ce91">
            <text:p>5.00</text:p>
          </table:table-cell>
          <table:table-cell office:value-type="float" office:value="17" table:content-validation-name="val32" table:style-name="ce89">
            <text:p>17.00</text:p>
          </table:table-cell>
          <table:table-cell office:value-type="float" office:value="16.833333333333336" table:content-validation-name="val33" table:style-name="ce91">
            <text:p>16.83</text:p>
          </table:table-cell>
          <table:table-cell office:value-type="float" office:value="27" table:content-validation-name="val32" table:style-name="ce89">
            <text:p>27.00</text:p>
          </table:table-cell>
          <table:table-cell office:value-type="float" office:value="26.864864864864863" table:content-validation-name="val33" table:style-name="ce91">
            <text:p>26.86</text:p>
          </table:table-cell>
          <table:table-cell office:value-type="float" office:value="6" table:content-validation-name="val32" table:style-name="ce89">
            <text:p>6.00</text:p>
          </table:table-cell>
          <table:table-cell office:value-type="float" office:value="6" table:content-validation-name="val33" table:style-name="ce91">
            <text:p>6.00</text:p>
          </table:table-cell>
          <table:table-cell office:value-type="float" office:value="0" table:content-validation-name="val32" table:style-name="ce89">
            <text:p>0.00</text:p>
          </table:table-cell>
          <table:table-cell office:value-type="float" office:value="0" table:content-validation-name="val33" table:style-name="ce91">
            <text:p>0.00</text:p>
          </table:table-cell>
          <table:table-cell office:value-type="float" office:value="60" table:formula="of:=SUM([.F2];[.H2];[.J2];[.L2];[.N2];[.P2])" table:content-validation-name="val31" table:style-name="ce19">
            <text:p>60</text:p>
          </table:table-cell>
          <table:table-cell office:value-type="float" office:value="59.698198198198199" table:formula="of:=SUM([.G2];[.I2];[.K2];[.M2];[.O2];[.Q2])" table:content-validation-name="val31" table:style-name="ce19">
            <text:p>60</text:p>
          </table:table-cell>
          <table:table-cell office:value-type="float" office:value="0" table:content-validation-name="val35" table:style-name="ce97">
            <text:p>0</text:p>
          </table:table-cell>
          <table:table-cell office:value-type="float" office:value="0" table:content-validation-name="val33" table:style-name="ce93">
            <text:p>0.00</text:p>
          </table:table-cell>
          <table:table-cell office:value-type="float" office:value="0" table:content-validation-name="val35" table:style-name="ce97">
            <text:p>0</text:p>
          </table:table-cell>
          <table:table-cell office:value-type="float" office:value="0" table:content-validation-name="val33" table:style-name="ce93">
            <text:p>0.00</text:p>
          </table:table-cell>
          <table:table-cell office:value-type="float" office:value="0" table:content-validation-name="val33" table:style-name="ce93">
            <text:p>0.00</text:p>
          </table:table-cell>
          <table:table-cell office:value-type="float" office:value="0" table:content-validation-name="val34" table:style-name="ce9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31" table:style-name="ce22">
            <text:p>60</text:p>
          </table:table-cell>
          <table:table-cell office:value-type="float" office:value="59.698198198198199" table:formula="of:=[.S2]+[.AA2]" table:content-validation-name="val31" table:style-name="ce22">
            <text:p>60</text:p>
          </table:table-cell>
          <table:table-cell office:value-type="currency" office:value="289920.31" table:content-validation-name="val36" table:style-name="ce15">
            <text:p>£289,920.31</text:p>
          </table:table-cell>
          <table:table-cell office:value-type="currency" office:value="10895.06" table:content-validation-name="val36" table:style-name="ce15">
            <text:p>£10,895.06</text:p>
          </table:table-cell>
          <table:table-cell office:value-type="currency" office:value="18550" table:content-validation-name="val36" table:style-name="ce15">
            <text:p>£18,550.00</text:p>
          </table:table-cell>
          <table:table-cell office:value-type="currency" office:value="262.39999999999998" table:content-validation-name="val36" table:style-name="ce15">
            <text:p>£262.40</text:p>
          </table:table-cell>
          <table:table-cell office:value-type="currency" office:value="83650.490000000005" table:content-validation-name="val36" table:style-name="ce15">
            <text:p>£83,650.49</text:p>
          </table:table-cell>
          <table:table-cell office:value-type="currency" office:value="43888.81" table:content-validation-name="val36" table:style-name="ce15">
            <text:p>£43,888.81</text:p>
          </table:table-cell>
          <table:table-cell office:value-type="currency" office:value="447167.07" table:formula="of:=SUM([.AE2:.AJ2])" table:style-name="ce23">
            <text:p>£447,167.0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47167.07" table:formula="of:=SUM([.AN2];[.AK2])" table:style-name="ce23">
            <text:p>£447,167.0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August</text:p>
          </table:table-cell>
          <table:table-cell office:value-type="string" table:content-validation-name="val30" table:style-name="ce26">
            <text:p>Government Legal Department</text:p>
          </table:table-cell>
          <table:table-cell office:value-type="string" table:content-validation-name="val30" table:style-name="ce26">
            <text:p>Non-Ministerial Department</text:p>
          </table:table-cell>
          <table:table-cell office:value-type="string" table:content-validation-name="val30" table:style-name="ce88">
            <text:p>Attorney General's Departments</text:p>
          </table:table-cell>
          <table:table-cell office:value-type="float" office:value="38" table:content-validation-name="val32" table:style-name="ce90">
            <text:p>38.00</text:p>
          </table:table-cell>
          <table:table-cell office:value-type="float" office:value="34.995345345345349" table:content-validation-name="val33" table:style-name="ce92">
            <text:p>35.00</text:p>
          </table:table-cell>
          <table:table-cell office:value-type="float" office:value="419" table:content-validation-name="val32" table:style-name="ce90">
            <text:p>419.00</text:p>
          </table:table-cell>
          <table:table-cell office:value-type="float" office:value="408.42807807807816" table:content-validation-name="val33" table:style-name="ce92">
            <text:p>408.43</text:p>
          </table:table-cell>
          <table:table-cell office:value-type="float" office:value="357" table:content-validation-name="val32" table:style-name="ce90">
            <text:p>357.00</text:p>
          </table:table-cell>
          <table:table-cell office:value-type="float" office:value="349.28832046332053" table:content-validation-name="val33" table:style-name="ce92">
            <text:p>349.29</text:p>
          </table:table-cell>
          <table:table-cell office:value-type="float" office:value="2181" table:content-validation-name="val32" table:style-name="ce90">
            <text:p>2181.00</text:p>
          </table:table-cell>
          <table:table-cell office:value-type="float" office:value="2015.8310660660602" table:content-validation-name="val33" table:style-name="ce92">
            <text:p>2015.83</text:p>
          </table:table-cell>
          <table:table-cell office:value-type="float" office:value="244" table:content-validation-name="val32" table:style-name="ce90">
            <text:p>244.00</text:p>
          </table:table-cell>
          <table:table-cell office:value-type="float" office:value="228.07729729729726" table:content-validation-name="val33" table:style-name="ce92">
            <text:p>228.08</text:p>
          </table:table-cell>
          <table:table-cell office:value-type="float" office:value="0" table:content-validation-name="val32" table:style-name="ce90">
            <text:p>0.00</text:p>
          </table:table-cell>
          <table:table-cell office:value-type="float" office:value="0" table:content-validation-name="val33" table:style-name="ce92">
            <text:p>0.00</text:p>
          </table:table-cell>
          <table:table-cell office:value-type="float" office:value="3239" table:formula="of:=SUM([.F3];[.H3];[.J3];[.L3];[.N3];[.P3])" table:content-validation-name="val31" table:style-name="ce28">
            <text:p>3,239</text:p>
          </table:table-cell>
          <table:table-cell office:value-type="float" office:value="3036.6201072501017" table:formula="of:=SUM([.G3];[.I3];[.K3];[.M3];[.O3];[.Q3])" table:content-validation-name="val31" table:style-name="ce28">
            <text:p>3,037</text:p>
          </table:table-cell>
          <table:table-cell office:value-type="float" office:value="112" table:content-validation-name="val35" table:style-name="ce98">
            <text:p>112</text:p>
          </table:table-cell>
          <table:table-cell office:value-type="float" office:value="111.35266974291365" table:content-validation-name="val33" table:style-name="ce94">
            <text:p>111.35</text:p>
          </table:table-cell>
          <table:table-cell office:value-type="float" office:value="261" table:content-validation-name="val35" table:style-name="ce98">
            <text:p>261</text:p>
          </table:table-cell>
          <table:table-cell office:value-type="float" office:value="259.12972972972972" table:content-validation-name="val33" table:style-name="ce94">
            <text:p>259.13</text:p>
          </table:table-cell>
          <table:table-cell office:value-type="float" office:value="0" table:content-validation-name="val33" table:style-name="ce94">
            <text:p>0.00</text:p>
          </table:table-cell>
          <table:table-cell office:value-type="float" office:value="0" table:content-validation-name="val34" table:style-name="ce96">
            <text:p>0.00</text:p>
          </table:table-cell>
          <table:table-cell office:value-type="float" office:value="373" table:formula="of:=SUM([.T3];[.V3];[.X3])" table:style-name="ce30">
            <text:p>373</text:p>
          </table:table-cell>
          <table:table-cell office:value-type="float" office:value="370.48239947264335" table:formula="of:=SUM([.U3];[.W3];[.Y3])" table:style-name="ce30">
            <text:p>370</text:p>
          </table:table-cell>
          <table:table-cell office:value-type="float" office:value="0" table:style-name="ce31">
            <text:p>0</text:p>
          </table:table-cell>
          <table:table-cell office:value-type="float" office:value="3612" table:formula="of:=[.R3]+[.Z3]" table:content-validation-name="val31" table:style-name="ce32">
            <text:p>3,612</text:p>
          </table:table-cell>
          <table:table-cell office:value-type="float" office:value="3407.1025067227451" table:formula="of:=[.S3]+[.AA3]" table:content-validation-name="val31" table:style-name="ce32">
            <text:p>3,407</text:p>
          </table:table-cell>
          <table:table-cell office:value-type="currency" office:value="15756748" table:content-validation-name="val36" table:style-name="ce33">
            <text:p>£15,756,748.00</text:p>
          </table:table-cell>
          <table:table-cell office:value-type="currency" office:value="68094" table:content-validation-name="val36" table:style-name="ce33">
            <text:p>£68,094.00</text:p>
          </table:table-cell>
          <table:table-cell office:value-type="currency" office:value="362100" table:content-validation-name="val36" table:style-name="ce33">
            <text:p>£362,100.00</text:p>
          </table:table-cell>
          <table:table-cell office:value-type="currency" office:value="18890.330000000002" table:content-validation-name="val36" table:style-name="ce33">
            <text:p>£18,890.33</text:p>
          </table:table-cell>
          <table:table-cell office:value-type="currency" office:value="4520689.54" table:content-validation-name="val36" table:style-name="ce33">
            <text:p>£4,520,689.54</text:p>
          </table:table-cell>
          <table:table-cell office:value-type="currency" office:value="2223200.8199999998" table:content-validation-name="val36" table:style-name="ce33">
            <text:p>£2,223,200.82</text:p>
          </table:table-cell>
          <table:table-cell office:value-type="currency" office:value="22949722.690000001" table:formula="of:=SUM([.AE3:.AJ3])" table:style-name="ce34">
            <text:p>£22,949,722.69</text:p>
          </table:table-cell>
          <table:table-cell office:value-type="currency" office:value="1659808.42" table:content-validation-name="val36" table:style-name="ce35">
            <text:p>£1,659,808.42</text:p>
          </table:table-cell>
          <table:table-cell office:value-type="currency" office:value="0" table:content-validation-name="val36" table:style-name="ce35">
            <text:p>£0.00</text:p>
          </table:table-cell>
          <table:table-cell office:value-type="currency" office:value="1659808.42" table:formula="of:=SUM([.AL3:.AM3])" table:style-name="ce36">
            <text:p>£1,659,808.42</text:p>
          </table:table-cell>
          <table:table-cell office:value-type="currency" office:value="24609531.109999999" table:formula="of:=SUM([.AN3];[.AK3])" table:style-name="ce34">
            <text:p>£24,609,531.1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87">
            <text:p>Attorney General's Departments</text:p>
          </table:table-cell>
          <table:table-cell office:value-type="float" office:value="2" table:content-validation-name="val32" table:style-name="ce89">
            <text:p>2.00</text:p>
          </table:table-cell>
          <table:table-cell office:value-type="float" office:value="2" table:content-validation-name="val33" table:style-name="ce91">
            <text:p>2.00</text:p>
          </table:table-cell>
          <table:table-cell office:value-type="float" office:value="1" table:content-validation-name="val32" table:style-name="ce89">
            <text:p>1.00</text:p>
          </table:table-cell>
          <table:table-cell office:value-type="float" office:value="1" table:content-validation-name="val33" table:style-name="ce91">
            <text:p>1.00</text:p>
          </table:table-cell>
          <table:table-cell office:value-type="float" office:value="1" table:content-validation-name="val32" table:style-name="ce89">
            <text:p>1.00</text:p>
          </table:table-cell>
          <table:table-cell office:value-type="float" office:value="1" table:content-validation-name="val33" table:style-name="ce91">
            <text:p>1.00</text:p>
          </table:table-cell>
          <table:table-cell office:value-type="float" office:value="19" table:content-validation-name="val32" table:style-name="ce89">
            <text:p>19.00</text:p>
          </table:table-cell>
          <table:table-cell office:value-type="float" office:value="18.740540540540543" table:content-validation-name="val33" table:style-name="ce91">
            <text:p>18.74</text:p>
          </table:table-cell>
          <table:table-cell office:value-type="float" office:value="2" table:content-validation-name="val32" table:style-name="ce89">
            <text:p>2.00</text:p>
          </table:table-cell>
          <table:table-cell office:value-type="float" office:value="2" table:content-validation-name="val33" table:style-name="ce91">
            <text:p>2.00</text:p>
          </table:table-cell>
          <table:table-cell office:value-type="float" office:value="0" table:content-validation-name="val32" table:style-name="ce89">
            <text:p>0.00</text:p>
          </table:table-cell>
          <table:table-cell office:value-type="float" office:value="0" table:content-validation-name="val33" table:style-name="ce91">
            <text:p>0.00</text:p>
          </table:table-cell>
          <table:table-cell office:value-type="float" office:value="25" table:formula="of:=SUM([.F4];[.H4];[.J4];[.L4];[.N4];[.P4])" table:content-validation-name="val31" table:style-name="ce19">
            <text:p>25</text:p>
          </table:table-cell>
          <table:table-cell office:value-type="float" office:value="24.740540540540543" table:formula="of:=SUM([.G4];[.I4];[.K4];[.M4];[.O4];[.Q4])" table:content-validation-name="val31" table:style-name="ce19">
            <text:p>25</text:p>
          </table:table-cell>
          <table:table-cell office:value-type="float" office:value="0" table:content-validation-name="val35" table:style-name="ce97">
            <text:p>0</text:p>
          </table:table-cell>
          <table:table-cell office:value-type="float" office:value="0" table:content-validation-name="val33" table:style-name="ce93">
            <text:p>0.00</text:p>
          </table:table-cell>
          <table:table-cell office:value-type="float" office:value="0" table:content-validation-name="val35" table:style-name="ce97">
            <text:p>0</text:p>
          </table:table-cell>
          <table:table-cell office:value-type="float" office:value="0" table:content-validation-name="val33" table:style-name="ce93">
            <text:p>0.00</text:p>
          </table:table-cell>
          <table:table-cell office:value-type="float" office:value="0" table:content-validation-name="val33" table:style-name="ce93">
            <text:p>0.00</text:p>
          </table:table-cell>
          <table:table-cell office:value-type="float" office:value="0" table:content-validation-name="val34" table:style-name="ce9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31" table:style-name="ce22">
            <text:p>25</text:p>
          </table:table-cell>
          <table:table-cell office:value-type="float" office:value="24.740540540540543" table:formula="of:=[.S4]+[.AA4]" table:content-validation-name="val31" table:style-name="ce22">
            <text:p>25</text:p>
          </table:table-cell>
          <table:table-cell office:value-type="currency" office:value="147544.6" table:content-validation-name="val36" table:style-name="ce15">
            <text:p>£147,544.60</text:p>
          </table:table-cell>
          <table:table-cell office:value-type="currency" office:value="747.35" table:content-validation-name="val36" table:style-name="ce15">
            <text:p>£747.35</text:p>
          </table:table-cell>
          <table:table-cell office:value-type="currency" office:value="3500" table:content-validation-name="val36" table:style-name="ce15">
            <text:p>£3,5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42743.67" table:content-validation-name="val36" table:style-name="ce15">
            <text:p>£42,743.67</text:p>
          </table:table-cell>
          <table:table-cell office:value-type="currency" office:value="21142.44" table:content-validation-name="val36" table:style-name="ce15">
            <text:p>£21,142.44</text:p>
          </table:table-cell>
          <table:table-cell office:value-type="currency" office:value="215678.06" table:formula="of:=SUM([.AE4:.AJ4])" table:style-name="ce23">
            <text:p>£215,678.06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5678.06" table:formula="of:=SUM([.AN4];[.AK4])" table:style-name="ce23">
            <text:p>£215,678.06</text:p>
          </table:table-cell>
          <table:table-cell table:number-columns-repeated="16343"/>
        </table:table-row>
        <table:table-row table:style-name="ro5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7">
            <text:p>Attorney General's Departments</text:p>
          </table:table-cell>
          <table:table-cell office:value-type="float" office:value="1577" table:style-name="ce89">
            <text:p>1577.00</text:p>
          </table:table-cell>
          <table:table-cell office:value-type="float" office:value="1452.8694324311994" table:style-name="ce91">
            <text:p>1452.87</text:p>
          </table:table-cell>
          <table:table-cell office:value-type="float" office:value="1653" table:style-name="ce89">
            <text:p>1653.00</text:p>
          </table:table-cell>
          <table:table-cell office:value-type="float" office:value="1546.1575699996997" table:style-name="ce91">
            <text:p>1546.16</text:p>
          </table:table-cell>
          <table:table-cell office:value-type="float" office:value="1144" table:style-name="ce89">
            <text:p>1144.00</text:p>
          </table:table-cell>
          <table:table-cell office:value-type="float" office:value="1105.2394467562997" table:style-name="ce91">
            <text:p>1105.24</text:p>
          </table:table-cell>
          <table:table-cell office:value-type="float" office:value="3292" table:style-name="ce89">
            <text:p>3292.00</text:p>
          </table:table-cell>
          <table:table-cell office:value-type="float" office:value="3058.5389229711027" table:style-name="ce91">
            <text:p>3058.54</text:p>
          </table:table-cell>
          <table:table-cell office:value-type="float" office:value="98" table:style-name="ce89">
            <text:p>98.00</text:p>
          </table:table-cell>
          <table:table-cell office:value-type="float" office:value="96.327027027" table:style-name="ce91">
            <text:p>96.33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1">
            <text:p>0.00</text:p>
          </table:table-cell>
          <table:table-cell office:value-type="float" office:value="7764" table:formula="of:=SUM([.F5];[.H5];[.J5];[.L5];[.N5];[.P5])" table:content-validation-name="val31" table:style-name="ce19">
            <text:p>7,764</text:p>
          </table:table-cell>
          <table:table-cell office:value-type="float" office:value="7259.1323991853023" table:formula="of:=SUM([.G5];[.I5];[.K5];[.M5];[.O5];[.Q5])" table:content-validation-name="val31" table:style-name="ce19">
            <text:p>7,259</text:p>
          </table:table-cell>
          <table:table-cell office:value-type="float" office:value="2" table:style-name="ce97">
            <text:p>2</text:p>
          </table:table-cell>
          <table:table-cell office:value-type="float" office:value="2" table:style-name="ce93">
            <text:p>2.00</text:p>
          </table:table-cell>
          <table:table-cell office:value-type="float" office:value="8" table:style-name="ce97">
            <text:p>8</text:p>
          </table:table-cell>
          <table:table-cell office:value-type="float" office:value="8" table:style-name="ce93">
            <text:p>8.00</text:p>
          </table:table-cell>
          <table:table-cell office:value-type="float" office:value="0" table:style-name="ce93">
            <text:p>0.00</text:p>
          </table:table-cell>
          <table:table-cell office:value-type="float" office:value="0" table:style-name="ce95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774" table:formula="of:=[.R5]+[.Z5]" table:content-validation-name="val31" table:style-name="ce22">
            <text:p>7,774</text:p>
          </table:table-cell>
          <table:table-cell office:value-type="float" office:value="7269.1323991853023" table:formula="of:=[.S5]+[.AA5]" table:content-validation-name="val31" table:style-name="ce22">
            <text:p>7,269</text:p>
          </table:table-cell>
          <table:table-cell office:value-type="currency" office:value="28360126.440000001" table:style-name="ce15">
            <text:p>£28,360,126.44</text:p>
          </table:table-cell>
          <table:table-cell office:value-type="currency" office:value="487569.48" table:style-name="ce15">
            <text:p>£487,569.48</text:p>
          </table:table-cell>
          <table:table-cell office:value-type="currency" office:value="0" table:style-name="ce15">
            <text:p>£0.00</text:p>
          </table:table-cell>
          <table:table-cell office:value-type="currency" office:value="882193.46" table:style-name="ce15">
            <text:p>£882,193.46</text:p>
          </table:table-cell>
          <table:table-cell office:value-type="currency" office:value="8192884.54" table:style-name="ce15">
            <text:p>£8,192,884.54</text:p>
          </table:table-cell>
          <table:table-cell office:value-type="currency" office:value="4057266.69" table:style-name="ce15">
            <text:p>£4,057,266.69</text:p>
          </table:table-cell>
          <table:table-cell office:value-type="currency" office:value="41980040.609999999" table:formula="of:=SUM([.AE5:.AJ5])" table:style-name="ce23">
            <text:p>£41,980,040.61</text:p>
          </table:table-cell>
          <table:table-cell office:value-type="currency" office:value="112448.70000000001" table:style-name="ce35">
            <text:p>£112,448.70</text:p>
          </table:table-cell>
          <table:table-cell office:value-type="currency" office:value="0" table:style-name="ce35">
            <text:p>£0.00</text:p>
          </table:table-cell>
          <table:table-cell office:value-type="currency" office:value="112448.70000000001" table:formula="of:=SUM([.AL5:.AM5])" table:style-name="ce24">
            <text:p>£112,448.70</text:p>
          </table:table-cell>
          <table:table-cell office:value-type="currency" office:value="42092489.310000002" table:formula="of:=SUM([.AN5];[.AK5])" table:style-name="ce23">
            <text:p>£42,092,489.31</text:p>
          </table:table-cell>
          <table:table-cell table:number-columns-repeated="16343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36" table:style-name="ce1"/>
          <table:table-cell table:style-name="ce15"/>
          <table:table-cell table:number-columns-repeated="16347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99">
            <text:p>Attorney General's Departments</text:p>
          </table:table-cell>
          <table:table-cell office:value-type="float" office:value="4" table:content-validation-name="val41" table:style-name="ce103">
            <text:p>4.00</text:p>
          </table:table-cell>
          <table:table-cell office:value-type="float" office:value="4" table:content-validation-name="val40" table:style-name="ce101">
            <text:p>4.00</text:p>
          </table:table-cell>
          <table:table-cell office:value-type="float" office:value="5" table:content-validation-name="val41" table:style-name="ce103">
            <text:p>5.00</text:p>
          </table:table-cell>
          <table:table-cell office:value-type="float" office:value="5" table:content-validation-name="val40" table:style-name="ce101">
            <text:p>5.00</text:p>
          </table:table-cell>
          <table:table-cell office:value-type="float" office:value="17" table:content-validation-name="val41" table:style-name="ce103">
            <text:p>17.00</text:p>
          </table:table-cell>
          <table:table-cell office:value-type="float" office:value="16.833333333333336" table:content-validation-name="val40" table:style-name="ce101">
            <text:p>16.83</text:p>
          </table:table-cell>
          <table:table-cell office:value-type="float" office:value="29" table:content-validation-name="val41" table:style-name="ce103">
            <text:p>29.00</text:p>
          </table:table-cell>
          <table:table-cell office:value-type="float" office:value="28.864864864864867" table:content-validation-name="val40" table:style-name="ce101">
            <text:p>28.86</text:p>
          </table:table-cell>
          <table:table-cell office:value-type="float" office:value="6" table:content-validation-name="val41" table:style-name="ce103">
            <text:p>6.00</text:p>
          </table:table-cell>
          <table:table-cell office:value-type="float" office:value="6" table:content-validation-name="val40" table:style-name="ce101">
            <text:p>6.00</text:p>
          </table:table-cell>
          <table:table-cell office:value-type="float" office:value="0" table:content-validation-name="val41" table:style-name="ce103">
            <text:p>0.00</text:p>
          </table:table-cell>
          <table:table-cell office:value-type="float" office:value="0" table:content-validation-name="val40" table:style-name="ce101">
            <text:p>0.00</text:p>
          </table:table-cell>
          <table:table-cell office:value-type="float" office:value="61" table:formula="of:=SUM([.F2];[.H2];[.J2];[.L2];[.N2];[.P2])" table:content-validation-name="val42" table:style-name="ce19">
            <text:p>61</text:p>
          </table:table-cell>
          <table:table-cell office:value-type="float" office:value="60.698198198198199" table:formula="of:=SUM([.G2];[.I2];[.K2];[.M2];[.O2];[.Q2])" table:content-validation-name="val42" table:style-name="ce19">
            <text:p>61</text:p>
          </table:table-cell>
          <table:table-cell office:value-type="float" office:value="0" table:content-validation-name="val38" table:style-name="ce105">
            <text:p>0</text:p>
          </table:table-cell>
          <table:table-cell office:value-type="float" office:value="0" table:content-validation-name="val40" table:style-name="ce101">
            <text:p>0.00</text:p>
          </table:table-cell>
          <table:table-cell office:value-type="float" office:value="1" table:content-validation-name="val38" table:style-name="ce105">
            <text:p>1</text:p>
          </table:table-cell>
          <table:table-cell office:value-type="float" office:value="1" table:content-validation-name="val40" table:style-name="ce101">
            <text:p>1.00</text:p>
          </table:table-cell>
          <table:table-cell office:value-type="float" office:value="0" table:content-validation-name="val40" table:style-name="ce101">
            <text:p>0.00</text:p>
          </table:table-cell>
          <table:table-cell office:value-type="float" office:value="0" table:content-validation-name="val39" table:style-name="ce107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2" table:formula="of:=[.R2]+[.Z2]" table:content-validation-name="val42" table:style-name="ce22">
            <text:p>62</text:p>
          </table:table-cell>
          <table:table-cell office:value-type="float" office:value="61.698198198198199" table:formula="of:=[.S2]+[.AA2]" table:content-validation-name="val42" table:style-name="ce22">
            <text:p>62</text:p>
          </table:table-cell>
          <table:table-cell office:value-type="currency" office:value="281865.46999999997" table:content-validation-name="val37" table:style-name="ce15">
            <text:p>£281,865.47</text:p>
          </table:table-cell>
          <table:table-cell office:value-type="currency" office:value="11788.45" table:content-validation-name="val37" table:style-name="ce15">
            <text:p>£11,788.45</text:p>
          </table:table-cell>
          <table:table-cell office:value-type="currency" office:value="500" table:content-validation-name="val37" table:style-name="ce15">
            <text:p>£500.00</text:p>
          </table:table-cell>
          <table:table-cell office:value-type="currency" office:value="472.3" table:content-validation-name="val37" table:style-name="ce15">
            <text:p>£472.30</text:p>
          </table:table-cell>
          <table:table-cell office:value-type="currency" office:value="82753.62" table:content-validation-name="val37" table:style-name="ce15">
            <text:p>£82,753.62</text:p>
          </table:table-cell>
          <table:table-cell office:value-type="currency" office:value="40105.120000000003" table:content-validation-name="val37" table:style-name="ce15">
            <text:p>£40,105.12</text:p>
          </table:table-cell>
          <table:table-cell office:value-type="currency" office:value="417484.95999999996" table:formula="of:=SUM([.AE2:.AJ2])" table:style-name="ce23">
            <text:p>£417,484.9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17484.95999999996" table:formula="of:=SUM([.AN2];[.AK2])" table:style-name="ce23">
            <text:p>£417,484.96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September</text:p>
          </table:table-cell>
          <table:table-cell office:value-type="string" table:content-validation-name="val43" table:style-name="ce26">
            <text:p>Government Legal Department</text:p>
          </table:table-cell>
          <table:table-cell office:value-type="string" table:content-validation-name="val43" table:style-name="ce26">
            <text:p>Non-Ministerial Department</text:p>
          </table:table-cell>
          <table:table-cell office:value-type="string" table:content-validation-name="val43" table:style-name="ce100">
            <text:p>Attorney General's Departments</text:p>
          </table:table-cell>
          <table:table-cell office:value-type="float" office:value="36" table:content-validation-name="val41" table:style-name="ce104">
            <text:p>36.00</text:p>
          </table:table-cell>
          <table:table-cell office:value-type="float" office:value="32.684534534534535" table:content-validation-name="val40" table:style-name="ce102">
            <text:p>32.68</text:p>
          </table:table-cell>
          <table:table-cell office:value-type="float" office:value="408" table:content-validation-name="val41" table:style-name="ce104">
            <text:p>408.00</text:p>
          </table:table-cell>
          <table:table-cell office:value-type="float" office:value="398.12267267267271" table:content-validation-name="val40" table:style-name="ce102">
            <text:p>398.12</text:p>
          </table:table-cell>
          <table:table-cell office:value-type="float" office:value="365" table:content-validation-name="val41" table:style-name="ce104">
            <text:p>365.00</text:p>
          </table:table-cell>
          <table:table-cell office:value-type="float" office:value="358.3504826254827" table:content-validation-name="val40" table:style-name="ce102">
            <text:p>358.35</text:p>
          </table:table-cell>
          <table:table-cell office:value-type="float" office:value="2232" table:content-validation-name="val41" table:style-name="ce104">
            <text:p>2232.00</text:p>
          </table:table-cell>
          <table:table-cell office:value-type="float" office:value="2064.2350600600539" table:content-validation-name="val40" table:style-name="ce102">
            <text:p>2064.24</text:p>
          </table:table-cell>
          <table:table-cell office:value-type="float" office:value="245" table:content-validation-name="val41" table:style-name="ce104">
            <text:p>245.00</text:p>
          </table:table-cell>
          <table:table-cell office:value-type="float" office:value="228.48771771771766" table:content-validation-name="val40" table:style-name="ce102">
            <text:p>228.49</text:p>
          </table:table-cell>
          <table:table-cell office:value-type="float" office:value="0" table:content-validation-name="val41" table:style-name="ce104">
            <text:p>0.00</text:p>
          </table:table-cell>
          <table:table-cell office:value-type="float" office:value="0" table:content-validation-name="val40" table:style-name="ce102">
            <text:p>0.00</text:p>
          </table:table-cell>
          <table:table-cell office:value-type="float" office:value="3286" table:formula="of:=SUM([.F3];[.H3];[.J3];[.L3];[.N3];[.P3])" table:content-validation-name="val42" table:style-name="ce28">
            <text:p>3,286</text:p>
          </table:table-cell>
          <table:table-cell office:value-type="float" office:value="3081.8804676104614" table:formula="of:=SUM([.G3];[.I3];[.K3];[.M3];[.O3];[.Q3])" table:content-validation-name="val42" table:style-name="ce28">
            <text:p>3,082</text:p>
          </table:table-cell>
          <table:table-cell office:value-type="float" office:value="126" table:content-validation-name="val38" table:style-name="ce106">
            <text:p>126</text:p>
          </table:table-cell>
          <table:table-cell office:value-type="float" office:value="125.35266974291365" table:content-validation-name="val40" table:style-name="ce102">
            <text:p>125.35</text:p>
          </table:table-cell>
          <table:table-cell office:value-type="float" office:value="262" table:content-validation-name="val38" table:style-name="ce106">
            <text:p>262</text:p>
          </table:table-cell>
          <table:table-cell office:value-type="float" office:value="259.85945945945946" table:content-validation-name="val40" table:style-name="ce102">
            <text:p>259.86</text:p>
          </table:table-cell>
          <table:table-cell office:value-type="float" office:value="0" table:content-validation-name="val40" table:style-name="ce102">
            <text:p>0.00</text:p>
          </table:table-cell>
          <table:table-cell office:value-type="float" office:value="0" table:content-validation-name="val39" table:style-name="ce108">
            <text:p>0.00</text:p>
          </table:table-cell>
          <table:table-cell office:value-type="float" office:value="388" table:formula="of:=SUM([.T3];[.V3];[.X3])" table:style-name="ce30">
            <text:p>388</text:p>
          </table:table-cell>
          <table:table-cell office:value-type="float" office:value="385.21212920237309" table:formula="of:=SUM([.U3];[.W3];[.Y3])" table:style-name="ce30">
            <text:p>385</text:p>
          </table:table-cell>
          <table:table-cell office:value-type="float" office:value="1" table:style-name="ce31">
            <text:p>1</text:p>
          </table:table-cell>
          <table:table-cell office:value-type="float" office:value="3674" table:formula="of:=[.R3]+[.Z3]" table:content-validation-name="val42" table:style-name="ce32">
            <text:p>3,674</text:p>
          </table:table-cell>
          <table:table-cell office:value-type="float" office:value="3467.0925968128345" table:formula="of:=[.S3]+[.AA3]" table:content-validation-name="val42" table:style-name="ce32">
            <text:p>3,467</text:p>
          </table:table-cell>
          <table:table-cell office:value-type="currency" office:value="15769811.33" table:content-validation-name="val37" table:style-name="ce33">
            <text:p>£15,769,811.33</text:p>
          </table:table-cell>
          <table:table-cell office:value-type="currency" office:value="65680.83" table:content-validation-name="val37" table:style-name="ce33">
            <text:p>£65,680.83</text:p>
          </table:table-cell>
          <table:table-cell office:value-type="currency" office:value="18100" table:content-validation-name="val37" table:style-name="ce33">
            <text:p>£18,100.00</text:p>
          </table:table-cell>
          <table:table-cell office:value-type="currency" office:value="37896.65" table:content-validation-name="val37" table:style-name="ce33">
            <text:p>£37,896.65</text:p>
          </table:table-cell>
          <table:table-cell office:value-type="currency" office:value="4506720.99" table:content-validation-name="val37" table:style-name="ce33">
            <text:p>£4,506,720.99</text:p>
          </table:table-cell>
          <table:table-cell office:value-type="currency" office:value="2173354.66" table:content-validation-name="val37" table:style-name="ce33">
            <text:p>£2,173,354.66</text:p>
          </table:table-cell>
          <table:table-cell office:value-type="currency" office:value="22571564.460000001" table:formula="of:=SUM([.AE3:.AJ3])" table:style-name="ce34">
            <text:p>£22,571,564.46</text:p>
          </table:table-cell>
          <table:table-cell office:value-type="currency" office:value="2166781.63" table:content-validation-name="val37" table:style-name="ce35">
            <text:p>£2,166,781.63</text:p>
          </table:table-cell>
          <table:table-cell office:value-type="currency" office:value="4064.5" table:content-validation-name="val37" table:style-name="ce35">
            <text:p>£4,064.50</text:p>
          </table:table-cell>
          <table:table-cell office:value-type="currency" office:value="2170846.13" table:formula="of:=SUM([.AL3:.AM3])" table:style-name="ce36">
            <text:p>£2,170,846.13</text:p>
          </table:table-cell>
          <table:table-cell office:value-type="currency" office:value="24742410.59" table:formula="of:=SUM([.AN3];[.AK3])" table:style-name="ce34">
            <text:p>£24,742,410.59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99">
            <text:p>Attorney General's Departments</text:p>
          </table:table-cell>
          <table:table-cell office:value-type="float" office:value="2" table:content-validation-name="val41" table:style-name="ce103">
            <text:p>2.00</text:p>
          </table:table-cell>
          <table:table-cell office:value-type="float" office:value="2" table:content-validation-name="val40" table:style-name="ce101">
            <text:p>2.00</text:p>
          </table:table-cell>
          <table:table-cell office:value-type="float" office:value="1" table:content-validation-name="val41" table:style-name="ce103">
            <text:p>1.00</text:p>
          </table:table-cell>
          <table:table-cell office:value-type="float" office:value="1" table:content-validation-name="val40" table:style-name="ce101">
            <text:p>1.00</text:p>
          </table:table-cell>
          <table:table-cell office:value-type="float" office:value="1" table:content-validation-name="val41" table:style-name="ce103">
            <text:p>1.00</text:p>
          </table:table-cell>
          <table:table-cell office:value-type="float" office:value="1" table:content-validation-name="val40" table:style-name="ce101">
            <text:p>1.00</text:p>
          </table:table-cell>
          <table:table-cell office:value-type="float" office:value="18" table:content-validation-name="val41" table:style-name="ce103">
            <text:p>18.00</text:p>
          </table:table-cell>
          <table:table-cell office:value-type="float" office:value="17.740540540540543" table:content-validation-name="val40" table:style-name="ce101">
            <text:p>17.74</text:p>
          </table:table-cell>
          <table:table-cell office:value-type="float" office:value="2" table:content-validation-name="val41" table:style-name="ce103">
            <text:p>2.00</text:p>
          </table:table-cell>
          <table:table-cell office:value-type="float" office:value="2" table:content-validation-name="val40" table:style-name="ce101">
            <text:p>2.00</text:p>
          </table:table-cell>
          <table:table-cell office:value-type="float" office:value="0" table:content-validation-name="val41" table:style-name="ce103">
            <text:p>0.00</text:p>
          </table:table-cell>
          <table:table-cell office:value-type="float" office:value="0" table:content-validation-name="val40" table:style-name="ce101">
            <text:p>0.00</text:p>
          </table:table-cell>
          <table:table-cell office:value-type="float" office:value="24" table:formula="of:=SUM([.F4];[.H4];[.J4];[.L4];[.N4];[.P4])" table:content-validation-name="val42" table:style-name="ce19">
            <text:p>24</text:p>
          </table:table-cell>
          <table:table-cell office:value-type="float" office:value="23.740540540540543" table:formula="of:=SUM([.G4];[.I4];[.K4];[.M4];[.O4];[.Q4])" table:content-validation-name="val42" table:style-name="ce19">
            <text:p>24</text:p>
          </table:table-cell>
          <table:table-cell office:value-type="float" office:value="0" table:content-validation-name="val38" table:style-name="ce105">
            <text:p>0</text:p>
          </table:table-cell>
          <table:table-cell office:value-type="float" office:value="0" table:content-validation-name="val40" table:style-name="ce101">
            <text:p>0.00</text:p>
          </table:table-cell>
          <table:table-cell office:value-type="float" office:value="0" table:content-validation-name="val38" table:style-name="ce105">
            <text:p>0</text:p>
          </table:table-cell>
          <table:table-cell office:value-type="float" office:value="0" table:content-validation-name="val40" table:style-name="ce101">
            <text:p>0.00</text:p>
          </table:table-cell>
          <table:table-cell office:value-type="float" office:value="0" table:content-validation-name="val40" table:style-name="ce101">
            <text:p>0.00</text:p>
          </table:table-cell>
          <table:table-cell office:value-type="float" office:value="0" table:content-validation-name="val39" table:style-name="ce10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2" table:style-name="ce22">
            <text:p>24</text:p>
          </table:table-cell>
          <table:table-cell office:value-type="float" office:value="23.740540540540543" table:formula="of:=[.S4]+[.AA4]" table:content-validation-name="val42" table:style-name="ce22">
            <text:p>24</text:p>
          </table:table-cell>
          <table:table-cell office:value-type="currency" office:value="141750.48000000001" table:content-validation-name="val37" table:style-name="ce15">
            <text:p>£141,750.48</text:p>
          </table:table-cell>
          <table:table-cell office:value-type="currency" office:value="747.35" table:content-validation-name="val37" table:style-name="ce15">
            <text:p>£747.35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41263.01" table:content-validation-name="val37" table:style-name="ce15">
            <text:p>£41,263.01</text:p>
          </table:table-cell>
          <table:table-cell office:value-type="currency" office:value="19748.32" table:content-validation-name="val37" table:style-name="ce15">
            <text:p>£19,748.32</text:p>
          </table:table-cell>
          <table:table-cell office:value-type="currency" office:value="203509.16000000003" table:formula="of:=SUM([.AE4:.AJ4])" table:style-name="ce23">
            <text:p>£203,509.1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3509.16000000003" table:formula="of:=SUM([.AN4];[.AK4])" table:style-name="ce23">
            <text:p>£203,509.16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99">
            <text:p>Attorney General's Departments</text:p>
          </table:table-cell>
          <table:table-cell office:value-type="float" office:value="1592" table:style-name="ce103">
            <text:p>1592.00</text:p>
          </table:table-cell>
          <table:table-cell office:value-type="float" office:value="1465.73" table:style-name="ce101">
            <text:p>1465.73</text:p>
          </table:table-cell>
          <table:table-cell office:value-type="float" office:value="1717" table:style-name="ce103">
            <text:p>1717.00</text:p>
          </table:table-cell>
          <table:table-cell office:value-type="float" office:value="1609.1" table:style-name="ce101">
            <text:p>1609.10</text:p>
          </table:table-cell>
          <table:table-cell office:value-type="float" office:value="1183" table:style-name="ce103">
            <text:p>1183.00</text:p>
          </table:table-cell>
          <table:table-cell office:value-type="float" office:value="1142.81" table:style-name="ce101">
            <text:p>1142.81</text:p>
          </table:table-cell>
          <table:table-cell office:value-type="float" office:value="3306" table:style-name="ce103">
            <text:p>3306.00</text:p>
          </table:table-cell>
          <table:table-cell office:value-type="float" office:value="3074.69" table:style-name="ce101">
            <text:p>3074.69</text:p>
          </table:table-cell>
          <table:table-cell office:value-type="float" office:value="99" table:style-name="ce103">
            <text:p>99.00</text:p>
          </table:table-cell>
          <table:table-cell office:value-type="float" office:value="97.33" table:style-name="ce101">
            <text:p>97.33</text:p>
          </table:table-cell>
          <table:table-cell office:value-type="float" office:value="0" table:style-name="ce103">
            <text:p>0.00</text:p>
          </table:table-cell>
          <table:table-cell office:value-type="float" office:value="0" table:style-name="ce101">
            <text:p>0.00</text:p>
          </table:table-cell>
          <table:table-cell office:value-type="float" office:value="7897" table:formula="of:=SUM([.F5];[.H5];[.J5];[.L5];[.N5];[.P5])" table:content-validation-name="val42" table:style-name="ce19">
            <text:p>7,897</text:p>
          </table:table-cell>
          <table:table-cell office:value-type="float" office:value="7389.66" table:formula="of:=SUM([.G5];[.I5];[.K5];[.M5];[.O5];[.Q5])" table:content-validation-name="val42" table:style-name="ce19">
            <text:p>7,390</text:p>
          </table:table-cell>
          <table:table-cell office:value-type="float" office:value="2" table:style-name="ce105">
            <text:p>2</text:p>
          </table:table-cell>
          <table:table-cell office:value-type="float" office:value="2" table:style-name="ce101">
            <text:p>2.00</text:p>
          </table:table-cell>
          <table:table-cell office:value-type="float" office:value="10" table:style-name="ce105">
            <text:p>10</text:p>
          </table:table-cell>
          <table:table-cell office:value-type="float" office:value="10" table:style-name="ce101">
            <text:p>10.00</text:p>
          </table:table-cell>
          <table:table-cell office:value-type="float" office:value="8" table:style-name="ce101">
            <text:p>8.00</text:p>
          </table:table-cell>
          <table:table-cell office:value-type="float" office:value="8" table:style-name="ce107">
            <text:p>8.00</text:p>
          </table:table-cell>
          <table:table-cell office:value-type="float" office:value="20" table:formula="of:=SUM([.T5];[.V5];[.X5])" table:style-name="ce20">
            <text:p>20</text:p>
          </table:table-cell>
          <table:table-cell office:value-type="float" office:value="20" table:formula="of:=SUM([.U5];[.W5];[.Y5])" table:style-name="ce20">
            <text:p>20</text:p>
          </table:table-cell>
          <table:table-cell office:value-type="float" office:value="0" table:style-name="ce37">
            <text:p>0</text:p>
          </table:table-cell>
          <table:table-cell office:value-type="float" office:value="7917" table:formula="of:=[.R5]+[.Z5]" table:content-validation-name="val42" table:style-name="ce22">
            <text:p>7,917</text:p>
          </table:table-cell>
          <table:table-cell office:value-type="float" office:value="7409.66" table:formula="of:=[.S5]+[.AA5]" table:content-validation-name="val42" table:style-name="ce22">
            <text:p>7,410</text:p>
          </table:table-cell>
          <table:table-cell office:value-type="currency" office:value="28208005.080000997" table:style-name="ce15">
            <text:p>£28,208,005.08</text:p>
          </table:table-cell>
          <table:table-cell office:value-type="currency" office:value="501774.91000000009" table:style-name="ce15">
            <text:p>£501,774.91</text:p>
          </table:table-cell>
          <table:table-cell office:value-type="currency" office:value="0" table:style-name="ce15">
            <text:p>£0.00</text:p>
          </table:table-cell>
          <table:table-cell office:value-type="currency" office:value="997624.47999999882" table:style-name="ce15">
            <text:p>£997,624.48</text:p>
          </table:table-cell>
          <table:table-cell office:value-type="currency" office:value="8143775.5100000091" table:style-name="ce15">
            <text:p>£8,143,775.51</text:p>
          </table:table-cell>
          <table:table-cell office:value-type="currency" office:value="3955854.0600000499" table:style-name="ce15">
            <text:p>£3,955,854.06</text:p>
          </table:table-cell>
          <table:table-cell office:value-type="currency" office:value="41807034.04000105" table:formula="of:=SUM([.AE5:.AJ5])" table:style-name="ce23">
            <text:p>£41,807,034.04</text:p>
          </table:table-cell>
          <table:table-cell office:value-type="currency" office:value="193713.06" table:style-name="ce17">
            <text:p>£193,713.06</text:p>
          </table:table-cell>
          <table:table-cell office:value-type="currency" office:value="0" table:style-name="ce17">
            <text:p>£0.00</text:p>
          </table:table-cell>
          <table:table-cell office:value-type="currency" office:value="193713.06" table:formula="of:=SUM([.AL5:.AM5])" table:style-name="ce24">
            <text:p>£193,713.06</text:p>
          </table:table-cell>
          <table:table-cell office:value-type="currency" office:value="42000747.100001052" table:formula="of:=SUM([.AN5];[.AK5])" table:style-name="ce23">
            <text:p>£42,000,747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109">
            <text:p>Attorney General's Departments</text:p>
          </table:table-cell>
          <table:table-cell office:value-type="float" office:value="4" table:content-validation-name="val46" table:style-name="ce113">
            <text:p>4.00</text:p>
          </table:table-cell>
          <table:table-cell office:value-type="float" office:value="4" table:content-validation-name="val47" table:style-name="ce111">
            <text:p>4.00</text:p>
          </table:table-cell>
          <table:table-cell office:value-type="float" office:value="5" table:content-validation-name="val46" table:style-name="ce113">
            <text:p>5.00</text:p>
          </table:table-cell>
          <table:table-cell office:value-type="float" office:value="5" table:content-validation-name="val47" table:style-name="ce111">
            <text:p>5.00</text:p>
          </table:table-cell>
          <table:table-cell office:value-type="float" office:value="21" table:content-validation-name="val46" table:style-name="ce113">
            <text:p>21.00</text:p>
          </table:table-cell>
          <table:table-cell office:value-type="float" office:value="20.833333333333336" table:content-validation-name="val47" table:style-name="ce111">
            <text:p>20.83</text:p>
          </table:table-cell>
          <table:table-cell office:value-type="float" office:value="27" table:content-validation-name="val46" table:style-name="ce113">
            <text:p>27.00</text:p>
          </table:table-cell>
          <table:table-cell office:value-type="float" office:value="26.864864864864863" table:content-validation-name="val47" table:style-name="ce111">
            <text:p>26.86</text:p>
          </table:table-cell>
          <table:table-cell office:value-type="float" office:value="7" table:content-validation-name="val46" table:style-name="ce113">
            <text:p>7.00</text:p>
          </table:table-cell>
          <table:table-cell office:value-type="float" office:value="7" table:content-validation-name="val47" table:style-name="ce111">
            <text:p>7.00</text:p>
          </table:table-cell>
          <table:table-cell office:value-type="float" office:value="0" table:content-validation-name="val46" table:style-name="ce113">
            <text:p>0.00</text:p>
          </table:table-cell>
          <table:table-cell office:value-type="float" office:value="0" table:content-validation-name="val47" table:style-name="ce111">
            <text:p>0.00</text:p>
          </table:table-cell>
          <table:table-cell office:value-type="float" office:value="64" table:formula="of:=SUM([.F2];[.H2];[.J2];[.L2];[.N2];[.P2])" table:content-validation-name="val45" table:style-name="ce19">
            <text:p>64</text:p>
          </table:table-cell>
          <table:table-cell office:value-type="float" office:value="63.698198198198199" table:formula="of:=SUM([.G2];[.I2];[.K2];[.M2];[.O2];[.Q2])" table:content-validation-name="val45" table:style-name="ce19">
            <text:p>64</text:p>
          </table:table-cell>
          <table:table-cell office:value-type="float" office:value="0" table:content-validation-name="val49" table:style-name="ce115">
            <text:p>0</text:p>
          </table:table-cell>
          <table:table-cell office:value-type="float" office:value="0" table:content-validation-name="val47" table:style-name="ce111">
            <text:p>0.00</text:p>
          </table:table-cell>
          <table:table-cell office:value-type="float" office:value="1" table:content-validation-name="val49" table:style-name="ce115">
            <text:p>1</text:p>
          </table:table-cell>
          <table:table-cell office:value-type="float" office:value="1" table:content-validation-name="val47" table:style-name="ce111">
            <text:p>1.00</text:p>
          </table:table-cell>
          <table:table-cell office:value-type="float" office:value="0" table:content-validation-name="val47" table:style-name="ce111">
            <text:p>0.00</text:p>
          </table:table-cell>
          <table:table-cell office:value-type="float" office:value="0" table:content-validation-name="val48" table:style-name="ce117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5" table:formula="of:=[.R2]+[.Z2]" table:content-validation-name="val45" table:style-name="ce22">
            <text:p>65</text:p>
          </table:table-cell>
          <table:table-cell office:value-type="float" office:value="64.698198198198199" table:formula="of:=[.S2]+[.AA2]" table:content-validation-name="val45" table:style-name="ce22">
            <text:p>65</text:p>
          </table:table-cell>
          <table:table-cell office:value-type="currency" office:value="362998.05" table:content-validation-name="val50" table:style-name="ce15">
            <text:p>£362,998.05</text:p>
          </table:table-cell>
          <table:table-cell office:value-type="currency" office:value="15127.71" table:content-validation-name="val50" table:style-name="ce15">
            <text:p>£15,127.71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30.21" table:content-validation-name="val50" table:style-name="ce15">
            <text:p>£430.21</text:p>
          </table:table-cell>
          <table:table-cell office:value-type="currency" office:value="107755.35" table:content-validation-name="val50" table:style-name="ce15">
            <text:p>£107,755.35</text:p>
          </table:table-cell>
          <table:table-cell office:value-type="currency" office:value="51828.42" table:content-validation-name="val50" table:style-name="ce15">
            <text:p>£51,828.42</text:p>
          </table:table-cell>
          <table:table-cell office:value-type="currency" office:value="538139.74000000011" table:formula="of:=SUM([.AE2:.AJ2])" table:style-name="ce23">
            <text:p>£538,139.74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538139.74000000011" table:formula="of:=SUM([.AN2];[.AK2])" table:style-name="ce23">
            <text:p>£538,139.74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October</text:p>
          </table:table-cell>
          <table:table-cell office:value-type="string" table:content-validation-name="val44" table:style-name="ce26">
            <text:p>Government Legal Department</text:p>
          </table:table-cell>
          <table:table-cell office:value-type="string" table:content-validation-name="val44" table:style-name="ce26">
            <text:p>Non-Ministerial Department</text:p>
          </table:table-cell>
          <table:table-cell office:value-type="string" table:content-validation-name="val44" table:style-name="ce110">
            <text:p>Attorney General's Departments</text:p>
          </table:table-cell>
          <table:table-cell office:value-type="float" office:value="37" table:content-validation-name="val46" table:style-name="ce114">
            <text:p>37.00</text:p>
          </table:table-cell>
          <table:table-cell office:value-type="float" office:value="33.684534534534535" table:content-validation-name="val47" table:style-name="ce112">
            <text:p>33.68</text:p>
          </table:table-cell>
          <table:table-cell office:value-type="float" office:value="405" table:content-validation-name="val46" table:style-name="ce114">
            <text:p>405.00</text:p>
          </table:table-cell>
          <table:table-cell office:value-type="float" office:value="394.66321321321328" table:content-validation-name="val47" table:style-name="ce112">
            <text:p>394.66</text:p>
          </table:table-cell>
          <table:table-cell office:value-type="float" office:value="369" table:content-validation-name="val46" table:style-name="ce114">
            <text:p>369.00</text:p>
          </table:table-cell>
          <table:table-cell office:value-type="float" office:value="362.04572072072079" table:content-validation-name="val47" table:style-name="ce112">
            <text:p>362.05</text:p>
          </table:table-cell>
          <table:table-cell office:value-type="float" office:value="2246" table:content-validation-name="val46" table:style-name="ce114">
            <text:p>2246.00</text:p>
          </table:table-cell>
          <table:table-cell office:value-type="float" office:value="2076.2810960960892" table:content-validation-name="val47" table:style-name="ce112">
            <text:p>2076.28</text:p>
          </table:table-cell>
          <table:table-cell office:value-type="float" office:value="246" table:content-validation-name="val46" table:style-name="ce114">
            <text:p>246.00</text:p>
          </table:table-cell>
          <table:table-cell office:value-type="float" office:value="228.6201501501501" table:content-validation-name="val47" table:style-name="ce112">
            <text:p>228.62</text:p>
          </table:table-cell>
          <table:table-cell office:value-type="float" office:value="0" table:content-validation-name="val46" table:style-name="ce114">
            <text:p>0.00</text:p>
          </table:table-cell>
          <table:table-cell office:value-type="float" office:value="0" table:content-validation-name="val47" table:style-name="ce112">
            <text:p>0.00</text:p>
          </table:table-cell>
          <table:table-cell office:value-type="float" office:value="3303" table:formula="of:=SUM([.F3];[.H3];[.J3];[.L3];[.N3];[.P3])" table:content-validation-name="val45" table:style-name="ce28">
            <text:p>3,303</text:p>
          </table:table-cell>
          <table:table-cell office:value-type="float" office:value="3095.2947147147079" table:formula="of:=SUM([.G3];[.I3];[.K3];[.M3];[.O3];[.Q3])" table:content-validation-name="val45" table:style-name="ce28">
            <text:p>3,095</text:p>
          </table:table-cell>
          <table:table-cell office:value-type="float" office:value="131" table:content-validation-name="val49" table:style-name="ce116">
            <text:p>131</text:p>
          </table:table-cell>
          <table:table-cell office:value-type="float" office:value="130.35266974291363" table:content-validation-name="val47" table:style-name="ce112">
            <text:p>130.35</text:p>
          </table:table-cell>
          <table:table-cell office:value-type="float" office:value="255" table:content-validation-name="val49" table:style-name="ce116">
            <text:p>255</text:p>
          </table:table-cell>
          <table:table-cell office:value-type="float" office:value="252.85945945945946" table:content-validation-name="val47" table:style-name="ce112">
            <text:p>252.86</text:p>
          </table:table-cell>
          <table:table-cell office:value-type="float" office:value="0" table:content-validation-name="val47" table:style-name="ce112">
            <text:p>0.00</text:p>
          </table:table-cell>
          <table:table-cell office:value-type="float" office:value="0" table:content-validation-name="val48" table:style-name="ce118">
            <text:p>0.00</text:p>
          </table:table-cell>
          <table:table-cell office:value-type="float" office:value="386" table:formula="of:=SUM([.T3];[.V3];[.X3])" table:style-name="ce30">
            <text:p>386</text:p>
          </table:table-cell>
          <table:table-cell office:value-type="float" office:value="383.21212920237309" table:formula="of:=SUM([.U3];[.W3];[.Y3])" table:style-name="ce30">
            <text:p>383</text:p>
          </table:table-cell>
          <table:table-cell office:value-type="float" office:value="0" table:style-name="ce31">
            <text:p>0</text:p>
          </table:table-cell>
          <table:table-cell office:value-type="float" office:value="3689" table:formula="of:=[.R3]+[.Z3]" table:content-validation-name="val45" table:style-name="ce32">
            <text:p>3,689</text:p>
          </table:table-cell>
          <table:table-cell office:value-type="float" office:value="3478.5068439170809" table:formula="of:=[.S3]+[.AA3]" table:content-validation-name="val45" table:style-name="ce32">
            <text:p>3,479</text:p>
          </table:table-cell>
          <table:table-cell office:value-type="currency" office:value="16956827.780000001" table:content-validation-name="val50" table:style-name="ce33">
            <text:p>£16,956,827.78</text:p>
          </table:table-cell>
          <table:table-cell office:value-type="currency" office:value="70674.289999999994" table:content-validation-name="val50" table:style-name="ce33">
            <text:p>£70,674.29</text:p>
          </table:table-cell>
          <table:table-cell office:value-type="currency" office:value="106750" table:content-validation-name="val50" table:style-name="ce33">
            <text:p>£106,750.00</text:p>
          </table:table-cell>
          <table:table-cell office:value-type="currency" office:value="33992.980000000003" table:content-validation-name="val50" table:style-name="ce33">
            <text:p>£33,992.98</text:p>
          </table:table-cell>
          <table:table-cell office:value-type="currency" office:value="4826994.8899999997" table:content-validation-name="val50" table:style-name="ce33">
            <text:p>£4,826,994.89</text:p>
          </table:table-cell>
          <table:table-cell office:value-type="currency" office:value="2364190.9900000002" table:content-validation-name="val50" table:style-name="ce33">
            <text:p>£2,364,190.99</text:p>
          </table:table-cell>
          <table:table-cell office:value-type="currency" office:value="24359430.93" table:formula="of:=SUM([.AE3:.AJ3])" table:style-name="ce34">
            <text:p>£24,359,430.93</text:p>
          </table:table-cell>
          <table:table-cell office:value-type="currency" office:value="2623503.2799999998" table:content-validation-name="val50" table:style-name="ce35">
            <text:p>£2,623,503.28</text:p>
          </table:table-cell>
          <table:table-cell office:value-type="currency" office:value="0" table:content-validation-name="val50" table:style-name="ce35">
            <text:p>£0.00</text:p>
          </table:table-cell>
          <table:table-cell office:value-type="currency" office:value="2623503.2799999998" table:formula="of:=SUM([.AL3:.AM3])" table:style-name="ce36">
            <text:p>£2,623,503.28</text:p>
          </table:table-cell>
          <table:table-cell office:value-type="currency" office:value="26982934.210000001" table:formula="of:=SUM([.AN3];[.AK3])" table:style-name="ce34">
            <text:p>£26,982,934.2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109">
            <text:p>Attorney General's Departments</text:p>
          </table:table-cell>
          <table:table-cell office:value-type="float" office:value="2" table:content-validation-name="val46" table:style-name="ce113">
            <text:p>2.00</text:p>
          </table:table-cell>
          <table:table-cell office:value-type="float" office:value="2" table:content-validation-name="val47" table:style-name="ce111">
            <text:p>2.00</text:p>
          </table:table-cell>
          <table:table-cell office:value-type="float" office:value="1" table:content-validation-name="val46" table:style-name="ce113">
            <text:p>1.00</text:p>
          </table:table-cell>
          <table:table-cell office:value-type="float" office:value="1" table:content-validation-name="val47" table:style-name="ce111">
            <text:p>1.00</text:p>
          </table:table-cell>
          <table:table-cell office:value-type="float" office:value="1" table:content-validation-name="val46" table:style-name="ce113">
            <text:p>1.00</text:p>
          </table:table-cell>
          <table:table-cell office:value-type="float" office:value="1" table:content-validation-name="val47" table:style-name="ce111">
            <text:p>1.00</text:p>
          </table:table-cell>
          <table:table-cell office:value-type="float" office:value="18" table:content-validation-name="val46" table:style-name="ce113">
            <text:p>18.00</text:p>
          </table:table-cell>
          <table:table-cell office:value-type="float" office:value="17.740540540540543" table:content-validation-name="val47" table:style-name="ce111">
            <text:p>17.74</text:p>
          </table:table-cell>
          <table:table-cell office:value-type="float" office:value="2" table:content-validation-name="val46" table:style-name="ce113">
            <text:p>2.00</text:p>
          </table:table-cell>
          <table:table-cell office:value-type="float" office:value="2" table:content-validation-name="val47" table:style-name="ce111">
            <text:p>2.00</text:p>
          </table:table-cell>
          <table:table-cell office:value-type="float" office:value="0" table:content-validation-name="val46" table:style-name="ce113">
            <text:p>0.00</text:p>
          </table:table-cell>
          <table:table-cell office:value-type="float" office:value="0" table:content-validation-name="val47" table:style-name="ce111">
            <text:p>0.00</text:p>
          </table:table-cell>
          <table:table-cell office:value-type="float" office:value="24" table:formula="of:=SUM([.F4];[.H4];[.J4];[.L4];[.N4];[.P4])" table:content-validation-name="val45" table:style-name="ce19">
            <text:p>24</text:p>
          </table:table-cell>
          <table:table-cell office:value-type="float" office:value="23.740540540540543" table:formula="of:=SUM([.G4];[.I4];[.K4];[.M4];[.O4];[.Q4])" table:content-validation-name="val45" table:style-name="ce19">
            <text:p>24</text:p>
          </table:table-cell>
          <table:table-cell office:value-type="float" office:value="0" table:content-validation-name="val49" table:style-name="ce115">
            <text:p>0</text:p>
          </table:table-cell>
          <table:table-cell office:value-type="float" office:value="0" table:content-validation-name="val47" table:style-name="ce111">
            <text:p>0.00</text:p>
          </table:table-cell>
          <table:table-cell office:value-type="float" office:value="0" table:content-validation-name="val49" table:style-name="ce115">
            <text:p>0</text:p>
          </table:table-cell>
          <table:table-cell office:value-type="float" office:value="0" table:content-validation-name="val47" table:style-name="ce111">
            <text:p>0.00</text:p>
          </table:table-cell>
          <table:table-cell office:value-type="float" office:value="0" table:content-validation-name="val47" table:style-name="ce111">
            <text:p>0.00</text:p>
          </table:table-cell>
          <table:table-cell office:value-type="float" office:value="0" table:content-validation-name="val48" table:style-name="ce11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5" table:style-name="ce22">
            <text:p>24</text:p>
          </table:table-cell>
          <table:table-cell office:value-type="float" office:value="23.740540540540543" table:formula="of:=[.S4]+[.AA4]" table:content-validation-name="val45" table:style-name="ce22">
            <text:p>24</text:p>
          </table:table-cell>
          <table:table-cell office:value-type="currency" office:value="143497.54" table:content-validation-name="val50" table:style-name="ce15">
            <text:p>£143,497.54</text:p>
          </table:table-cell>
          <table:table-cell office:value-type="currency" office:value="747.35" table:content-validation-name="val50" table:style-name="ce15">
            <text:p>£747.35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1571.24" table:content-validation-name="val50" table:style-name="ce15">
            <text:p>£41,571.24</text:p>
          </table:table-cell>
          <table:table-cell office:value-type="currency" office:value="20072.95" table:content-validation-name="val50" table:style-name="ce15">
            <text:p>£20,072.95</text:p>
          </table:table-cell>
          <table:table-cell office:value-type="currency" office:value="205889.08000000002" table:formula="of:=SUM([.AE4:.AJ4])" table:style-name="ce23">
            <text:p>£205,889.0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889.08000000002" table:formula="of:=SUM([.AN4];[.AK4])" table:style-name="ce23">
            <text:p>£205,889.08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09">
            <text:p>Attorney General's Departments</text:p>
          </table:table-cell>
          <table:table-cell office:value-type="float" office:value="1613" table:style-name="ce113">
            <text:p>1613.00</text:p>
          </table:table-cell>
          <table:table-cell office:value-type="float" office:value="1484.39" table:style-name="ce111">
            <text:p>1484.39</text:p>
          </table:table-cell>
          <table:table-cell office:value-type="float" office:value="1767" table:style-name="ce113">
            <text:p>1767.00</text:p>
          </table:table-cell>
          <table:table-cell office:value-type="float" office:value="1658.35" table:style-name="ce111">
            <text:p>1658.35</text:p>
          </table:table-cell>
          <table:table-cell office:value-type="float" office:value="1247" table:style-name="ce113">
            <text:p>1247.00</text:p>
          </table:table-cell>
          <table:table-cell office:value-type="float" office:value="1206.6400000000001" table:style-name="ce111">
            <text:p>1206.64</text:p>
          </table:table-cell>
          <table:table-cell office:value-type="float" office:value="3334" table:style-name="ce113">
            <text:p>3334.00</text:p>
          </table:table-cell>
          <table:table-cell office:value-type="float" office:value="3101.79" table:style-name="ce111">
            <text:p>3101.79</text:p>
          </table:table-cell>
          <table:table-cell office:value-type="float" office:value="99" table:style-name="ce113">
            <text:p>99.00</text:p>
          </table:table-cell>
          <table:table-cell office:value-type="float" office:value="97.33" table:style-name="ce111">
            <text:p>97.33</text:p>
          </table:table-cell>
          <table:table-cell office:value-type="float" office:value="0" table:style-name="ce113">
            <text:p>0.00</text:p>
          </table:table-cell>
          <table:table-cell office:value-type="float" office:value="0" table:style-name="ce111">
            <text:p>0.00</text:p>
          </table:table-cell>
          <table:table-cell office:value-type="float" office:value="8060" table:formula="of:=SUM([.F5];[.H5];[.J5];[.L5];[.N5];[.P5])" table:content-validation-name="val45" table:style-name="ce19">
            <text:p>8,060</text:p>
          </table:table-cell>
          <table:table-cell office:value-type="float" office:value="7548.5" table:formula="of:=SUM([.G5];[.I5];[.K5];[.M5];[.O5];[.Q5])" table:content-validation-name="val45" table:style-name="ce19">
            <text:p>7,549</text:p>
          </table:table-cell>
          <table:table-cell office:value-type="float" office:value="3" table:style-name="ce115">
            <text:p>3</text:p>
          </table:table-cell>
          <table:table-cell office:value-type="float" office:value="3" table:style-name="ce111">
            <text:p>3.00</text:p>
          </table:table-cell>
          <table:table-cell office:value-type="float" office:value="19" table:style-name="ce115">
            <text:p>19</text:p>
          </table:table-cell>
          <table:table-cell office:value-type="float" office:value="19" table:style-name="ce111">
            <text:p>19.00</text:p>
          </table:table-cell>
          <table:table-cell office:value-type="float" office:value="10" table:style-name="ce111">
            <text:p>10.00</text:p>
          </table:table-cell>
          <table:table-cell office:value-type="float" office:value="10" table:style-name="ce117">
            <text:p>10.00</text:p>
          </table:table-cell>
          <table:table-cell office:value-type="float" office:value="32" table:formula="of:=SUM([.T5];[.V5];[.X5])" table:style-name="ce20">
            <text:p>32</text:p>
          </table:table-cell>
          <table:table-cell office:value-type="float" office:value="32" table:formula="of:=SUM([.U5];[.W5];[.Y5])" table:style-name="ce20">
            <text:p>32</text:p>
          </table:table-cell>
          <table:table-cell office:value-type="float" office:value="0" table:style-name="ce37">
            <text:p>0</text:p>
          </table:table-cell>
          <table:table-cell office:value-type="float" office:value="8092" table:formula="of:=[.R5]+[.Z5]" table:content-validation-name="val45" table:style-name="ce22">
            <text:p>8,092</text:p>
          </table:table-cell>
          <table:table-cell office:value-type="float" office:value="7580.5" table:formula="of:=[.S5]+[.AA5]" table:content-validation-name="val45" table:style-name="ce22">
            <text:p>7,581</text:p>
          </table:table-cell>
          <table:table-cell office:value-type="currency" office:value="35711268.420000069" table:style-name="ce15">
            <text:p>£35,711,268.42</text:p>
          </table:table-cell>
          <table:table-cell office:value-type="currency" office:value="503057.57000000024" table:style-name="ce15">
            <text:p>£503,057.57</text:p>
          </table:table-cell>
          <table:table-cell office:value-type="currency" office:value="286673" table:style-name="ce15">
            <text:p>£286,673.00</text:p>
          </table:table-cell>
          <table:table-cell office:value-type="currency" office:value="1028885.5100000006" table:style-name="ce15">
            <text:p>£1,028,885.51</text:p>
          </table:table-cell>
          <table:table-cell office:value-type="currency" office:value="10393240.909999812" table:style-name="ce15">
            <text:p>£10,393,240.91</text:p>
          </table:table-cell>
          <table:table-cell office:value-type="currency" office:value="5158676.9800000293" table:style-name="ce15">
            <text:p>£5,158,676.98</text:p>
          </table:table-cell>
          <table:table-cell office:value-type="currency" office:value="53081802.389999904" table:formula="of:=SUM([.AE5:.AJ5])" table:style-name="ce23">
            <text:p>£53,081,802.39</text:p>
          </table:table-cell>
          <table:table-cell office:value-type="currency" office:value="240135.87999999995" table:style-name="ce17">
            <text:p>£240,135.88</text:p>
          </table:table-cell>
          <table:table-cell office:value-type="currency" office:value="0" table:style-name="ce17">
            <text:p>£0.00</text:p>
          </table:table-cell>
          <table:table-cell office:value-type="currency" office:value="240135.87999999995" table:formula="of:=SUM([.AL5:.AM5])" table:style-name="ce24">
            <text:p>£240,135.88</text:p>
          </table:table-cell>
          <table:table-cell office:value-type="currency" office:value="53321938.269999906" table:formula="of:=SUM([.AN5];[.AK5])" table:style-name="ce23">
            <text:p>£53,321,938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119">
            <text:p>Attorney General's Departments</text:p>
          </table:table-cell>
          <table:table-cell office:value-type="float" office:value="4" table:content-validation-name="val55" table:style-name="ce123">
            <text:p>4.00</text:p>
          </table:table-cell>
          <table:table-cell office:value-type="float" office:value="4" table:content-validation-name="val54" table:style-name="ce121">
            <text:p>4.00</text:p>
          </table:table-cell>
          <table:table-cell office:value-type="float" office:value="5" table:content-validation-name="val55" table:style-name="ce123">
            <text:p>5.00</text:p>
          </table:table-cell>
          <table:table-cell office:value-type="float" office:value="5" table:content-validation-name="val54" table:style-name="ce121">
            <text:p>5.00</text:p>
          </table:table-cell>
          <table:table-cell office:value-type="float" office:value="20" table:content-validation-name="val55" table:style-name="ce123">
            <text:p>20.00</text:p>
          </table:table-cell>
          <table:table-cell office:value-type="float" office:value="19.833333333333336" table:content-validation-name="val54" table:style-name="ce121">
            <text:p>19.83</text:p>
          </table:table-cell>
          <table:table-cell office:value-type="float" office:value="26" table:content-validation-name="val55" table:style-name="ce123">
            <text:p>26.00</text:p>
          </table:table-cell>
          <table:table-cell office:value-type="float" office:value="25.864864864864863" table:content-validation-name="val54" table:style-name="ce121">
            <text:p>25.86</text:p>
          </table:table-cell>
          <table:table-cell office:value-type="float" office:value="7" table:content-validation-name="val55" table:style-name="ce123">
            <text:p>7.00</text:p>
          </table:table-cell>
          <table:table-cell office:value-type="float" office:value="7" table:content-validation-name="val54" table:style-name="ce121">
            <text:p>7.00</text:p>
          </table:table-cell>
          <table:table-cell office:value-type="float" office:value="0" table:content-validation-name="val55" table:style-name="ce123">
            <text:p>0.00</text:p>
          </table:table-cell>
          <table:table-cell office:value-type="float" office:value="0" table:content-validation-name="val54" table:style-name="ce121">
            <text:p>0.00</text:p>
          </table:table-cell>
          <table:table-cell office:value-type="float" office:value="62" table:formula="of:=SUM([.F2];[.H2];[.J2];[.L2];[.N2];[.P2])" table:content-validation-name="val56" table:style-name="ce19">
            <text:p>62</text:p>
          </table:table-cell>
          <table:table-cell office:value-type="float" office:value="61.698198198198199" table:formula="of:=SUM([.G2];[.I2];[.K2];[.M2];[.O2];[.Q2])" table:content-validation-name="val56" table:style-name="ce19">
            <text:p>62</text:p>
          </table:table-cell>
          <table:table-cell office:value-type="float" office:value="0" table:content-validation-name="val52" table:style-name="ce125">
            <text:p>0</text:p>
          </table:table-cell>
          <table:table-cell office:value-type="float" office:value="0" table:content-validation-name="val54" table:style-name="ce121">
            <text:p>0.00</text:p>
          </table:table-cell>
          <table:table-cell office:value-type="float" office:value="1" table:content-validation-name="val52" table:style-name="ce125">
            <text:p>1</text:p>
          </table:table-cell>
          <table:table-cell office:value-type="float" office:value="1" table:content-validation-name="val54" table:style-name="ce121">
            <text:p>1.00</text:p>
          </table:table-cell>
          <table:table-cell office:value-type="float" office:value="0" table:content-validation-name="val54" table:style-name="ce121">
            <text:p>0.00</text:p>
          </table:table-cell>
          <table:table-cell office:value-type="float" office:value="0" table:content-validation-name="val53" table:style-name="ce127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3" table:formula="of:=[.R2]+[.Z2]" table:content-validation-name="val56" table:style-name="ce22">
            <text:p>63</text:p>
          </table:table-cell>
          <table:table-cell office:value-type="float" office:value="62.698198198198199" table:formula="of:=[.S2]+[.AA2]" table:content-validation-name="val56" table:style-name="ce22">
            <text:p>63</text:p>
          </table:table-cell>
          <table:table-cell office:value-type="currency" office:value="308152.7" table:content-validation-name="val51" table:style-name="ce15">
            <text:p>£308,152.70</text:p>
          </table:table-cell>
          <table:table-cell office:value-type="currency" office:value="12267.07" table:content-validation-name="val51" table:style-name="ce15">
            <text:p>£12,267.07</text:p>
          </table:table-cell>
          <table:table-cell office:value-type="currency" office:value="500" table:content-validation-name="val51" table:style-name="ce15">
            <text:p>£50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89383.24" table:content-validation-name="val51" table:style-name="ce15">
            <text:p>£89,383.24</text:p>
          </table:table-cell>
          <table:table-cell office:value-type="currency" office:value="43860.36" table:content-validation-name="val51" table:style-name="ce15">
            <text:p>£43,860.36</text:p>
          </table:table-cell>
          <table:table-cell office:value-type="currency" office:value="454163.37" table:formula="of:=SUM([.AE2:.AJ2])" table:style-name="ce23">
            <text:p>£454,163.37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54163.37" table:formula="of:=SUM([.AN2];[.AK2])" table:style-name="ce23">
            <text:p>£454,163.3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November</text:p>
          </table:table-cell>
          <table:table-cell office:value-type="string" table:content-validation-name="val57" table:style-name="ce26">
            <text:p>Government Legal Department</text:p>
          </table:table-cell>
          <table:table-cell office:value-type="string" table:content-validation-name="val57" table:style-name="ce26">
            <text:p>Non-Ministerial Department</text:p>
          </table:table-cell>
          <table:table-cell office:value-type="string" table:content-validation-name="val57" table:style-name="ce120">
            <text:p>Attorney General's Departments</text:p>
          </table:table-cell>
          <table:table-cell office:value-type="float" office:value="36" table:content-validation-name="val55" table:style-name="ce124">
            <text:p>36.00</text:p>
          </table:table-cell>
          <table:table-cell office:value-type="float" office:value="32.684534534534535" table:content-validation-name="val54" table:style-name="ce122">
            <text:p>32.68</text:p>
          </table:table-cell>
          <table:table-cell office:value-type="float" office:value="403" table:content-validation-name="val55" table:style-name="ce124">
            <text:p>403.00</text:p>
          </table:table-cell>
          <table:table-cell office:value-type="float" office:value="392.58753753753763" table:content-validation-name="val54" table:style-name="ce122">
            <text:p>392.59</text:p>
          </table:table-cell>
          <table:table-cell office:value-type="float" office:value="373" table:content-validation-name="val55" table:style-name="ce124">
            <text:p>373.00</text:p>
          </table:table-cell>
          <table:table-cell office:value-type="float" office:value="366.36734234234245" table:content-validation-name="val54" table:style-name="ce122">
            <text:p>366.37</text:p>
          </table:table-cell>
          <table:table-cell office:value-type="float" office:value="2257" table:content-validation-name="val55" table:style-name="ce124">
            <text:p>2257.00</text:p>
          </table:table-cell>
          <table:table-cell office:value-type="float" office:value="2087.9496546546488" table:content-validation-name="val54" table:style-name="ce122">
            <text:p>2087.95</text:p>
          </table:table-cell>
          <table:table-cell office:value-type="float" office:value="245" table:content-validation-name="val55" table:style-name="ce124">
            <text:p>245.00</text:p>
          </table:table-cell>
          <table:table-cell office:value-type="float" office:value="228.23906906906905" table:content-validation-name="val54" table:style-name="ce122">
            <text:p>228.24</text:p>
          </table:table-cell>
          <table:table-cell office:value-type="float" office:value="0" table:content-validation-name="val55" table:style-name="ce124">
            <text:p>0.00</text:p>
          </table:table-cell>
          <table:table-cell office:value-type="float" office:value="0" table:content-validation-name="val54" table:style-name="ce122">
            <text:p>0.00</text:p>
          </table:table-cell>
          <table:table-cell office:value-type="float" office:value="3314" table:formula="of:=SUM([.F3];[.H3];[.J3];[.L3];[.N3];[.P3])" table:content-validation-name="val56" table:style-name="ce28">
            <text:p>3,314</text:p>
          </table:table-cell>
          <table:table-cell office:value-type="float" office:value="3107.8281381381325" table:formula="of:=SUM([.G3];[.I3];[.K3];[.M3];[.O3];[.Q3])" table:content-validation-name="val56" table:style-name="ce28">
            <text:p>3,108</text:p>
          </table:table-cell>
          <table:table-cell office:value-type="float" office:value="132" table:content-validation-name="val52" table:style-name="ce126">
            <text:p>132</text:p>
          </table:table-cell>
          <table:table-cell office:value-type="float" office:value="131.35266974291363" table:content-validation-name="val54" table:style-name="ce122">
            <text:p>131.35</text:p>
          </table:table-cell>
          <table:table-cell office:value-type="float" office:value="257" table:content-validation-name="val52" table:style-name="ce126">
            <text:p>257</text:p>
          </table:table-cell>
          <table:table-cell office:value-type="float" office:value="254.59459459459458" table:content-validation-name="val54" table:style-name="ce122">
            <text:p>254.59</text:p>
          </table:table-cell>
          <table:table-cell office:value-type="float" office:value="0" table:content-validation-name="val54" table:style-name="ce122">
            <text:p>0.00</text:p>
          </table:table-cell>
          <table:table-cell office:value-type="float" office:value="0" table:content-validation-name="val53" table:style-name="ce128">
            <text:p>0.00</text:p>
          </table:table-cell>
          <table:table-cell office:value-type="float" office:value="389" table:formula="of:=SUM([.T3];[.V3];[.X3])" table:style-name="ce30">
            <text:p>389</text:p>
          </table:table-cell>
          <table:table-cell office:value-type="float" office:value="385.94726433750822" table:formula="of:=SUM([.U3];[.W3];[.Y3])" table:style-name="ce30">
            <text:p>386</text:p>
          </table:table-cell>
          <table:table-cell office:value-type="float" office:value="0" table:style-name="ce31">
            <text:p>0</text:p>
          </table:table-cell>
          <table:table-cell office:value-type="float" office:value="3703" table:formula="of:=[.R3]+[.Z3]" table:content-validation-name="val56" table:style-name="ce32">
            <text:p>3,703</text:p>
          </table:table-cell>
          <table:table-cell office:value-type="float" office:value="3493.7754024756409" table:formula="of:=[.S3]+[.AA3]" table:content-validation-name="val56" table:style-name="ce32">
            <text:p>3,494</text:p>
          </table:table-cell>
          <table:table-cell office:value-type="currency" office:value="16155630.24" table:content-validation-name="val51" table:style-name="ce33">
            <text:p>£16,155,630.24</text:p>
          </table:table-cell>
          <table:table-cell office:value-type="currency" office:value="72651.02" table:content-validation-name="val51" table:style-name="ce33">
            <text:p>£72,651.02</text:p>
          </table:table-cell>
          <table:table-cell office:value-type="currency" office:value="29750" table:content-validation-name="val51" table:style-name="ce33">
            <text:p>£29,750.00</text:p>
          </table:table-cell>
          <table:table-cell office:value-type="currency" office:value="25947.4" table:content-validation-name="val51" table:style-name="ce33">
            <text:p>£25,947.40</text:p>
          </table:table-cell>
          <table:table-cell office:value-type="currency" office:value="4590311.57" table:content-validation-name="val51" table:style-name="ce33">
            <text:p>£4,590,311.57</text:p>
          </table:table-cell>
          <table:table-cell office:value-type="currency" office:value="2226651.14" table:content-validation-name="val51" table:style-name="ce33">
            <text:p>£2,226,651.14</text:p>
          </table:table-cell>
          <table:table-cell office:value-type="currency" office:value="23100941.370000001" table:formula="of:=SUM([.AE3:.AJ3])" table:style-name="ce34">
            <text:p>£23,100,941.37</text:p>
          </table:table-cell>
          <table:table-cell office:value-type="currency" office:value="2616851.4900000002" table:content-validation-name="val51" table:style-name="ce35">
            <text:p>£2,616,851.49</text:p>
          </table:table-cell>
          <table:table-cell office:value-type="currency" office:value="0" table:content-validation-name="val51" table:style-name="ce35">
            <text:p>£0.00</text:p>
          </table:table-cell>
          <table:table-cell office:value-type="currency" office:value="2616851.4900000002" table:formula="of:=SUM([.AL3:.AM3])" table:style-name="ce36">
            <text:p>£2,616,851.49</text:p>
          </table:table-cell>
          <table:table-cell office:value-type="currency" office:value="25717792.859999999" table:formula="of:=SUM([.AN3];[.AK3])" table:style-name="ce34">
            <text:p>£25,717,792.8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119">
            <text:p>Attorney General's Departments</text:p>
          </table:table-cell>
          <table:table-cell office:value-type="float" office:value="2" table:content-validation-name="val55" table:style-name="ce123">
            <text:p>2.00</text:p>
          </table:table-cell>
          <table:table-cell office:value-type="float" office:value="2" table:content-validation-name="val54" table:style-name="ce121">
            <text:p>2.00</text:p>
          </table:table-cell>
          <table:table-cell office:value-type="float" office:value="1" table:content-validation-name="val55" table:style-name="ce123">
            <text:p>1.00</text:p>
          </table:table-cell>
          <table:table-cell office:value-type="float" office:value="1" table:content-validation-name="val54" table:style-name="ce121">
            <text:p>1.00</text:p>
          </table:table-cell>
          <table:table-cell office:value-type="float" office:value="1" table:content-validation-name="val55" table:style-name="ce123">
            <text:p>1.00</text:p>
          </table:table-cell>
          <table:table-cell office:value-type="float" office:value="1" table:content-validation-name="val54" table:style-name="ce121">
            <text:p>1.00</text:p>
          </table:table-cell>
          <table:table-cell office:value-type="float" office:value="18" table:content-validation-name="val55" table:style-name="ce123">
            <text:p>18.00</text:p>
          </table:table-cell>
          <table:table-cell office:value-type="float" office:value="17.740540540540543" table:content-validation-name="val54" table:style-name="ce121">
            <text:p>17.74</text:p>
          </table:table-cell>
          <table:table-cell office:value-type="float" office:value="2" table:content-validation-name="val55" table:style-name="ce123">
            <text:p>2.00</text:p>
          </table:table-cell>
          <table:table-cell office:value-type="float" office:value="2" table:content-validation-name="val54" table:style-name="ce121">
            <text:p>2.00</text:p>
          </table:table-cell>
          <table:table-cell office:value-type="float" office:value="0" table:content-validation-name="val55" table:style-name="ce123">
            <text:p>0.00</text:p>
          </table:table-cell>
          <table:table-cell office:value-type="float" office:value="0" table:content-validation-name="val54" table:style-name="ce121">
            <text:p>0.00</text:p>
          </table:table-cell>
          <table:table-cell office:value-type="float" office:value="24" table:formula="of:=SUM([.F4];[.H4];[.J4];[.L4];[.N4];[.P4])" table:content-validation-name="val56" table:style-name="ce19">
            <text:p>24</text:p>
          </table:table-cell>
          <table:table-cell office:value-type="float" office:value="23.740540540540543" table:formula="of:=SUM([.G4];[.I4];[.K4];[.M4];[.O4];[.Q4])" table:content-validation-name="val56" table:style-name="ce19">
            <text:p>24</text:p>
          </table:table-cell>
          <table:table-cell office:value-type="float" office:value="0" table:content-validation-name="val52" table:style-name="ce125">
            <text:p>0</text:p>
          </table:table-cell>
          <table:table-cell office:value-type="float" office:value="0" table:content-validation-name="val54" table:style-name="ce121">
            <text:p>0.00</text:p>
          </table:table-cell>
          <table:table-cell office:value-type="float" office:value="0" table:content-validation-name="val52" table:style-name="ce125">
            <text:p>0</text:p>
          </table:table-cell>
          <table:table-cell office:value-type="float" office:value="0" table:content-validation-name="val54" table:style-name="ce121">
            <text:p>0.00</text:p>
          </table:table-cell>
          <table:table-cell office:value-type="float" office:value="0" table:content-validation-name="val54" table:style-name="ce121">
            <text:p>0.00</text:p>
          </table:table-cell>
          <table:table-cell office:value-type="float" office:value="0" table:content-validation-name="val53" table:style-name="ce12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56" table:style-name="ce22">
            <text:p>24</text:p>
          </table:table-cell>
          <table:table-cell office:value-type="float" office:value="23.740540540540543" table:formula="of:=[.S4]+[.AA4]" table:content-validation-name="val56" table:style-name="ce22">
            <text:p>24</text:p>
          </table:table-cell>
          <table:table-cell office:value-type="currency" office:value="140374.28" table:content-validation-name="val51" table:style-name="ce15">
            <text:p>£140,374.28</text:p>
          </table:table-cell>
          <table:table-cell office:value-type="currency" office:value="747.35" table:content-validation-name="val51" table:style-name="ce15">
            <text:p>£747.35</text:p>
          </table:table-cell>
          <table:table-cell office:value-type="currency" office:value="250" table:content-validation-name="val51" table:style-name="ce15">
            <text:p>£250.00</text:p>
          </table:table-cell>
          <table:table-cell office:value-type="currency" office:value="0" table:content-validation-name="val51" table:style-name="ce15">
            <text:p>£0.00</text:p>
          </table:table-cell>
          <table:table-cell office:value-type="currency" office:value="40752.58" table:content-validation-name="val51" table:style-name="ce15">
            <text:p>£40,752.58</text:p>
          </table:table-cell>
          <table:table-cell office:value-type="currency" office:value="19579.400000000001" table:content-validation-name="val51" table:style-name="ce15">
            <text:p>£19,579.40</text:p>
          </table:table-cell>
          <table:table-cell office:value-type="currency" office:value="201703.61000000002" table:formula="of:=SUM([.AE4:.AJ4])" table:style-name="ce23">
            <text:p>£201,703.61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content-validation-name="val5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1703.61000000002" table:formula="of:=SUM([.AN4];[.AK4])" table:style-name="ce23">
            <text:p>£201,703.61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19">
            <text:p>Attorney General's Departments</text:p>
          </table:table-cell>
          <table:table-cell office:value-type="float" office:value="1641" table:style-name="ce123">
            <text:p>1641.00</text:p>
          </table:table-cell>
          <table:table-cell office:value-type="float" office:value="1513.75" table:style-name="ce121">
            <text:p>1513.75</text:p>
          </table:table-cell>
          <table:table-cell office:value-type="float" office:value="1782" table:style-name="ce123">
            <text:p>1782.00</text:p>
          </table:table-cell>
          <table:table-cell office:value-type="float" office:value="1672.45" table:style-name="ce121">
            <text:p>1672.45</text:p>
          </table:table-cell>
          <table:table-cell office:value-type="float" office:value="1262" table:style-name="ce123">
            <text:p>1262.00</text:p>
          </table:table-cell>
          <table:table-cell office:value-type="float" office:value="1222.1500000000001" table:style-name="ce121">
            <text:p>1222.15</text:p>
          </table:table-cell>
          <table:table-cell office:value-type="float" office:value="3330" table:style-name="ce123">
            <text:p>3330.00</text:p>
          </table:table-cell>
          <table:table-cell office:value-type="float" office:value="3097.21" table:style-name="ce121">
            <text:p>3097.21</text:p>
          </table:table-cell>
          <table:table-cell office:value-type="float" office:value="101" table:style-name="ce123">
            <text:p>101.00</text:p>
          </table:table-cell>
          <table:table-cell office:value-type="float" office:value="99.33" table:style-name="ce121">
            <text:p>99.33</text:p>
          </table:table-cell>
          <table:table-cell office:value-type="float" office:value="0" table:style-name="ce123">
            <text:p>0.00</text:p>
          </table:table-cell>
          <table:table-cell office:value-type="float" office:value="0" table:style-name="ce121">
            <text:p>0.00</text:p>
          </table:table-cell>
          <table:table-cell office:value-type="float" office:value="8116" table:formula="of:=SUM([.F5];[.H5];[.J5];[.L5];[.N5];[.P5])" table:content-validation-name="val56" table:style-name="ce19">
            <text:p>8,116</text:p>
          </table:table-cell>
          <table:table-cell office:value-type="float" office:value="7604.89" table:formula="of:=SUM([.G5];[.I5];[.K5];[.M5];[.O5];[.Q5])" table:content-validation-name="val56" table:style-name="ce19">
            <text:p>7,605</text:p>
          </table:table-cell>
          <table:table-cell office:value-type="float" office:value="3" table:style-name="ce125">
            <text:p>3</text:p>
          </table:table-cell>
          <table:table-cell office:value-type="float" office:value="3" table:style-name="ce121">
            <text:p>3.00</text:p>
          </table:table-cell>
          <table:table-cell office:value-type="float" office:value="23" table:style-name="ce125">
            <text:p>23</text:p>
          </table:table-cell>
          <table:table-cell office:value-type="float" office:value="23" table:style-name="ce121">
            <text:p>23.00</text:p>
          </table:table-cell>
          <table:table-cell office:value-type="float" office:value="17" table:style-name="ce121">
            <text:p>17.00</text:p>
          </table:table-cell>
          <table:table-cell office:value-type="float" office:value="17" table:style-name="ce127">
            <text:p>17.00</text:p>
          </table:table-cell>
          <table:table-cell office:value-type="float" office:value="43" table:formula="of:=SUM([.T5];[.V5];[.X5])" table:style-name="ce20">
            <text:p>43</text:p>
          </table:table-cell>
          <table:table-cell office:value-type="float" office:value="43" table:formula="of:=SUM([.U5];[.W5];[.Y5])" table:style-name="ce20">
            <text:p>43</text:p>
          </table:table-cell>
          <table:table-cell office:value-type="float" office:value="0" table:style-name="ce37">
            <text:p>0</text:p>
          </table:table-cell>
          <table:table-cell office:value-type="float" office:value="8159" table:formula="of:=[.R5]+[.Z5]" table:content-validation-name="val56" table:style-name="ce22">
            <text:p>8,159</text:p>
          </table:table-cell>
          <table:table-cell office:value-type="float" office:value="7647.89" table:formula="of:=[.S5]+[.AA5]" table:content-validation-name="val56" table:style-name="ce22">
            <text:p>7,648</text:p>
          </table:table-cell>
          <table:table-cell office:value-type="currency" office:value="29949372.70000001" table:style-name="ce15">
            <text:p>£29,949,372.70</text:p>
          </table:table-cell>
          <table:table-cell office:value-type="currency" office:value="514522.58000000031" table:style-name="ce15">
            <text:p>£514,522.58</text:p>
          </table:table-cell>
          <table:table-cell office:value-type="currency" office:value="0" table:style-name="ce15">
            <text:p>£0.00</text:p>
          </table:table-cell>
          <table:table-cell office:value-type="currency" office:value="1161002.7600000005" table:style-name="ce15">
            <text:p>£1,161,002.76</text:p>
          </table:table-cell>
          <table:table-cell office:value-type="currency" office:value="8713447.4800000004" table:style-name="ce15">
            <text:p>£8,713,447.48</text:p>
          </table:table-cell>
          <table:table-cell office:value-type="currency" office:value="4275727.0300001195" table:style-name="ce15">
            <text:p>£4,275,727.03</text:p>
          </table:table-cell>
          <table:table-cell office:value-type="currency" office:value="44614072.550000131" table:formula="of:=SUM([.AE5:.AJ5])" table:style-name="ce23">
            <text:p>£44,614,072.55</text:p>
          </table:table-cell>
          <table:table-cell office:value-type="currency" office:value="454226.65999999974" table:style-name="ce17">
            <text:p>£454,226.66</text:p>
          </table:table-cell>
          <table:table-cell office:value-type="currency" office:value="0" table:style-name="ce17">
            <text:p>£0.00</text:p>
          </table:table-cell>
          <table:table-cell office:value-type="currency" office:value="454226.65999999974" table:formula="of:=SUM([.AL5:.AM5])" table:style-name="ce24">
            <text:p>£454,226.66</text:p>
          </table:table-cell>
          <table:table-cell office:value-type="currency" office:value="45068299.210000128" table:formula="of:=SUM([.AN5];[.AK5])" table:style-name="ce23">
            <text:p>£45,068,299.21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129">
            <text:p>Attorney General's Departments</text:p>
          </table:table-cell>
          <table:table-cell office:value-type="float" office:value="4" table:content-validation-name="val62" table:style-name="ce133">
            <text:p>4.00</text:p>
          </table:table-cell>
          <table:table-cell office:value-type="float" office:value="4" table:content-validation-name="val61" table:style-name="ce131">
            <text:p>4.00</text:p>
          </table:table-cell>
          <table:table-cell office:value-type="float" office:value="5" table:content-validation-name="val62" table:style-name="ce133">
            <text:p>5.00</text:p>
          </table:table-cell>
          <table:table-cell office:value-type="float" office:value="5" table:content-validation-name="val61" table:style-name="ce131">
            <text:p>5.00</text:p>
          </table:table-cell>
          <table:table-cell office:value-type="float" office:value="18" table:content-validation-name="val62" table:style-name="ce133">
            <text:p>18.00</text:p>
          </table:table-cell>
          <table:table-cell office:value-type="float" office:value="17.833333333333336" table:content-validation-name="val61" table:style-name="ce131">
            <text:p>17.83</text:p>
          </table:table-cell>
          <table:table-cell office:value-type="float" office:value="28" table:content-validation-name="val62" table:style-name="ce133">
            <text:p>28.00</text:p>
          </table:table-cell>
          <table:table-cell office:value-type="float" office:value="27.864864864864867" table:content-validation-name="val61" table:style-name="ce131">
            <text:p>27.86</text:p>
          </table:table-cell>
          <table:table-cell office:value-type="float" office:value="7" table:content-validation-name="val62" table:style-name="ce133">
            <text:p>7.00</text:p>
          </table:table-cell>
          <table:table-cell office:value-type="float" office:value="7" table:content-validation-name="val61" table:style-name="ce131">
            <text:p>7.00</text:p>
          </table:table-cell>
          <table:table-cell office:value-type="float" office:value="0" table:content-validation-name="val62" table:style-name="ce133">
            <text:p>0.00</text:p>
          </table:table-cell>
          <table:table-cell office:value-type="float" office:value="0" table:content-validation-name="val61" table:style-name="ce131">
            <text:p>0.00</text:p>
          </table:table-cell>
          <table:table-cell office:value-type="float" office:value="62" table:formula="of:=SUM([.F2];[.H2];[.J2];[.L2];[.N2];[.P2])" table:content-validation-name="val63" table:style-name="ce19">
            <text:p>62</text:p>
          </table:table-cell>
          <table:table-cell office:value-type="float" office:value="61.698198198198199" table:formula="of:=SUM([.G2];[.I2];[.K2];[.M2];[.O2];[.Q2])" table:content-validation-name="val63" table:style-name="ce19">
            <text:p>62</text:p>
          </table:table-cell>
          <table:table-cell office:value-type="float" office:value="1" table:content-validation-name="val59" table:style-name="ce135">
            <text:p>1</text:p>
          </table:table-cell>
          <table:table-cell office:value-type="float" office:value="1" table:content-validation-name="val61" table:style-name="ce131">
            <text:p>1.00</text:p>
          </table:table-cell>
          <table:table-cell office:value-type="float" office:value="1" table:content-validation-name="val59" table:style-name="ce135">
            <text:p>1</text:p>
          </table:table-cell>
          <table:table-cell office:value-type="float" office:value="1" table:content-validation-name="val61" table:style-name="ce131">
            <text:p>1.00</text:p>
          </table:table-cell>
          <table:table-cell office:value-type="float" office:value="0" table:content-validation-name="val61" table:style-name="ce131">
            <text:p>0.00</text:p>
          </table:table-cell>
          <table:table-cell office:value-type="float" office:value="0" table:content-validation-name="val60" table:style-name="ce137">
            <text:p>0.00</text:p>
          </table:table-cell>
          <table:table-cell office:value-type="float" office:value="2" table:formula="of:=SUM([.T2];[.V2];[.X2])" table:style-name="ce20">
            <text:p>2</text:p>
          </table:table-cell>
          <table:table-cell office:value-type="float" office:value="2" table:formula="of:=SUM([.U2];[.W2];[.Y2])" table:style-name="ce20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64" table:formula="of:=[.R2]+[.Z2]" table:content-validation-name="val63" table:style-name="ce22">
            <text:p>64</text:p>
          </table:table-cell>
          <table:table-cell office:value-type="float" office:value="63.698198198198199" table:formula="of:=[.S2]+[.AA2]" table:content-validation-name="val63" table:style-name="ce22">
            <text:p>64</text:p>
          </table:table-cell>
          <table:table-cell office:value-type="currency" office:value="318012.46000000002" table:content-validation-name="val58" table:style-name="ce15">
            <text:p>£318,012.46</text:p>
          </table:table-cell>
          <table:table-cell office:value-type="currency" office:value="16362.08" table:content-validation-name="val58" table:style-name="ce15">
            <text:p>£16,362.08</text:p>
          </table:table-cell>
          <table:table-cell office:value-type="currency" office:value="3500" table:content-validation-name="val58" table:style-name="ce15">
            <text:p>£3,5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91623.42" table:content-validation-name="val58" table:style-name="ce15">
            <text:p>£91,623.42</text:p>
          </table:table-cell>
          <table:table-cell office:value-type="currency" office:value="46355.27" table:content-validation-name="val58" table:style-name="ce15">
            <text:p>£46,355.27</text:p>
          </table:table-cell>
          <table:table-cell office:value-type="currency" office:value="475853.23000000004" table:formula="of:=SUM([.AE2:.AJ2])" table:style-name="ce23">
            <text:p>£475,853.23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75853.23000000004" table:formula="of:=SUM([.AN2];[.AK2])" table:style-name="ce23">
            <text:p>£475,853.23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December</text:p>
          </table:table-cell>
          <table:table-cell office:value-type="string" table:content-validation-name="val64" table:style-name="ce26">
            <text:p>Government Legal Department</text:p>
          </table:table-cell>
          <table:table-cell office:value-type="string" table:content-validation-name="val64" table:style-name="ce26">
            <text:p>Non-Ministerial Department</text:p>
          </table:table-cell>
          <table:table-cell office:value-type="string" table:content-validation-name="val64" table:style-name="ce130">
            <text:p>Attorney General's Departments</text:p>
          </table:table-cell>
          <table:table-cell office:value-type="float" office:value="36" table:content-validation-name="val62" table:style-name="ce134">
            <text:p>36.00</text:p>
          </table:table-cell>
          <table:table-cell office:value-type="float" office:value="32.684534534534535" table:content-validation-name="val61" table:style-name="ce132">
            <text:p>32.68</text:p>
          </table:table-cell>
          <table:table-cell office:value-type="float" office:value="410" table:content-validation-name="val62" table:style-name="ce134">
            <text:p>410.00</text:p>
          </table:table-cell>
          <table:table-cell office:value-type="float" office:value="399.25420420420426" table:content-validation-name="val61" table:style-name="ce132">
            <text:p>399.25</text:p>
          </table:table-cell>
          <table:table-cell office:value-type="float" office:value="387" table:content-validation-name="val62" table:style-name="ce134">
            <text:p>387.00</text:p>
          </table:table-cell>
          <table:table-cell office:value-type="float" office:value="380.45923423423432" table:content-validation-name="val61" table:style-name="ce132">
            <text:p>380.46</text:p>
          </table:table-cell>
          <table:table-cell office:value-type="float" office:value="2261" table:content-validation-name="val62" table:style-name="ce134">
            <text:p>2261.00</text:p>
          </table:table-cell>
          <table:table-cell office:value-type="float" office:value="2091.4798348348309" table:content-validation-name="val61" table:style-name="ce132">
            <text:p>2091.48</text:p>
          </table:table-cell>
          <table:table-cell office:value-type="float" office:value="243.99999999999997" table:content-validation-name="val62" table:style-name="ce134">
            <text:p>244.00</text:p>
          </table:table-cell>
          <table:table-cell office:value-type="float" office:value="227.46129129129125" table:content-validation-name="val61" table:style-name="ce132">
            <text:p>227.46</text:p>
          </table:table-cell>
          <table:table-cell office:value-type="float" office:value="0" table:content-validation-name="val62" table:style-name="ce134">
            <text:p>0.00</text:p>
          </table:table-cell>
          <table:table-cell office:value-type="float" office:value="0" table:content-validation-name="val61" table:style-name="ce132">
            <text:p>0.00</text:p>
          </table:table-cell>
          <table:table-cell office:value-type="float" office:value="3338" table:formula="of:=SUM([.F3];[.H3];[.J3];[.L3];[.N3];[.P3])" table:content-validation-name="val63" table:style-name="ce28">
            <text:p>3,338</text:p>
          </table:table-cell>
          <table:table-cell office:value-type="float" office:value="3131.3390990990952" table:formula="of:=SUM([.G3];[.I3];[.K3];[.M3];[.O3];[.Q3])" table:content-validation-name="val63" table:style-name="ce28">
            <text:p>3,131</text:p>
          </table:table-cell>
          <table:table-cell office:value-type="float" office:value="142" table:content-validation-name="val59" table:style-name="ce136">
            <text:p>142</text:p>
          </table:table-cell>
          <table:table-cell office:value-type="float" office:value="141.35266974291363" table:content-validation-name="val61" table:style-name="ce132">
            <text:p>141.35</text:p>
          </table:table-cell>
          <table:table-cell office:value-type="float" office:value="271" table:content-validation-name="val59" table:style-name="ce136">
            <text:p>271</text:p>
          </table:table-cell>
          <table:table-cell office:value-type="float" office:value="268.99459459459462" table:content-validation-name="val61" table:style-name="ce132">
            <text:p>268.99</text:p>
          </table:table-cell>
          <table:table-cell office:value-type="float" office:value="0" table:content-validation-name="val61" table:style-name="ce132">
            <text:p>0.00</text:p>
          </table:table-cell>
          <table:table-cell office:value-type="float" office:value="0" table:content-validation-name="val60" table:style-name="ce138">
            <text:p>0.00</text:p>
          </table:table-cell>
          <table:table-cell office:value-type="float" office:value="413" table:formula="of:=SUM([.T3];[.V3];[.X3])" table:style-name="ce30">
            <text:p>413</text:p>
          </table:table-cell>
          <table:table-cell office:value-type="float" office:value="410.34726433750825" table:formula="of:=SUM([.U3];[.W3];[.Y3])" table:style-name="ce30">
            <text:p>410</text:p>
          </table:table-cell>
          <table:table-cell office:value-type="float" office:value="0" table:style-name="ce31">
            <text:p>0</text:p>
          </table:table-cell>
          <table:table-cell office:value-type="float" office:value="3751" table:formula="of:=[.R3]+[.Z3]" table:content-validation-name="val63" table:style-name="ce32">
            <text:p>3,751</text:p>
          </table:table-cell>
          <table:table-cell office:value-type="float" office:value="3541.6863634366036" table:formula="of:=[.S3]+[.AA3]" table:content-validation-name="val63" table:style-name="ce32">
            <text:p>3,542</text:p>
          </table:table-cell>
          <table:table-cell office:value-type="currency" office:value="16204891.800000001" table:content-validation-name="val58" table:style-name="ce33">
            <text:p>£16,204,891.80</text:p>
          </table:table-cell>
          <table:table-cell office:value-type="currency" office:value="71392.87" table:content-validation-name="val58" table:style-name="ce33">
            <text:p>£71,392.87</text:p>
          </table:table-cell>
          <table:table-cell office:value-type="currency" office:value="105000" table:content-validation-name="val58" table:style-name="ce33">
            <text:p>£105,000.00</text:p>
          </table:table-cell>
          <table:table-cell office:value-type="currency" office:value="31158.240000000002" table:content-validation-name="val58" table:style-name="ce33">
            <text:p>£31,158.24</text:p>
          </table:table-cell>
          <table:table-cell office:value-type="currency" office:value="4652370.12" table:content-validation-name="val58" table:style-name="ce33">
            <text:p>£4,652,370.12</text:p>
          </table:table-cell>
          <table:table-cell office:value-type="currency" office:value="2249260.48" table:content-validation-name="val58" table:style-name="ce33">
            <text:p>£2,249,260.48</text:p>
          </table:table-cell>
          <table:table-cell office:value-type="currency" office:value="23314073.510000002" table:formula="of:=SUM([.AE3:.AJ3])" table:style-name="ce34">
            <text:p>£23,314,073.51</text:p>
          </table:table-cell>
          <table:table-cell office:value-type="currency" office:value="2442502.12" table:content-validation-name="val58" table:style-name="ce35">
            <text:p>£2,442,502.12</text:p>
          </table:table-cell>
          <table:table-cell office:value-type="currency" office:value="8012.5" table:content-validation-name="val58" table:style-name="ce35">
            <text:p>£8,012.50</text:p>
          </table:table-cell>
          <table:table-cell office:value-type="currency" office:value="2450514.62" table:formula="of:=SUM([.AL3:.AM3])" table:style-name="ce36">
            <text:p>£2,450,514.62</text:p>
          </table:table-cell>
          <table:table-cell office:value-type="currency" office:value="25764588.130000003" table:formula="of:=SUM([.AN3];[.AK3])" table:style-name="ce34">
            <text:p>£25,764,588.13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129">
            <text:p>Attorney General's Departments</text:p>
          </table:table-cell>
          <table:table-cell office:value-type="float" office:value="2" table:content-validation-name="val62" table:style-name="ce133">
            <text:p>2.00</text:p>
          </table:table-cell>
          <table:table-cell office:value-type="float" office:value="2" table:content-validation-name="val61" table:style-name="ce131">
            <text:p>2.00</text:p>
          </table:table-cell>
          <table:table-cell office:value-type="float" office:value="1" table:content-validation-name="val62" table:style-name="ce133">
            <text:p>1.00</text:p>
          </table:table-cell>
          <table:table-cell office:value-type="float" office:value="1" table:content-validation-name="val61" table:style-name="ce131">
            <text:p>1.00</text:p>
          </table:table-cell>
          <table:table-cell office:value-type="float" office:value="1" table:content-validation-name="val62" table:style-name="ce133">
            <text:p>1.00</text:p>
          </table:table-cell>
          <table:table-cell office:value-type="float" office:value="1" table:content-validation-name="val61" table:style-name="ce131">
            <text:p>1.00</text:p>
          </table:table-cell>
          <table:table-cell office:value-type="float" office:value="20" table:content-validation-name="val62" table:style-name="ce133">
            <text:p>20.00</text:p>
          </table:table-cell>
          <table:table-cell office:value-type="float" office:value="19.74054054054054" table:content-validation-name="val61" table:style-name="ce131">
            <text:p>19.74</text:p>
          </table:table-cell>
          <table:table-cell office:value-type="float" office:value="2" table:content-validation-name="val62" table:style-name="ce133">
            <text:p>2.00</text:p>
          </table:table-cell>
          <table:table-cell office:value-type="float" office:value="2" table:content-validation-name="val61" table:style-name="ce131">
            <text:p>2.00</text:p>
          </table:table-cell>
          <table:table-cell office:value-type="float" office:value="0" table:content-validation-name="val62" table:style-name="ce133">
            <text:p>0.00</text:p>
          </table:table-cell>
          <table:table-cell office:value-type="float" office:value="0" table:content-validation-name="val61" table:style-name="ce131">
            <text:p>0.00</text:p>
          </table:table-cell>
          <table:table-cell office:value-type="float" office:value="26" table:formula="of:=SUM([.F4];[.H4];[.J4];[.L4];[.N4];[.P4])" table:content-validation-name="val63" table:style-name="ce19">
            <text:p>26</text:p>
          </table:table-cell>
          <table:table-cell office:value-type="float" office:value="25.74054054054054" table:formula="of:=SUM([.G4];[.I4];[.K4];[.M4];[.O4];[.Q4])" table:content-validation-name="val63" table:style-name="ce19">
            <text:p>26</text:p>
          </table:table-cell>
          <table:table-cell office:value-type="float" office:value="0" table:content-validation-name="val59" table:style-name="ce135">
            <text:p>0</text:p>
          </table:table-cell>
          <table:table-cell office:value-type="float" office:value="0" table:content-validation-name="val61" table:style-name="ce131">
            <text:p>0.00</text:p>
          </table:table-cell>
          <table:table-cell office:value-type="float" office:value="0" table:content-validation-name="val59" table:style-name="ce135">
            <text:p>0</text:p>
          </table:table-cell>
          <table:table-cell office:value-type="float" office:value="0" table:content-validation-name="val61" table:style-name="ce131">
            <text:p>0.00</text:p>
          </table:table-cell>
          <table:table-cell office:value-type="float" office:value="0" table:content-validation-name="val61" table:style-name="ce131">
            <text:p>0.00</text:p>
          </table:table-cell>
          <table:table-cell office:value-type="float" office:value="0" table:content-validation-name="val60" table:style-name="ce13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63" table:style-name="ce22">
            <text:p>26</text:p>
          </table:table-cell>
          <table:table-cell office:value-type="float" office:value="25.74054054054054" table:formula="of:=[.S4]+[.AA4]" table:content-validation-name="val63" table:style-name="ce22">
            <text:p>26</text:p>
          </table:table-cell>
          <table:table-cell office:value-type="currency" office:value="151407.14000000001" table:content-validation-name="val58" table:style-name="ce15">
            <text:p>£151,407.14</text:p>
          </table:table-cell>
          <table:table-cell office:value-type="currency" office:value="1009.85" table:content-validation-name="val58" table:style-name="ce15">
            <text:p>£1,009.85</text:p>
          </table:table-cell>
          <table:table-cell office:value-type="currency" office:value="1000" table:content-validation-name="val58" table:style-name="ce15">
            <text:p>£1,000.00</text:p>
          </table:table-cell>
          <table:table-cell office:value-type="currency" office:value="0" table:content-validation-name="val58" table:style-name="ce15">
            <text:p>£0.00</text:p>
          </table:table-cell>
          <table:table-cell office:value-type="currency" office:value="43862.65" table:content-validation-name="val58" table:style-name="ce15">
            <text:p>£43,862.65</text:p>
          </table:table-cell>
          <table:table-cell office:value-type="currency" office:value="21323.65" table:content-validation-name="val58" table:style-name="ce15">
            <text:p>£21,323.65</text:p>
          </table:table-cell>
          <table:table-cell office:value-type="currency" office:value="218603.29" table:formula="of:=SUM([.AE4:.AJ4])" table:style-name="ce23">
            <text:p>£218,603.29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content-validation-name="val58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8603.29" table:formula="of:=SUM([.AN4];[.AK4])" table:style-name="ce23">
            <text:p>£218,603.29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29">
            <text:p>Attorney General's Departments</text:p>
          </table:table-cell>
          <table:table-cell office:value-type="float" office:value="1648" table:style-name="ce133">
            <text:p>1648.00</text:p>
          </table:table-cell>
          <table:table-cell office:value-type="float" office:value="1520.4570008092994" table:style-name="ce131">
            <text:p>1520.46</text:p>
          </table:table-cell>
          <table:table-cell office:value-type="float" office:value="1799" table:style-name="ce133">
            <text:p>1799.00</text:p>
          </table:table-cell>
          <table:table-cell office:value-type="float" office:value="1687.8867567562995" table:style-name="ce131">
            <text:p>1687.89</text:p>
          </table:table-cell>
          <table:table-cell office:value-type="float" office:value="1268" table:style-name="ce133">
            <text:p>1268.00</text:p>
          </table:table-cell>
          <table:table-cell office:value-type="float" office:value="1227.8680943238996" table:style-name="ce131">
            <text:p>1227.87</text:p>
          </table:table-cell>
          <table:table-cell office:value-type="float" office:value="3337" table:style-name="ce133">
            <text:p>3337.00</text:p>
          </table:table-cell>
          <table:table-cell office:value-type="float" office:value="3102.081085943903" table:style-name="ce131">
            <text:p>3102.08</text:p>
          </table:table-cell>
          <table:table-cell office:value-type="float" office:value="102" table:style-name="ce133">
            <text:p>102.00</text:p>
          </table:table-cell>
          <table:table-cell office:value-type="float" office:value="100.327027027" table:style-name="ce131">
            <text:p>100.33</text:p>
          </table:table-cell>
          <table:table-cell office:value-type="float" office:value="0" table:style-name="ce133">
            <text:p>0.00</text:p>
          </table:table-cell>
          <table:table-cell office:value-type="float" office:value="0" table:style-name="ce131">
            <text:p>0.00</text:p>
          </table:table-cell>
          <table:table-cell office:value-type="float" office:value="8154" table:formula="of:=SUM([.F5];[.H5];[.J5];[.L5];[.N5];[.P5])" table:content-validation-name="val63" table:style-name="ce19">
            <text:p>8,154</text:p>
          </table:table-cell>
          <table:table-cell office:value-type="float" office:value="7638.6199648604015" table:formula="of:=SUM([.G5];[.I5];[.K5];[.M5];[.O5];[.Q5])" table:content-validation-name="val63" table:style-name="ce19">
            <text:p>7,639</text:p>
          </table:table-cell>
          <table:table-cell office:value-type="float" office:value="3" table:style-name="ce135">
            <text:p>3</text:p>
          </table:table-cell>
          <table:table-cell office:value-type="float" office:value="3" table:style-name="ce131">
            <text:p>3.00</text:p>
          </table:table-cell>
          <table:table-cell office:value-type="float" office:value="22" table:style-name="ce135">
            <text:p>22</text:p>
          </table:table-cell>
          <table:table-cell office:value-type="float" office:value="22" table:style-name="ce131">
            <text:p>22.00</text:p>
          </table:table-cell>
          <table:table-cell office:value-type="float" office:value="17" table:style-name="ce131">
            <text:p>17.00</text:p>
          </table:table-cell>
          <table:table-cell office:value-type="float" office:value="17" table:style-name="ce137">
            <text:p>17.00</text:p>
          </table:table-cell>
          <table:table-cell office:value-type="float" office:value="42" table:formula="of:=SUM([.T5];[.V5];[.X5])" table:style-name="ce20">
            <text:p>42</text:p>
          </table:table-cell>
          <table:table-cell office:value-type="float" office:value="42" table:formula="of:=SUM([.U5];[.W5];[.Y5])" table:style-name="ce20">
            <text:p>42</text:p>
          </table:table-cell>
          <table:table-cell office:value-type="float" office:value="0" table:style-name="ce37">
            <text:p>0</text:p>
          </table:table-cell>
          <table:table-cell office:value-type="float" office:value="8196" table:formula="of:=[.R5]+[.Z5]" table:content-validation-name="val63" table:style-name="ce22">
            <text:p>8,196</text:p>
          </table:table-cell>
          <table:table-cell office:value-type="float" office:value="7680.6199648604015" table:formula="of:=[.S5]+[.AA5]" table:content-validation-name="val63" table:style-name="ce22">
            <text:p>7,681</text:p>
          </table:table-cell>
          <table:table-cell office:value-type="currency" office:value="30127896.160000037" table:style-name="ce15">
            <text:p>£30,127,896.16</text:p>
          </table:table-cell>
          <table:table-cell office:value-type="currency" office:value="518329.03000000032" table:style-name="ce15">
            <text:p>£518,329.03</text:p>
          </table:table-cell>
          <table:table-cell office:value-type="currency" office:value="0" table:style-name="ce15">
            <text:p>£0.00</text:p>
          </table:table-cell>
          <table:table-cell office:value-type="currency" office:value="954152.31000000017" table:style-name="ce15">
            <text:p>£954,152.31</text:p>
          </table:table-cell>
          <table:table-cell office:value-type="currency" office:value="8777748.6200001184" table:style-name="ce15">
            <text:p>£8,777,748.62</text:p>
          </table:table-cell>
          <table:table-cell office:value-type="currency" office:value="4261493.2800001204" table:style-name="ce15">
            <text:p>£4,261,493.28</text:p>
          </table:table-cell>
          <table:table-cell office:value-type="currency" office:value="44639619.400000274" table:formula="of:=SUM([.AE5:.AJ5])" table:style-name="ce23">
            <text:p>£44,639,619.40</text:p>
          </table:table-cell>
          <table:table-cell office:value-type="currency" office:value="406442.87" table:style-name="ce17">
            <text:p>£406,442.87</text:p>
          </table:table-cell>
          <table:table-cell office:value-type="currency" office:value="0" table:style-name="ce17">
            <text:p>£0.00</text:p>
          </table:table-cell>
          <table:table-cell office:value-type="currency" office:value="406442.87" table:formula="of:=SUM([.AL5:.AM5])" table:style-name="ce24">
            <text:p>£406,442.87</text:p>
          </table:table-cell>
          <table:table-cell office:value-type="currency" office:value="45046062.270000271" table:formula="of:=SUM([.AN5];[.AK5])" table:style-name="ce23">
            <text:p>£45,046,062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139">
            <text:p>Attorney General's Departments</text:p>
          </table:table-cell>
          <table:table-cell office:value-type="float" office:value="4" table:content-validation-name="val67" table:style-name="ce141">
            <text:p>4.00</text:p>
          </table:table-cell>
          <table:table-cell office:value-type="float" office:value="4" table:content-validation-name="val68" table:style-name="ce143">
            <text:p>4.00</text:p>
          </table:table-cell>
          <table:table-cell office:value-type="float" office:value="5" table:content-validation-name="val67" table:style-name="ce141">
            <text:p>5.00</text:p>
          </table:table-cell>
          <table:table-cell office:value-type="float" office:value="5" table:content-validation-name="val68" table:style-name="ce143">
            <text:p>5.00</text:p>
          </table:table-cell>
          <table:table-cell office:value-type="float" office:value="18" table:content-validation-name="val67" table:style-name="ce141">
            <text:p>18.00</text:p>
          </table:table-cell>
          <table:table-cell office:value-type="float" office:value="18" table:content-validation-name="val68" table:style-name="ce143">
            <text:p>18.00</text:p>
          </table:table-cell>
          <table:table-cell office:value-type="float" office:value="26" table:content-validation-name="val67" table:style-name="ce141">
            <text:p>26.00</text:p>
          </table:table-cell>
          <table:table-cell office:value-type="float" office:value="25.464864864864865" table:content-validation-name="val68" table:style-name="ce143">
            <text:p>25.46</text:p>
          </table:table-cell>
          <table:table-cell office:value-type="float" office:value="8" table:content-validation-name="val67" table:style-name="ce141">
            <text:p>8.00</text:p>
          </table:table-cell>
          <table:table-cell office:value-type="float" office:value="8" table:content-validation-name="val68" table:style-name="ce143">
            <text:p>8.00</text:p>
          </table:table-cell>
          <table:table-cell office:value-type="float" office:value="0" table:content-validation-name="val67" table:style-name="ce141">
            <text:p>0.00</text:p>
          </table:table-cell>
          <table:table-cell office:value-type="float" office:value="0" table:content-validation-name="val68" table:style-name="ce143">
            <text:p>0.00</text:p>
          </table:table-cell>
          <table:table-cell office:value-type="float" office:value="61" table:formula="of:=SUM([.F2];[.H2];[.J2];[.L2];[.N2];[.P2])" table:content-validation-name="val66" table:style-name="ce19">
            <text:p>61</text:p>
          </table:table-cell>
          <table:table-cell office:value-type="float" office:value="60.464864864864865" table:formula="of:=SUM([.G2];[.I2];[.K2];[.M2];[.O2];[.Q2])" table:content-validation-name="val66" table:style-name="ce19">
            <text:p>60</text:p>
          </table:table-cell>
          <table:table-cell office:value-type="float" office:value="0" table:content-validation-name="val70" table:style-name="ce147">
            <text:p>0</text:p>
          </table:table-cell>
          <table:table-cell office:value-type="float" office:value="0" table:content-validation-name="val68" table:style-name="ce145">
            <text:p>0.00</text:p>
          </table:table-cell>
          <table:table-cell office:value-type="float" office:value="1" table:content-validation-name="val70" table:style-name="ce147">
            <text:p>1</text:p>
          </table:table-cell>
          <table:table-cell office:value-type="float" office:value="1" table:content-validation-name="val68" table:style-name="ce145">
            <text:p>1.00</text:p>
          </table:table-cell>
          <table:table-cell office:value-type="float" office:value="0" table:content-validation-name="val68" table:style-name="ce145">
            <text:p>0.00</text:p>
          </table:table-cell>
          <table:table-cell office:value-type="float" office:value="0" table:content-validation-name="val69" table:style-name="ce149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2" table:formula="of:=[.R2]+[.Z2]" table:content-validation-name="val66" table:style-name="ce22">
            <text:p>62</text:p>
          </table:table-cell>
          <table:table-cell office:value-type="float" office:value="61.464864864864865" table:formula="of:=[.S2]+[.AA2]" table:content-validation-name="val66" table:style-name="ce22">
            <text:p>61</text:p>
          </table:table-cell>
          <table:table-cell office:value-type="currency" office:value="308835.53999999998" table:content-validation-name="val71" table:style-name="ce15">
            <text:p>£308,835.54</text:p>
          </table:table-cell>
          <table:table-cell office:value-type="currency" office:value="13556.96" table:content-validation-name="val71" table:style-name="ce15">
            <text:p>£13,556.96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89362.1" table:content-validation-name="val71" table:style-name="ce15">
            <text:p>£89,362.10</text:p>
          </table:table-cell>
          <table:table-cell office:value-type="currency" office:value="43945.69" table:content-validation-name="val71" table:style-name="ce15">
            <text:p>£43,945.69</text:p>
          </table:table-cell>
          <table:table-cell office:value-type="currency" office:value="455700.29" table:formula="of:=SUM([.AE2:.AJ2])" table:style-name="ce23">
            <text:p>£455,700.29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55700.29" table:formula="of:=SUM([.AN2];[.AK2])" table:style-name="ce23">
            <text:p>£455,700.29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January</text:p>
          </table:table-cell>
          <table:table-cell office:value-type="string" table:content-validation-name="val65" table:style-name="ce26">
            <text:p>Government Legal Department</text:p>
          </table:table-cell>
          <table:table-cell office:value-type="string" table:content-validation-name="val65" table:style-name="ce26">
            <text:p>Non-Ministerial Department</text:p>
          </table:table-cell>
          <table:table-cell office:value-type="string" table:content-validation-name="val65" table:style-name="ce140">
            <text:p>Attorney General's Departments</text:p>
          </table:table-cell>
          <table:table-cell office:value-type="float" office:value="35" table:content-validation-name="val67" table:style-name="ce142">
            <text:p>35.00</text:p>
          </table:table-cell>
          <table:table-cell office:value-type="float" office:value="32.184534534534535" table:content-validation-name="val68" table:style-name="ce144">
            <text:p>32.18</text:p>
          </table:table-cell>
          <table:table-cell office:value-type="float" office:value="416" table:content-validation-name="val67" table:style-name="ce142">
            <text:p>416.00</text:p>
          </table:table-cell>
          <table:table-cell office:value-type="float" office:value="405.85420420420428" table:content-validation-name="val68" table:style-name="ce144">
            <text:p>405.85</text:p>
          </table:table-cell>
          <table:table-cell office:value-type="float" office:value="383" table:content-validation-name="val67" table:style-name="ce142">
            <text:p>383.00</text:p>
          </table:table-cell>
          <table:table-cell office:value-type="float" office:value="376.625900900901" table:content-validation-name="val68" table:style-name="ce144">
            <text:p>376.63</text:p>
          </table:table-cell>
          <table:table-cell office:value-type="float" office:value="2258" table:content-validation-name="val67" table:style-name="ce142">
            <text:p>2258.00</text:p>
          </table:table-cell>
          <table:table-cell office:value-type="float" office:value="2087.7619969969924" table:content-validation-name="val68" table:style-name="ce144">
            <text:p>2087.76</text:p>
          </table:table-cell>
          <table:table-cell office:value-type="float" office:value="244" table:content-validation-name="val67" table:style-name="ce142">
            <text:p>244.00</text:p>
          </table:table-cell>
          <table:table-cell office:value-type="float" office:value="227.65858858858851" table:content-validation-name="val68" table:style-name="ce144">
            <text:p>227.66</text:p>
          </table:table-cell>
          <table:table-cell office:value-type="float" office:value="0" table:content-validation-name="val67" table:style-name="ce142">
            <text:p>0.00</text:p>
          </table:table-cell>
          <table:table-cell office:value-type="float" office:value="0" table:content-validation-name="val68" table:style-name="ce144">
            <text:p>0.00</text:p>
          </table:table-cell>
          <table:table-cell office:value-type="float" office:value="3336" table:formula="of:=SUM([.F3];[.H3];[.J3];[.L3];[.N3];[.P3])" table:content-validation-name="val66" table:style-name="ce28">
            <text:p>3,336</text:p>
          </table:table-cell>
          <table:table-cell office:value-type="float" office:value="3130.0852252252203" table:formula="of:=SUM([.G3];[.I3];[.K3];[.M3];[.O3];[.Q3])" table:content-validation-name="val66" table:style-name="ce28">
            <text:p>3,130</text:p>
          </table:table-cell>
          <table:table-cell office:value-type="float" office:value="144" table:content-validation-name="val70" table:style-name="ce148">
            <text:p>144</text:p>
          </table:table-cell>
          <table:table-cell office:value-type="float" office:value="143.35266974291363" table:content-validation-name="val68" table:style-name="ce146">
            <text:p>143.35</text:p>
          </table:table-cell>
          <table:table-cell office:value-type="float" office:value="283" table:content-validation-name="val70" table:style-name="ce148">
            <text:p>283</text:p>
          </table:table-cell>
          <table:table-cell office:value-type="float" office:value="280.99459459459462" table:content-validation-name="val68" table:style-name="ce146">
            <text:p>280.99</text:p>
          </table:table-cell>
          <table:table-cell office:value-type="float" office:value="0" table:content-validation-name="val68" table:style-name="ce146">
            <text:p>0.00</text:p>
          </table:table-cell>
          <table:table-cell office:value-type="float" office:value="0" table:content-validation-name="val69" table:style-name="ce150">
            <text:p>0.00</text:p>
          </table:table-cell>
          <table:table-cell office:value-type="float" office:value="427" table:formula="of:=SUM([.T3];[.V3];[.X3])" table:style-name="ce30">
            <text:p>427</text:p>
          </table:table-cell>
          <table:table-cell office:value-type="float" office:value="424.34726433750825" table:formula="of:=SUM([.U3];[.W3];[.Y3])" table:style-name="ce30">
            <text:p>424</text:p>
          </table:table-cell>
          <table:table-cell office:value-type="float" office:value="0" table:style-name="ce31">
            <text:p>0</text:p>
          </table:table-cell>
          <table:table-cell office:value-type="float" office:value="3763" table:formula="of:=[.R3]+[.Z3]" table:content-validation-name="val66" table:style-name="ce32">
            <text:p>3,763</text:p>
          </table:table-cell>
          <table:table-cell office:value-type="float" office:value="3554.4324895627287" table:formula="of:=[.S3]+[.AA3]" table:content-validation-name="val66" table:style-name="ce32">
            <text:p>3,554</text:p>
          </table:table-cell>
          <table:table-cell office:value-type="currency" office:value="16218062.33" table:content-validation-name="val71" table:style-name="ce33">
            <text:p>£16,218,062.33</text:p>
          </table:table-cell>
          <table:table-cell office:value-type="currency" office:value="85909.86" table:content-validation-name="val71" table:style-name="ce33">
            <text:p>£85,909.86</text:p>
          </table:table-cell>
          <table:table-cell office:value-type="currency" office:value="36000" table:content-validation-name="val71" table:style-name="ce33">
            <text:p>£36,000.00</text:p>
          </table:table-cell>
          <table:table-cell office:value-type="currency" office:value="32590.2" table:content-validation-name="val71" table:style-name="ce33">
            <text:p>£32,590.20</text:p>
          </table:table-cell>
          <table:table-cell office:value-type="currency" office:value="4632887.5" table:content-validation-name="val71" table:style-name="ce33">
            <text:p>£4,632,887.50</text:p>
          </table:table-cell>
          <table:table-cell office:value-type="currency" office:value="2242153.7200000002" table:content-validation-name="val71" table:style-name="ce33">
            <text:p>£2,242,153.72</text:p>
          </table:table-cell>
          <table:table-cell office:value-type="currency" office:value="23247603.609999999" table:formula="of:=SUM([.AE3:.AJ3])" table:style-name="ce34">
            <text:p>£23,247,603.61</text:p>
          </table:table-cell>
          <table:table-cell office:value-type="currency" office:value="1582109.74" table:content-validation-name="val71" table:style-name="ce35">
            <text:p>£1,582,109.74</text:p>
          </table:table-cell>
          <table:table-cell office:value-type="currency" office:value="1056.25" table:content-validation-name="val71" table:style-name="ce35">
            <text:p>£1,056.25</text:p>
          </table:table-cell>
          <table:table-cell office:value-type="currency" office:value="1583165.99" table:formula="of:=SUM([.AL3:.AM3])" table:style-name="ce36">
            <text:p>£1,583,165.99</text:p>
          </table:table-cell>
          <table:table-cell office:value-type="currency" office:value="24830769.599999998" table:formula="of:=SUM([.AN3];[.AK3])" table:style-name="ce34">
            <text:p>£24,830,769.6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139">
            <text:p>Attorney General's Departments</text:p>
          </table:table-cell>
          <table:table-cell office:value-type="float" office:value="2" table:content-validation-name="val67" table:style-name="ce141">
            <text:p>2.00</text:p>
          </table:table-cell>
          <table:table-cell office:value-type="float" office:value="2" table:content-validation-name="val68" table:style-name="ce143">
            <text:p>2.00</text:p>
          </table:table-cell>
          <table:table-cell office:value-type="float" office:value="1" table:content-validation-name="val67" table:style-name="ce141">
            <text:p>1.00</text:p>
          </table:table-cell>
          <table:table-cell office:value-type="float" office:value="1" table:content-validation-name="val68" table:style-name="ce143">
            <text:p>1.00</text:p>
          </table:table-cell>
          <table:table-cell office:value-type="float" office:value="1" table:content-validation-name="val67" table:style-name="ce141">
            <text:p>1.00</text:p>
          </table:table-cell>
          <table:table-cell office:value-type="float" office:value="1" table:content-validation-name="val68" table:style-name="ce143">
            <text:p>1.00</text:p>
          </table:table-cell>
          <table:table-cell office:value-type="float" office:value="22" table:content-validation-name="val67" table:style-name="ce141">
            <text:p>22.00</text:p>
          </table:table-cell>
          <table:table-cell office:value-type="float" office:value="21.659459459459462" table:content-validation-name="val68" table:style-name="ce143">
            <text:p>21.66</text:p>
          </table:table-cell>
          <table:table-cell office:value-type="float" office:value="2" table:content-validation-name="val67" table:style-name="ce141">
            <text:p>2.00</text:p>
          </table:table-cell>
          <table:table-cell office:value-type="float" office:value="2" table:content-validation-name="val68" table:style-name="ce143">
            <text:p>2.00</text:p>
          </table:table-cell>
          <table:table-cell office:value-type="float" office:value="0" table:content-validation-name="val67" table:style-name="ce141">
            <text:p>0.00</text:p>
          </table:table-cell>
          <table:table-cell office:value-type="float" office:value="0" table:content-validation-name="val68" table:style-name="ce143">
            <text:p>0.00</text:p>
          </table:table-cell>
          <table:table-cell office:value-type="float" office:value="28" table:formula="of:=SUM([.F4];[.H4];[.J4];[.L4];[.N4];[.P4])" table:content-validation-name="val66" table:style-name="ce19">
            <text:p>28</text:p>
          </table:table-cell>
          <table:table-cell office:value-type="float" office:value="27.659459459459462" table:formula="of:=SUM([.G4];[.I4];[.K4];[.M4];[.O4];[.Q4])" table:content-validation-name="val66" table:style-name="ce19">
            <text:p>28</text:p>
          </table:table-cell>
          <table:table-cell office:value-type="float" office:value="0" table:content-validation-name="val70" table:style-name="ce147">
            <text:p>0</text:p>
          </table:table-cell>
          <table:table-cell office:value-type="float" office:value="0" table:content-validation-name="val68" table:style-name="ce145">
            <text:p>0.00</text:p>
          </table:table-cell>
          <table:table-cell office:value-type="float" office:value="0" table:content-validation-name="val70" table:style-name="ce147">
            <text:p>0</text:p>
          </table:table-cell>
          <table:table-cell office:value-type="float" office:value="0" table:content-validation-name="val68" table:style-name="ce145">
            <text:p>0.00</text:p>
          </table:table-cell>
          <table:table-cell office:value-type="float" office:value="0" table:content-validation-name="val68" table:style-name="ce145">
            <text:p>0.00</text:p>
          </table:table-cell>
          <table:table-cell office:value-type="float" office:value="0" table:content-validation-name="val69" table:style-name="ce149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8" table:formula="of:=[.R4]+[.Z4]" table:content-validation-name="val66" table:style-name="ce22">
            <text:p>28</text:p>
          </table:table-cell>
          <table:table-cell office:value-type="float" office:value="27.659459459459462" table:formula="of:=[.S4]+[.AA4]" table:content-validation-name="val66" table:style-name="ce22">
            <text:p>28</text:p>
          </table:table-cell>
          <table:table-cell office:value-type="currency" office:value="156521.51999999999" table:content-validation-name="val71" table:style-name="ce15">
            <text:p>£156,521.52</text:p>
          </table:table-cell>
          <table:table-cell office:value-type="currency" office:value="968.61" table:content-validation-name="val71" table:style-name="ce15">
            <text:p>£968.61</text:p>
          </table:table-cell>
          <table:table-cell office:value-type="currency" office:value="500" table:content-validation-name="val71" table:style-name="ce15">
            <text:p>£500.00</text:p>
          </table:table-cell>
          <table:table-cell office:value-type="currency" office:value="0" table:content-validation-name="val71" table:style-name="ce15">
            <text:p>£0.00</text:p>
          </table:table-cell>
          <table:table-cell office:value-type="currency" office:value="45332.34" table:content-validation-name="val71" table:style-name="ce15">
            <text:p>£45,332.34</text:p>
          </table:table-cell>
          <table:table-cell office:value-type="currency" office:value="21884.52" table:content-validation-name="val71" table:style-name="ce15">
            <text:p>£21,884.52</text:p>
          </table:table-cell>
          <table:table-cell office:value-type="currency" office:value="225206.98999999996" table:formula="of:=SUM([.AE4:.AJ4])" table:style-name="ce23">
            <text:p>£225,206.99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content-validation-name="val71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25206.98999999996" table:formula="of:=SUM([.AN4];[.AK4])" table:style-name="ce23">
            <text:p>£225,206.99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39">
            <text:p>Attorney General's Departments</text:p>
          </table:table-cell>
          <table:table-cell office:value-type="float" office:value="1632" table:style-name="ce141">
            <text:p>1632.00</text:p>
          </table:table-cell>
          <table:table-cell office:value-type="float" office:value="1508.7145683769998" table:style-name="ce143">
            <text:p>1508.71</text:p>
          </table:table-cell>
          <table:table-cell office:value-type="float" office:value="1828" table:style-name="ce141">
            <text:p>1828.00</text:p>
          </table:table-cell>
          <table:table-cell office:value-type="float" office:value="1713.8194575670991" table:style-name="ce143">
            <text:p>1713.82</text:p>
          </table:table-cell>
          <table:table-cell office:value-type="float" office:value="1267" table:style-name="ce141">
            <text:p>1267.00</text:p>
          </table:table-cell>
          <table:table-cell office:value-type="float" office:value="1226.5826889183995" table:style-name="ce143">
            <text:p>1226.58</text:p>
          </table:table-cell>
          <table:table-cell office:value-type="float" office:value="3359" table:style-name="ce141">
            <text:p>3359.00</text:p>
          </table:table-cell>
          <table:table-cell office:value-type="float" office:value="3123.0313564848043" table:style-name="ce143">
            <text:p>3123.03</text:p>
          </table:table-cell>
          <table:table-cell office:value-type="float" office:value="100" table:style-name="ce141">
            <text:p>100.00</text:p>
          </table:table-cell>
          <table:table-cell office:value-type="float" office:value="98.327027027" table:style-name="ce143">
            <text:p>98.33</text:p>
          </table:table-cell>
          <table:table-cell office:value-type="float" office:value="0" table:style-name="ce141">
            <text:p>0.00</text:p>
          </table:table-cell>
          <table:table-cell office:value-type="float" office:value="0" table:style-name="ce143">
            <text:p>0.00</text:p>
          </table:table-cell>
          <table:table-cell office:value-type="float" office:value="8186" table:formula="of:=SUM([.F5];[.H5];[.J5];[.L5];[.N5];[.P5])" table:content-validation-name="val66" table:style-name="ce19">
            <text:p>8,186</text:p>
          </table:table-cell>
          <table:table-cell office:value-type="float" office:value="7670.4750983743033" table:formula="of:=SUM([.G5];[.I5];[.K5];[.M5];[.O5];[.Q5])" table:content-validation-name="val66" table:style-name="ce19">
            <text:p>7,670</text:p>
          </table:table-cell>
          <table:table-cell office:value-type="float" office:value="3" table:style-name="ce147">
            <text:p>3</text:p>
          </table:table-cell>
          <table:table-cell office:value-type="float" office:value="3" table:style-name="ce145">
            <text:p>3.00</text:p>
          </table:table-cell>
          <table:table-cell office:value-type="float" office:value="12" table:style-name="ce147">
            <text:p>12</text:p>
          </table:table-cell>
          <table:table-cell office:value-type="float" office:value="12" table:style-name="ce145">
            <text:p>12.00</text:p>
          </table:table-cell>
          <table:table-cell office:value-type="float" office:value="26" table:style-name="ce145">
            <text:p>26.00</text:p>
          </table:table-cell>
          <table:table-cell office:value-type="float" office:value="26" table:style-name="ce149">
            <text:p>26.00</text:p>
          </table:table-cell>
          <table:table-cell office:value-type="float" office:value="41" table:formula="of:=SUM([.T5];[.V5];[.X5])" table:style-name="ce20">
            <text:p>41</text:p>
          </table:table-cell>
          <table:table-cell office:value-type="float" office:value="41" table:formula="of:=SUM([.U5];[.W5];[.Y5])" table:style-name="ce20">
            <text:p>41</text:p>
          </table:table-cell>
          <table:table-cell office:value-type="float" office:value="0" table:style-name="ce37">
            <text:p>0</text:p>
          </table:table-cell>
          <table:table-cell office:value-type="float" office:value="8227" table:formula="of:=[.R5]+[.Z5]" table:content-validation-name="val66" table:style-name="ce22">
            <text:p>8,227</text:p>
          </table:table-cell>
          <table:table-cell office:value-type="float" office:value="7711.4750983743033" table:formula="of:=[.S5]+[.AA5]" table:content-validation-name="val66" table:style-name="ce22">
            <text:p>7,711</text:p>
          </table:table-cell>
          <table:table-cell office:value-type="currency" office:value="30244775.879999999" table:style-name="ce15">
            <text:p>£30,244,775.88</text:p>
          </table:table-cell>
          <table:table-cell office:value-type="currency" office:value="515023.68" table:style-name="ce15">
            <text:p>£515,023.68</text:p>
          </table:table-cell>
          <table:table-cell office:value-type="currency" office:value="0" table:style-name="ce15">
            <text:p>£0.00</text:p>
          </table:table-cell>
          <table:table-cell office:value-type="currency" office:value="131062.67" table:style-name="ce15">
            <text:p>£131,062.67</text:p>
          </table:table-cell>
          <table:table-cell office:value-type="currency" office:value="8784625.2799999993" table:style-name="ce15">
            <text:p>£8,784,625.28</text:p>
          </table:table-cell>
          <table:table-cell office:value-type="currency" office:value="4291562.34" table:style-name="ce15">
            <text:p>£4,291,562.34</text:p>
          </table:table-cell>
          <table:table-cell office:value-type="currency" office:value="43967049.849999994" table:formula="of:=SUM([.AE5:.AJ5])" table:style-name="ce23">
            <text:p>£43,967,049.85</text:p>
          </table:table-cell>
          <table:table-cell office:value-type="currency" office:value="479539.24999999983" table:style-name="ce17">
            <text:p>£479,539.25</text:p>
          </table:table-cell>
          <table:table-cell office:value-type="currency" office:value="0" table:style-name="ce17">
            <text:p>£0.00</text:p>
          </table:table-cell>
          <table:table-cell office:value-type="currency" office:value="479539.24999999983" table:formula="of:=SUM([.AL5:.AM5])" table:style-name="ce24">
            <text:p>£479,539.25</text:p>
          </table:table-cell>
          <table:table-cell office:value-type="currency" office:value="44446589.099999994" table:formula="of:=SUM([.AN5];[.AK5])" table:style-name="ce23">
            <text:p>£44,446,589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151">
            <text:p>Attorney General's Departments</text:p>
          </table:table-cell>
          <table:table-cell table:content-validation-name="val74" table:style-name="ce153"/>
          <table:table-cell table:content-validation-name="val75" table:style-name="ce155"/>
          <table:table-cell table:content-validation-name="val74" table:style-name="ce153"/>
          <table:table-cell table:content-validation-name="val75" table:style-name="ce155"/>
          <table:table-cell table:content-validation-name="val74" table:style-name="ce153"/>
          <table:table-cell table:content-validation-name="val75" table:style-name="ce155"/>
          <table:table-cell table:content-validation-name="val74" table:style-name="ce153"/>
          <table:table-cell table:content-validation-name="val75" table:style-name="ce155"/>
          <table:table-cell table:content-validation-name="val74" table:style-name="ce153"/>
          <table:table-cell table:content-validation-name="val75" table:style-name="ce155"/>
          <table:table-cell office:value-type="float" office:value="0" table:content-validation-name="val74" table:style-name="ce153">
            <text:p>0.00</text:p>
          </table:table-cell>
          <table:table-cell office:value-type="float" office:value="0" table:content-validation-name="val75" table:style-name="ce155">
            <text:p>0.00</text:p>
          </table:table-cell>
          <table:table-cell office:value-type="float" office:value="0" table:formula="of:=SUM([.F2];[.H2];[.J2];[.L2];[.N2];[.P2])" table:content-validation-name="val73" table:style-name="ce19">
            <text:p>0</text:p>
          </table:table-cell>
          <table:table-cell office:value-type="float" office:value="0" table:formula="of:=SUM([.G2];[.I2];[.K2];[.M2];[.O2];[.Q2])" table:content-validation-name="val73" table:style-name="ce19">
            <text:p>0</text:p>
          </table:table-cell>
          <table:table-cell table:content-validation-name="val77" table:style-name="ce157"/>
          <table:table-cell table:content-validation-name="val75" table:style-name="ce159"/>
          <table:table-cell table:content-validation-name="val77" table:style-name="ce157"/>
          <table:table-cell table:content-validation-name="val75" table:style-name="ce159"/>
          <table:table-cell office:value-type="float" office:value="0" table:content-validation-name="val75" table:style-name="ce159">
            <text:p>0.00</text:p>
          </table:table-cell>
          <table:table-cell office:value-type="float" office:value="0" table:content-validation-name="val76" table:style-name="ce16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73" table:style-name="ce22">
            <text:p>0</text:p>
          </table:table-cell>
          <table:table-cell office:value-type="float" office:value="0" table:formula="of:=[.S2]+[.AA2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February</text:p>
          </table:table-cell>
          <table:table-cell office:value-type="string" table:content-validation-name="val72" table:style-name="ce26">
            <text:p>Government Legal Department</text:p>
          </table:table-cell>
          <table:table-cell office:value-type="string" table:content-validation-name="val72" table:style-name="ce26">
            <text:p>Non-Ministerial Department</text:p>
          </table:table-cell>
          <table:table-cell office:value-type="string" table:content-validation-name="val72" table:style-name="ce152">
            <text:p>Attorney General's Departments</text:p>
          </table:table-cell>
          <table:table-cell table:content-validation-name="val74" table:style-name="ce154"/>
          <table:table-cell table:content-validation-name="val75" table:style-name="ce156"/>
          <table:table-cell table:content-validation-name="val74" table:style-name="ce154"/>
          <table:table-cell table:content-validation-name="val75" table:style-name="ce156"/>
          <table:table-cell table:content-validation-name="val74" table:style-name="ce154"/>
          <table:table-cell table:content-validation-name="val75" table:style-name="ce156"/>
          <table:table-cell table:content-validation-name="val74" table:style-name="ce154"/>
          <table:table-cell table:content-validation-name="val75" table:style-name="ce156"/>
          <table:table-cell table:content-validation-name="val74" table:style-name="ce154"/>
          <table:table-cell table:content-validation-name="val75" table:style-name="ce156"/>
          <table:table-cell office:value-type="float" office:value="0" table:content-validation-name="val74" table:style-name="ce154">
            <text:p>0.00</text:p>
          </table:table-cell>
          <table:table-cell office:value-type="float" office:value="0" table:content-validation-name="val75" table:style-name="ce156">
            <text:p>0.00</text:p>
          </table:table-cell>
          <table:table-cell office:value-type="float" office:value="0" table:formula="of:=SUM([.F3];[.H3];[.J3];[.L3];[.N3];[.P3])" table:content-validation-name="val73" table:style-name="ce28">
            <text:p>0</text:p>
          </table:table-cell>
          <table:table-cell office:value-type="float" office:value="0" table:formula="of:=SUM([.G3];[.I3];[.K3];[.M3];[.O3];[.Q3])" table:content-validation-name="val73" table:style-name="ce28">
            <text:p>0</text:p>
          </table:table-cell>
          <table:table-cell table:content-validation-name="val77" table:style-name="ce160"/>
          <table:table-cell table:content-validation-name="val75" table:style-name="ce158"/>
          <table:table-cell table:content-validation-name="val77" table:style-name="ce160"/>
          <table:table-cell table:content-validation-name="val75" table:style-name="ce158"/>
          <table:table-cell office:value-type="float" office:value="0" table:content-validation-name="val75" table:style-name="ce158">
            <text:p>0.00</text:p>
          </table:table-cell>
          <table:table-cell office:value-type="float" office:value="0" table:content-validation-name="val76" table:style-name="ce162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73" table:style-name="ce32">
            <text:p>0</text:p>
          </table:table-cell>
          <table:table-cell office:value-type="float" office:value="0" table:formula="of:=[.S3]+[.AA3]" table:content-validation-name="val73" table:style-name="ce32">
            <text:p>0</text:p>
          </table:table-cell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8" table:style-name="ce35"/>
          <table:table-cell table:content-validation-name="val7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151">
            <text:p>Attorney General's Departments</text:p>
          </table:table-cell>
          <table:table-cell table:content-validation-name="val74" table:style-name="ce153"/>
          <table:table-cell table:content-validation-name="val75" table:style-name="ce155"/>
          <table:table-cell table:content-validation-name="val74" table:style-name="ce153"/>
          <table:table-cell table:content-validation-name="val75" table:style-name="ce155"/>
          <table:table-cell table:content-validation-name="val74" table:style-name="ce153"/>
          <table:table-cell table:content-validation-name="val75" table:style-name="ce155"/>
          <table:table-cell table:content-validation-name="val74" table:style-name="ce153"/>
          <table:table-cell table:content-validation-name="val75" table:style-name="ce155"/>
          <table:table-cell table:content-validation-name="val74" table:style-name="ce153"/>
          <table:table-cell table:content-validation-name="val75" table:style-name="ce155"/>
          <table:table-cell office:value-type="float" office:value="0" table:content-validation-name="val74" table:style-name="ce153">
            <text:p>0.00</text:p>
          </table:table-cell>
          <table:table-cell office:value-type="float" office:value="0" table:content-validation-name="val75" table:style-name="ce155">
            <text:p>0.00</text:p>
          </table:table-cell>
          <table:table-cell office:value-type="float" office:value="0" table:formula="of:=SUM([.F4];[.H4];[.J4];[.L4];[.N4];[.P4])" table:content-validation-name="val73" table:style-name="ce19">
            <text:p>0</text:p>
          </table:table-cell>
          <table:table-cell office:value-type="float" office:value="0" table:formula="of:=SUM([.G4];[.I4];[.K4];[.M4];[.O4];[.Q4])" table:content-validation-name="val73" table:style-name="ce19">
            <text:p>0</text:p>
          </table:table-cell>
          <table:table-cell table:content-validation-name="val77" table:style-name="ce157"/>
          <table:table-cell table:content-validation-name="val75" table:style-name="ce159"/>
          <table:table-cell table:content-validation-name="val77" table:style-name="ce157"/>
          <table:table-cell table:content-validation-name="val75" table:style-name="ce159"/>
          <table:table-cell table:content-validation-name="val75" table:style-name="ce159"/>
          <table:table-cell table:content-validation-name="val76" table:style-name="ce161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73" table:style-name="ce22">
            <text:p>0</text:p>
          </table:table-cell>
          <table:table-cell office:value-type="float" office:value="0" table:formula="of:=[.S4]+[.AA4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51">
            <text:p>Attorney General's Departments</text:p>
          </table:table-cell>
          <table:table-cell table:style-name="ce153"/>
          <table:table-cell table:style-name="ce155"/>
          <table:table-cell table:style-name="ce153"/>
          <table:table-cell table:style-name="ce155"/>
          <table:table-cell table:style-name="ce153"/>
          <table:table-cell table:style-name="ce155"/>
          <table:table-cell table:style-name="ce153"/>
          <table:table-cell table:style-name="ce155"/>
          <table:table-cell table:style-name="ce153"/>
          <table:table-cell table:style-name="ce155"/>
          <table:table-cell table:style-name="ce153"/>
          <table:table-cell table:style-name="ce155"/>
          <table:table-cell office:value-type="float" office:value="0" table:formula="of:=SUM([.F5];[.H5];[.J5];[.L5];[.N5];[.P5])" table:content-validation-name="val73" table:style-name="ce19">
            <text:p>0</text:p>
          </table:table-cell>
          <table:table-cell office:value-type="float" office:value="0" table:formula="of:=SUM([.G5];[.I5];[.K5];[.M5];[.O5];[.Q5])" table:content-validation-name="val73" table:style-name="ce19">
            <text:p>0</text:p>
          </table:table-cell>
          <table:table-cell table:style-name="ce157"/>
          <table:table-cell table:style-name="ce159"/>
          <table:table-cell table:style-name="ce157"/>
          <table:table-cell table:style-name="ce159"/>
          <table:table-cell table:style-name="ce159"/>
          <table:table-cell table:style-name="ce161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73" table:style-name="ce22">
            <text:p>0</text:p>
          </table:table-cell>
          <table:table-cell office:value-type="float" office:value="0" table:formula="of:=[.S5]+[.AA5]" table:content-validation-name="val7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163">
            <text:p>Attorney General's Departments</text:p>
          </table:table-cell>
          <table:table-cell table:content-validation-name="val83" table:style-name="ce167"/>
          <table:table-cell table:content-validation-name="val82" table:style-name="ce165"/>
          <table:table-cell table:content-validation-name="val83" table:style-name="ce167"/>
          <table:table-cell table:content-validation-name="val82" table:style-name="ce165"/>
          <table:table-cell table:content-validation-name="val83" table:style-name="ce167"/>
          <table:table-cell table:content-validation-name="val82" table:style-name="ce165"/>
          <table:table-cell table:content-validation-name="val83" table:style-name="ce167"/>
          <table:table-cell table:content-validation-name="val82" table:style-name="ce165"/>
          <table:table-cell table:content-validation-name="val83" table:style-name="ce167"/>
          <table:table-cell table:content-validation-name="val82" table:style-name="ce165"/>
          <table:table-cell office:value-type="float" office:value="0" table:content-validation-name="val83" table:style-name="ce167">
            <text:p>0.00</text:p>
          </table:table-cell>
          <table:table-cell office:value-type="float" office:value="0" table:content-validation-name="val82" table:style-name="ce165">
            <text:p>0.00</text:p>
          </table:table-cell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169"/>
          <table:table-cell table:content-validation-name="val82" table:style-name="ce165"/>
          <table:table-cell table:content-validation-name="val80" table:style-name="ce169"/>
          <table:table-cell table:content-validation-name="val82" table:style-name="ce165"/>
          <table:table-cell office:value-type="float" office:value="0" table:content-validation-name="val82" table:style-name="ce165">
            <text:p>0.00</text:p>
          </table:table-cell>
          <table:table-cell office:value-type="float" office:value="0" table:content-validation-name="val81" table:style-name="ce17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March</text:p>
          </table:table-cell>
          <table:table-cell office:value-type="string" table:content-validation-name="val85" table:style-name="ce26">
            <text:p>Government Legal Department</text:p>
          </table:table-cell>
          <table:table-cell office:value-type="string" table:content-validation-name="val85" table:style-name="ce26">
            <text:p>Non-Ministerial Department</text:p>
          </table:table-cell>
          <table:table-cell office:value-type="string" table:content-validation-name="val85" table:style-name="ce164">
            <text:p>Attorney General's Departments</text:p>
          </table:table-cell>
          <table:table-cell table:content-validation-name="val83" table:style-name="ce168"/>
          <table:table-cell table:content-validation-name="val82" table:style-name="ce166"/>
          <table:table-cell table:content-validation-name="val83" table:style-name="ce168"/>
          <table:table-cell table:content-validation-name="val82" table:style-name="ce166"/>
          <table:table-cell table:content-validation-name="val83" table:style-name="ce168"/>
          <table:table-cell table:content-validation-name="val82" table:style-name="ce166"/>
          <table:table-cell table:content-validation-name="val83" table:style-name="ce168"/>
          <table:table-cell table:content-validation-name="val82" table:style-name="ce166"/>
          <table:table-cell table:content-validation-name="val83" table:style-name="ce168"/>
          <table:table-cell table:content-validation-name="val82" table:style-name="ce166"/>
          <table:table-cell office:value-type="float" office:value="0" table:content-validation-name="val83" table:style-name="ce168">
            <text:p>0.00</text:p>
          </table:table-cell>
          <table:table-cell office:value-type="float" office:value="0" table:content-validation-name="val82" table:style-name="ce166">
            <text:p>0.00</text:p>
          </table:table-cell>
          <table:table-cell office:value-type="float" office:value="0" table:formula="of:=SUM([.F3];[.H3];[.J3];[.L3];[.N3];[.P3])" table:content-validation-name="val84" table:style-name="ce28">
            <text:p>0</text:p>
          </table:table-cell>
          <table:table-cell office:value-type="float" office:value="0" table:formula="of:=SUM([.G3];[.I3];[.K3];[.M3];[.O3];[.Q3])" table:content-validation-name="val84" table:style-name="ce28">
            <text:p>0</text:p>
          </table:table-cell>
          <table:table-cell table:content-validation-name="val80" table:style-name="ce170"/>
          <table:table-cell table:content-validation-name="val82" table:style-name="ce166"/>
          <table:table-cell table:content-validation-name="val80" table:style-name="ce170"/>
          <table:table-cell table:content-validation-name="val82" table:style-name="ce166"/>
          <table:table-cell office:value-type="float" office:value="0" table:content-validation-name="val82" table:style-name="ce166">
            <text:p>0.00</text:p>
          </table:table-cell>
          <table:table-cell office:value-type="float" office:value="0" table:content-validation-name="val81" table:style-name="ce172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84" table:style-name="ce32">
            <text:p>0</text:p>
          </table:table-cell>
          <table:table-cell office:value-type="float" office:value="0" table:formula="of:=[.S3]+[.AA3]" table:content-validation-name="val84" table:style-name="ce32">
            <text:p>0</text:p>
          </table:table-cell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9" table:style-name="ce35"/>
          <table:table-cell table:content-validation-name="val79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163">
            <text:p>Attorney General's Departments</text:p>
          </table:table-cell>
          <table:table-cell table:content-validation-name="val83" table:style-name="ce167"/>
          <table:table-cell table:content-validation-name="val82" table:style-name="ce165"/>
          <table:table-cell table:content-validation-name="val83" table:style-name="ce167"/>
          <table:table-cell table:content-validation-name="val82" table:style-name="ce165"/>
          <table:table-cell table:content-validation-name="val83" table:style-name="ce167"/>
          <table:table-cell table:content-validation-name="val82" table:style-name="ce165"/>
          <table:table-cell table:content-validation-name="val83" table:style-name="ce167"/>
          <table:table-cell table:content-validation-name="val82" table:style-name="ce165"/>
          <table:table-cell table:content-validation-name="val83" table:style-name="ce167"/>
          <table:table-cell table:content-validation-name="val82" table:style-name="ce165"/>
          <table:table-cell office:value-type="float" office:value="0" table:content-validation-name="val83" table:style-name="ce167">
            <text:p>0.00</text:p>
          </table:table-cell>
          <table:table-cell office:value-type="float" office:value="0" table:content-validation-name="val82" table:style-name="ce165">
            <text:p>0.00</text:p>
          </table:table-cell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169"/>
          <table:table-cell table:content-validation-name="val82" table:style-name="ce165"/>
          <table:table-cell table:content-validation-name="val80" table:style-name="ce169"/>
          <table:table-cell table:content-validation-name="val82" table:style-name="ce165"/>
          <table:table-cell office:value-type="float" office:value="0" table:content-validation-name="val82" table:style-name="ce165">
            <text:p>0.00</text:p>
          </table:table-cell>
          <table:table-cell office:value-type="float" office:value="0" table:content-validation-name="val81" table:style-name="ce17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63">
            <text:p>Attorney General's Departments</text:p>
          </table:table-cell>
          <table:table-cell table:style-name="ce167"/>
          <table:table-cell table:style-name="ce165"/>
          <table:table-cell table:style-name="ce167"/>
          <table:table-cell table:style-name="ce165"/>
          <table:table-cell table:style-name="ce167"/>
          <table:table-cell table:style-name="ce165"/>
          <table:table-cell table:style-name="ce167"/>
          <table:table-cell table:style-name="ce165"/>
          <table:table-cell table:style-name="ce167"/>
          <table:table-cell table:style-name="ce165"/>
          <table:table-cell table:style-name="ce167"/>
          <table:table-cell table:style-name="ce165"/>
          <table:table-cell office:value-type="float" office:value="0" table:formula="of:=SUM([.F5];[.H5];[.J5];[.L5];[.N5];[.P5])" table:content-validation-name="val84" table:style-name="ce19">
            <text:p>0</text:p>
          </table:table-cell>
          <table:table-cell office:value-type="float" office:value="0" table:formula="of:=SUM([.G5];[.I5];[.K5];[.M5];[.O5];[.Q5])" table:content-validation-name="val84" table:style-name="ce19">
            <text:p>0</text:p>
          </table:table-cell>
          <table:table-cell table:style-name="ce169"/>
          <table:table-cell table:style-name="ce165"/>
          <table:table-cell table:style-name="ce169"/>
          <table:table-cell table:style-name="ce165"/>
          <table:table-cell table:style-name="ce165"/>
          <table:table-cell table:style-name="ce171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84" table:style-name="ce22">
            <text:p>0</text:p>
          </table:table-cell>
          <table:table-cell office:value-type="float" office:value="0" table:formula="of:=[.S5]+[.AA5]" table:content-validation-name="val84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>
      <number:currency-symbol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7" style:family="table-cell">
      <style:table-cell-properties fo:background-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Helen Demetriou</meta:initial-creator>
    <dc:creator>Helen Demetriou</dc:creator>
    <meta:creation-date>2022-05-16T16:05:07Z</meta:creation-date>
    <dc:date>2026-02-16T12:35:39Z</dc:date>
  </office:meta>
</office:document-meta>
</file>